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3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efefef" fo:color="#980000"/>
    </style:style>
    <style:style style:name="T12_2" style:family="text">
      <style:text-properties fo:background-color="#efefef" fo:color="#980000"/>
    </style:style>
    <style:style style:name="T12_3" style:family="text">
      <style:text-properties fo:background-color="#efefef" fo:color="#980000"/>
    </style:style>
    <style:style style:name="T12_4" style:family="text">
      <style:text-properties fo:background-color="#efefef" fo:color="#980000"/>
    </style:style>
    <style:style style:name="T12_5" style:family="text">
      <style:text-properties fo:background-color="#efefef" fo:color="#980000"/>
    </style:style>
    <style:style style:name="T12_6" style:family="text">
      <style:text-properties fo:background-color="#efefef" fo:color="#980000"/>
    </style:style>
    <style:style style:name="T12_7" style:family="text">
      <style:text-properties fo:background-color="#efefef" fo:color="#980000"/>
    </style:style>
    <style:style style:name="T12_8" style:family="text">
      <style:text-properties fo:background-color="#efefef" fo:color="#980000"/>
    </style:style>
    <style:style style:name="T12_9" style:family="text">
      <style:text-properties fo:background-color="#efefef" fo:color="#980000"/>
    </style:style>
    <style:style style:name="T12_10" style:family="text">
      <style:text-properties fo:background-color="#efefef" fo:color="#980000"/>
    </style:style>
    <style:style style:name="T12_11" style:family="text">
      <style:text-properties fo:background-color="#efefef" fo:color="#980000"/>
    </style:style>
    <style:style style:name="T12_12" style:family="text">
      <style:text-properties fo:background-color="#efefef" fo:color="#980000"/>
    </style:style>
    <style:style style:name="T12_13" style:family="text">
      <style:text-properties fo:background-color="#efefef" fo:color="#980000"/>
    </style:style>
    <style:style style:name="T12_14" style:family="text">
      <style:text-properties fo:background-color="#efefef" fo:color="#980000"/>
    </style:style>
    <style:style style:name="T12_15" style:family="text">
      <style:text-properties fo:background-color="#efefef" fo:color="#980000"/>
    </style:style>
    <style:style style:name="T12_16" style:family="text">
      <style:text-properties fo:background-color="#efefef" fo:color="#980000"/>
    </style:style>
    <style:style style:name="T12_17" style:family="text">
      <style:text-properties fo:background-color="#efefef" fo:color="#980000"/>
    </style:style>
    <style:style style:name="T12_18" style:family="text">
      <style:text-properties fo:background-color="#efefef" fo:color="#980000"/>
    </style:style>
    <style:style style:name="T12_19" style:family="text">
      <style:text-properties fo:background-color="#efefef" fo:color="#980000"/>
    </style:style>
    <style:style style:name="T12_20" style:family="text">
      <style:text-properties fo:background-color="#efefef" fo:color="#980000"/>
    </style:style>
    <style:style style:name="T12_21" style:family="text">
      <style:text-properties fo:background-color="#efefef" fo:color="#980000"/>
    </style:style>
    <style:style style:name="T12_22" style:family="text">
      <style:text-properties fo:background-color="#efefef" fo:color="#980000"/>
    </style:style>
    <style:style style:name="T12_23" style:family="text">
      <style:text-properties fo:background-color="#efefef" fo:color="#980000"/>
    </style:style>
    <style:style style:name="T12_24" style:family="text">
      <style:text-properties fo:background-color="#efefef" fo:color="#980000"/>
    </style:style>
    <style:style style:name="T12_25" style:family="text">
      <style:text-properties fo:background-color="#efefef" fo:color="#980000"/>
    </style:style>
    <style:style style:name="T12_26" style:family="text">
      <style:text-properties fo:background-color="#efefef" fo:color="#980000"/>
    </style:style>
    <style:style style:name="T12_27" style:family="text">
      <style:text-properties fo:background-color="#efefef" fo:color="#980000"/>
    </style:style>
    <style:style style:name="T12_28" style:family="text">
      <style:text-properties fo:background-color="#efefef" fo:color="#980000"/>
    </style:style>
    <style:style style:name="T12_29" style:family="text">
      <style:text-properties fo:background-color="#efefef" fo:color="#980000"/>
    </style:style>
    <style:style style:name="T12_30" style:family="text">
      <style:text-properties fo:background-color="#efefef" fo:color="#980000"/>
    </style:style>
    <style:style style:name="T12_31" style:family="text">
      <style:text-properties fo:background-color="#efefef" fo:color="#980000"/>
    </style:style>
    <style:style style:name="T12_32" style:family="text">
      <style:text-properties fo:background-color="#efefef" fo:color="#980000"/>
    </style:style>
    <style:style style:name="T12_33" style:family="text">
      <style:text-properties fo:background-color="#efefef" fo:color="#980000"/>
    </style:style>
    <style:style style:name="T12_34" style:family="text">
      <style:text-properties fo:background-color="#efefef" fo:color="#980000"/>
    </style:style>
    <style:style style:name="T12_35" style:family="text">
      <style:text-properties fo:background-color="#efefef" fo:color="#980000"/>
    </style:style>
    <style:style style:name="T12_36" style:family="text">
      <style:text-properties fo:background-color="#efefef" fo:color="#980000"/>
    </style:style>
    <style:style style:name="T12_37" style:family="text">
      <style:text-properties fo:background-color="#efefef" fo:color="#980000"/>
    </style:style>
    <style:style style:name="T12_38" style:family="text">
      <style:text-properties fo:background-color="#efefef" fo:color="#980000"/>
    </style:style>
    <style:style style:name="T12_39" style:family="text">
      <style:text-properties fo:background-color="#efefef" fo:color="#980000"/>
    </style:style>
    <style:style style:name="T12_40" style:family="text">
      <style:text-properties fo:background-color="#efefef" fo:color="#980000"/>
    </style:style>
    <style:style style:name="T12_41" style:family="text">
      <style:text-properties fo:background-color="#efefef" fo:color="#980000"/>
    </style:style>
    <style:style style:name="T12_42" style:family="text">
      <style:text-properties fo:background-color="#efefef" fo:color="#980000"/>
    </style:style>
    <style:style style:name="T12_43" style:family="text">
      <style:text-properties fo:background-color="#efefef" fo:color="#980000"/>
    </style:style>
    <style:style style:name="T12_44" style:family="text">
      <style:text-properties fo:background-color="#efefef" fo:color="#980000"/>
    </style:style>
    <style:style style:name="T12_45" style:family="text">
      <style:text-properties fo:background-color="#efefef" fo:color="#980000"/>
    </style:style>
    <style:style style:name="T12_46" style:family="text">
      <style:text-properties fo:background-color="#efefef" fo:color="#980000"/>
    </style:style>
    <style:style style:name="T12_47" style:family="text">
      <style:text-properties fo:background-color="#efefef" fo:color="#980000"/>
    </style:style>
    <style:style style:name="T12_48" style:family="text">
      <style:text-properties fo:background-color="#efefef" fo:color="#980000"/>
    </style:style>
    <style:style style:name="T12_49" style:family="text">
      <style:text-properties fo:background-color="#efefef" fo:color="#980000"/>
    </style:style>
    <style:style style:name="T12_50" style:family="text">
      <style:text-properties fo:background-color="#efefef" fo:color="#980000"/>
    </style:style>
    <style:style style:name="T12_51" style:family="text">
      <style:text-properties fo:background-color="#efefef" fo:color="#980000"/>
    </style:style>
    <style:style style:name="T12_52" style:family="text">
      <style:text-properties fo:background-color="#efefef" fo:color="#980000"/>
    </style:style>
    <style:style style:name="T12_53" style:family="text">
      <style:text-properties fo:background-color="#efefef" fo:color="#980000"/>
    </style:style>
    <style:style style:name="T12_54" style:family="text">
      <style:text-properties fo:background-color="#efefef" fo:color="#980000"/>
    </style:style>
    <style:style style:name="T12_55" style:family="text">
      <style:text-properties fo:background-color="#efefef" fo:color="#980000"/>
    </style:style>
    <style:style style:name="T12_56" style:family="text">
      <style:text-properties fo:background-color="#efefef" fo:color="#980000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3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Heading_20_3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_3" style:family="text">
      <style:text-properties fo:font-style="italic" style:font-style-asian="italic" style:font-style-complex="italic"/>
    </style:style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T17_6" style:family="text">
      <style:text-properties fo:font-style="italic" style:font-style-asian="italic" style:font-style-complex="italic"/>
    </style:style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>
      <style:text-properties fo:font-style="italic" style:font-style-asian="italic" style:font-style-complex="italic"/>
    </style:style>
    <style:style style:name="T17_12" style:family="text">
      <style:text-properties fo:font-style="italic" style:font-style-asian="italic" style:font-style-complex="italic"/>
    </style:style>
    <style:style style:name="T17_13" style:family="text"/>
    <style:style style:name="T17_14" style:family="text">
      <style:text-properties fo:font-style="italic" style:font-style-asian="italic" style:font-style-complex="italic"/>
    </style:style>
    <style:style style:name="T17_15" style:family="text"/>
    <style:style style:name="T17_1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_17" style:family="text">
      <style:text-properties fo:font-style="italic" style:font-style-asian="italic" style:font-style-complex="italic"/>
    </style:style>
    <style:style style:name="T17_18" style:family="text">
      <style:text-properties fo:font-style="italic" style:font-style-asian="italic" style:font-style-complex="italic"/>
    </style:style>
    <style:style style:name="T17_19" style:family="text">
      <style:text-properties fo:font-style="italic" style:font-style-asian="italic" style:font-style-complex="italic"/>
    </style:style>
    <style:style style:name="T17_20" style:family="text">
      <style:text-properties fo:font-style="italic" style:font-style-asian="italic" style:font-style-complex="italic"/>
    </style:style>
    <style:style style:name="T17_21" style:family="text">
      <style:text-properties fo:font-style="italic" style:font-style-asian="italic" style:font-style-complex="italic"/>
    </style:style>
    <style:style style:name="T17_22" style:family="text">
      <style:text-properties fo:font-style="italic" style:font-style-asian="italic" style:font-style-complex="italic"/>
    </style:style>
    <style:style style:name="T17_23" style:family="text">
      <style:text-properties fo:font-style="italic" style:font-style-asian="italic" style:font-style-complex="italic"/>
    </style:style>
    <style:style style:name="T17_24" style:family="text">
      <style:text-properties fo:font-style="italic" style:font-style-asian="italic" style:font-style-complex="italic"/>
    </style:style>
    <style:style style:name="T17_25" style:family="text">
      <style:text-properties fo:font-style="italic" style:font-style-asian="italic" style:font-style-complex="italic"/>
    </style:style>
    <style:style style:name="T17_26" style:family="text">
      <style:text-properties fo:font-style="italic" style:font-style-asian="italic" style:font-style-complex="italic"/>
    </style:style>
    <style:style style:name="T17_27" style:family="text">
      <style:text-properties fo:font-style="italic" style:font-style-asian="italic" style:font-style-complex="italic"/>
    </style:style>
    <style:style style:name="T17_28" style:family="text">
      <style:text-properties fo:font-style="italic" style:font-style-asian="italic" style:font-style-complex="italic"/>
    </style:style>
    <style:style style:name="T17_29" style:family="text">
      <style:text-properties fo:font-style="italic" style:font-style-asian="italic" style:font-style-complex="italic"/>
    </style:style>
    <style:style style:name="T17_30" style:family="text">
      <style:text-properties fo:font-style="italic" style:font-style-asian="italic" style:font-style-complex="italic"/>
    </style:style>
    <style:style style:name="T17_31" style:family="text">
      <style:text-properties fo:font-style="italic" style:font-style-asian="italic" style:font-style-complex="italic"/>
    </style:style>
    <style:style style:name="T17_32" style:family="text">
      <style:text-properties fo:font-style="italic" style:font-style-asian="italic" style:font-style-complex="italic"/>
    </style:style>
    <style:style style:name="T17_33" style:family="text">
      <style:text-properties fo:font-style="italic" style:font-style-asian="italic" style:font-style-complex="italic"/>
    </style:style>
    <style:style style:name="T17_34" style:family="text">
      <style:text-properties fo:font-style="italic" style:font-style-asian="italic" style:font-style-complex="italic"/>
    </style:style>
    <style:style style:name="T17_35" style:family="text">
      <style:text-properties fo:font-style="italic" style:font-style-asian="italic" style:font-style-complex="italic"/>
    </style:style>
    <style:style style:name="T17_36" style:family="text">
      <style:text-properties fo:font-style="italic" style:font-style-asian="italic" style:font-style-complex="italic"/>
    </style:style>
    <style:style style:name="T17_37" style:family="text">
      <style:text-properties fo:font-style="italic" style:font-style-asian="italic" style:font-style-complex="italic"/>
    </style:style>
    <style:style style:name="T17_38" style:family="text">
      <style:text-properties fo:font-style="italic" style:font-style-asian="italic" style:font-style-complex="italic"/>
    </style:style>
    <style:style style:name="T17_39" style:family="text">
      <style:text-properties fo:font-style="italic" style:font-style-asian="italic" style:font-style-complex="italic"/>
    </style:style>
    <style:style style:name="T17_40" style:family="text">
      <style:text-properties fo:font-style="italic" style:font-style-asian="italic" style:font-style-complex="italic"/>
    </style:style>
    <style:style style:name="T17_41" style:family="text">
      <style:text-properties fo:font-style="italic" style:font-style-asian="italic" style:font-style-complex="italic"/>
    </style:style>
    <style:style style:name="T17_42" style:family="text">
      <style:text-properties fo:font-style="italic" style:font-style-asian="italic" style:font-style-complex="italic"/>
    </style:style>
    <style:style style:name="T17_43" style:family="text">
      <style:text-properties fo:font-style="italic" style:font-style-asian="italic" style:font-style-complex="italic"/>
    </style:style>
    <style:style style:name="T17_44" style:family="text">
      <style:text-properties fo:font-style="italic" style:font-style-asian="italic" style:font-style-complex="italic"/>
    </style:style>
    <style:style style:name="T17_45" style:family="text">
      <style:text-properties fo:font-style="italic" style:font-style-asian="italic" style:font-style-complex="italic"/>
    </style:style>
    <style:style style:name="T17_46" style:family="text">
      <style:text-properties fo:font-style="italic" style:font-style-asian="italic" style:font-style-complex="italic"/>
    </style:style>
    <style:style style:name="T17_47" style:family="text">
      <style:text-properties fo:font-style="italic" style:font-style-asian="italic" style:font-style-complex="italic"/>
    </style:style>
    <style:style style:name="T17_48" style:family="text">
      <style:text-properties fo:font-style="italic" style:font-style-asian="italic" style:font-style-complex="italic"/>
    </style:style>
    <style:style style:name="T17_49" style:family="text">
      <style:text-properties fo:font-style="italic" style:font-style-asian="italic" style:font-style-complex="italic"/>
    </style:style>
    <style:style style:name="T17_50" style:family="text">
      <style:text-properties fo:font-style="italic" style:font-style-asian="italic" style:font-style-complex="italic"/>
    </style:style>
    <style:style style:name="T17_51" style:family="text">
      <style:text-properties fo:font-style="italic" style:font-style-asian="italic" style:font-style-complex="italic"/>
    </style:style>
    <style:style style:name="T17_52" style:family="text">
      <style:text-properties fo:font-style="italic" style:font-style-asian="italic" style:font-style-complex="italic"/>
    </style:style>
    <style:style style:name="T17_53" style:family="text">
      <style:text-properties fo:font-style="italic" style:font-style-asian="italic" style:font-style-complex="italic"/>
    </style:style>
    <style:style style:name="T17_54" style:family="text">
      <style:text-properties fo:font-style="italic" style:font-style-asian="italic" style:font-style-complex="italic"/>
    </style:style>
    <style:style style:name="T17_55" style:family="text">
      <style:text-properties fo:font-style="italic" style:font-style-asian="italic" style:font-style-complex="italic"/>
    </style:style>
    <style:style style:name="T17_56" style:family="text">
      <style:text-properties fo:font-style="italic" style:font-style-asian="italic" style:font-style-complex="italic"/>
    </style:style>
    <style:style style:name="T17_57" style:family="text">
      <style:text-properties fo:font-style="italic" style:font-style-asian="italic" style:font-style-complex="italic"/>
    </style:style>
    <style:style style:name="T17_58" style:family="text">
      <style:text-properties fo:font-style="italic" style:font-style-asian="italic" style:font-style-complex="italic"/>
    </style:style>
    <style:style style:name="T17_59" style:family="text">
      <style:text-properties fo:font-style="italic" style:font-style-asian="italic" style:font-style-complex="italic"/>
    </style:style>
    <style:style style:name="T17_60" style:family="text">
      <style:text-properties fo:font-style="italic" style:font-style-asian="italic" style:font-style-complex="italic"/>
    </style:style>
    <style:style style:name="T17_61" style:family="text">
      <style:text-properties fo:font-style="italic" style:font-style-asian="italic" style:font-style-complex="italic"/>
    </style:style>
    <style:style style:name="T17_62" style:family="text">
      <style:text-properties fo:font-style="italic" style:font-style-asian="italic" style:font-style-complex="italic"/>
    </style:style>
    <style:style style:name="T17_63" style:family="text">
      <style:text-properties fo:font-style="italic" style:font-style-asian="italic" style:font-style-complex="italic"/>
    </style:style>
    <style:style style:name="T17_64" style:family="text">
      <style:text-properties fo:font-style="italic" style:font-style-asian="italic" style:font-style-complex="italic"/>
    </style:style>
    <style:style style:name="T17_65" style:family="text">
      <style:text-properties fo:font-style="italic" style:font-style-asian="italic" style:font-style-complex="italic"/>
    </style:style>
    <style:style style:name="T17_66" style:family="text">
      <style:text-properties fo:font-style="italic" style:font-style-asian="italic" style:font-style-complex="italic"/>
    </style:style>
    <style:style style:name="T17_67" style:family="text">
      <style:text-properties fo:font-style="italic" style:font-style-asian="italic" style:font-style-complex="italic"/>
    </style:style>
    <style:style style:name="T17_68" style:family="text">
      <style:text-properties fo:font-style="italic" style:font-style-asian="italic" style:font-style-complex="italic"/>
    </style:style>
    <style:style style:name="T17_69" style:family="text">
      <style:text-properties fo:font-style="italic" style:font-style-asian="italic" style:font-style-complex="italic"/>
    </style:style>
    <style:style style:name="T17_70" style:family="text">
      <style:text-properties fo:font-style="italic" style:font-style-asian="italic" style:font-style-complex="italic"/>
    </style:style>
    <style:style style:name="T17_71" style:family="text">
      <style:text-properties fo:font-style="italic" style:font-style-asian="italic" style:font-style-complex="italic"/>
    </style:style>
    <style:style style:name="T17_72" style:family="text">
      <style:text-properties fo:font-style="italic" style:font-style-asian="italic" style:font-style-complex="italic"/>
    </style:style>
    <style:style style:name="T17_73" style:family="text">
      <style:text-properties fo:font-style="italic" style:font-style-asian="italic" style:font-style-complex="italic"/>
    </style:style>
    <style:style style:name="T17_74" style:family="text">
      <style:text-properties fo:font-style="italic" style:font-style-asian="italic" style:font-style-complex="italic"/>
    </style:style>
    <style:style style:name="T17_75" style:family="text">
      <style:text-properties fo:font-style="italic" style:font-style-asian="italic" style:font-style-complex="italic"/>
    </style:style>
    <style:style style:name="T17_76" style:family="text"/>
    <style:style style:name="T17_77" style:family="text" style:parent-style-name="Standard"/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>
      <style:text-properties fo:color="#1155cc" style:text-underline-style="solid" style:text-underline-color="font-color"/>
    </style:style>
    <style:style style:name="T18_14" style:family="text"/>
    <style:style style:name="T18_15" style:family="text">
      <style:text-properties fo:color="#1155cc" style:text-underline-style="solid" style:text-underline-color="font-color"/>
    </style:style>
    <style:style style:name="T18_16" style:family="text"/>
    <style:style style:name="T18_17" style:family="text">
      <style:text-properties fo:color="#1155cc" style:text-underline-style="solid" style:text-underline-color="font-color"/>
    </style:style>
    <style:style style:name="T18_18" style:family="text"/>
    <style:style style:name="T18_19" style:family="text">
      <style:text-properties fo:color="#1155cc" style:text-underline-style="solid" style:text-underline-color="font-color"/>
    </style:style>
    <style:style style:name="T18_20" style:family="text"/>
    <style:style style:name="T18_21" style:family="text">
      <style:text-properties fo:color="#1155cc" style:text-underline-style="solid" style:text-underline-color="font-color"/>
    </style:style>
    <style:style style:name="T18_22" style:family="text"/>
    <style:style style:name="T18_23" style:family="text">
      <style:text-properties fo:color="#1155cc" style:text-underline-style="solid" style:text-underline-color="font-color"/>
    </style:style>
    <style:style style:name="T18_24" style:family="text"/>
    <style:style style:name="T18_25" style:family="text">
      <style:text-properties fo:color="#1155cc" style:text-underline-style="solid" style:text-underline-color="font-color"/>
    </style:style>
    <style:style style:name="T18_26" style:family="text"/>
    <style:style style:name="T18_27" style:family="text">
      <style:text-properties fo:color="#1155cc" style:text-underline-style="solid" style:text-underline-color="font-color"/>
    </style:style>
    <style:style style:name="T18_28" style:family="text"/>
    <style:style style:name="T18_29" style:family="text">
      <style:text-properties fo:color="#1155cc" style:text-underline-style="solid" style:text-underline-color="font-color"/>
    </style:style>
    <style:style style:name="T18_30" style:family="text"/>
    <style:style style:name="T18_31" style:family="text">
      <style:text-properties fo:color="#1155cc" style:text-underline-style="solid" style:text-underline-color="font-color"/>
    </style:style>
    <style:style style:name="T18_32" style:family="text"/>
    <style:style style:name="T18_33" style:family="text">
      <style:text-properties fo:color="#1155cc" style:text-underline-style="solid" style:text-underline-color="font-color"/>
    </style:style>
    <style:style style:name="T18_3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Heading_20_3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/>
    <style:style style:name="T26_10" style:family="text">
      <style:text-properties fo:font-style="italic" style:font-style-asian="italic" style:font-style-complex="italic"/>
    </style:style>
    <style:style style:name="T26_11" style:family="text"/>
    <style:style style:name="T26_1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6_13" style:family="text"/>
    <style:style style:name="T26_1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6_15" style:family="text"/>
    <style:style style:name="T26_1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6_17" style:family="text">
      <style:text-properties fo:font-style="italic" style:font-style-asian="italic" style:font-style-complex="italic"/>
    </style:style>
    <style:style style:name="T26_18" style:family="text">
      <style:text-properties fo:font-style="italic" style:font-style-asian="italic" style:font-style-complex="italic"/>
    </style:style>
    <style:style style:name="T26_19" style:family="text">
      <style:text-properties fo:font-style="italic" style:font-style-asian="italic" style:font-style-complex="italic"/>
    </style:style>
    <style:style style:name="T26_20" style:family="text">
      <style:text-properties fo:font-style="italic" style:font-style-asian="italic" style:font-style-complex="italic"/>
    </style:style>
    <style:style style:name="T26_21" style:family="text">
      <style:text-properties fo:font-style="italic" style:font-style-asian="italic" style:font-style-complex="italic"/>
    </style:style>
    <style:style style:name="T26_22" style:family="text">
      <style:text-properties fo:font-style="italic" style:font-style-asian="italic" style:font-style-complex="italic"/>
    </style:style>
    <style:style style:name="T26_23" style:family="text">
      <style:text-properties fo:font-style="italic" style:font-style-asian="italic" style:font-style-complex="italic"/>
    </style:style>
    <style:style style:name="T26_24" style:family="text">
      <style:text-properties fo:font-style="italic" style:font-style-asian="italic" style:font-style-complex="italic"/>
    </style:style>
    <style:style style:name="T26_25" style:family="text">
      <style:text-properties fo:font-style="italic" style:font-style-asian="italic" style:font-style-complex="italic"/>
    </style:style>
    <style:style style:name="T26_26" style:family="text">
      <style:text-properties fo:font-style="italic" style:font-style-asian="italic" style:font-style-complex="italic"/>
    </style:style>
    <style:style style:name="T26_27" style:family="text">
      <style:text-properties fo:font-style="italic" style:font-style-asian="italic" style:font-style-complex="italic"/>
    </style:style>
    <style:style style:name="T26_28" style:family="text">
      <style:text-properties fo:font-style="italic" style:font-style-asian="italic" style:font-style-complex="italic"/>
    </style:style>
    <style:style style:name="T26_29" style:family="text">
      <style:text-properties fo:font-style="italic" style:font-style-asian="italic" style:font-style-complex="italic"/>
    </style:style>
    <style:style style:name="T26_30" style:family="text">
      <style:text-properties fo:font-style="italic" style:font-style-asian="italic" style:font-style-complex="italic"/>
    </style:style>
    <style:style style:name="T26_31" style:family="text">
      <style:text-properties fo:font-style="italic" style:font-style-asian="italic" style:font-style-complex="italic"/>
    </style:style>
    <style:style style:name="T26_32" style:family="text">
      <style:text-properties fo:font-style="italic" style:font-style-asian="italic" style:font-style-complex="italic"/>
    </style:style>
    <style:style style:name="T26_33" style:family="text"/>
    <style:style style:name="T26_34" style:family="text">
      <style:text-properties fo:font-style="italic" style:font-style-asian="italic" style:font-style-complex="italic"/>
    </style:style>
    <style:style style:name="T26_35" style:family="text"/>
    <style:style style:name="T26_3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6_37" style:family="text">
      <style:text-properties fo:font-style="italic" style:font-style-asian="italic" style:font-style-complex="italic"/>
    </style:style>
    <style:style style:name="T26_38" style:family="text">
      <style:text-properties fo:font-style="italic" style:font-style-asian="italic" style:font-style-complex="italic"/>
    </style:style>
    <style:style style:name="T26_39" style:family="text">
      <style:text-properties fo:font-style="italic" style:font-style-asian="italic" style:font-style-complex="italic"/>
    </style:style>
    <style:style style:name="T26_40" style:family="text">
      <style:text-properties fo:font-style="italic" style:font-style-asian="italic" style:font-style-complex="italic"/>
    </style:style>
    <style:style style:name="T26_41" style:family="text">
      <style:text-properties fo:font-style="italic" style:font-style-asian="italic" style:font-style-complex="italic"/>
    </style:style>
    <style:style style:name="T26_42" style:family="text">
      <style:text-properties fo:font-style="italic" style:font-style-asian="italic" style:font-style-complex="italic"/>
    </style:style>
    <style:style style:name="T26_43" style:family="text">
      <style:text-properties fo:font-style="italic" style:font-style-asian="italic" style:font-style-complex="italic"/>
    </style:style>
    <style:style style:name="T26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45" style:family="text">
      <style:text-properties fo:font-style="italic" style:font-style-asian="italic" style:font-style-complex="italic"/>
    </style:style>
    <style:style style:name="T26_46" style:family="text">
      <style:text-properties fo:font-style="italic" style:font-style-asian="italic" style:font-style-complex="italic"/>
    </style:style>
    <style:style style:name="T26_47" style:family="text">
      <style:text-properties fo:font-style="italic" style:font-style-asian="italic" style:font-style-complex="italic"/>
    </style:style>
    <style:style style:name="T26_48" style:family="text">
      <style:text-properties fo:font-style="italic" style:font-style-asian="italic" style:font-style-complex="italic"/>
    </style:style>
    <style:style style:name="T26_49" style:family="text">
      <style:text-properties fo:font-style="italic" style:font-style-asian="italic" style:font-style-complex="italic"/>
    </style:style>
    <style:style style:name="T26_50" style:family="text">
      <style:text-properties fo:font-style="italic" style:font-style-asian="italic" style:font-style-complex="italic"/>
    </style:style>
    <style:style style:name="T26_51" style:family="text">
      <style:text-properties fo:font-style="italic" style:font-style-asian="italic" style:font-style-complex="italic"/>
    </style:style>
    <style:style style:name="T26_52" style:family="text">
      <style:text-properties fo:font-style="italic" style:font-style-asian="italic" style:font-style-complex="italic"/>
    </style:style>
    <style:style style:name="T26_53" style:family="text">
      <style:text-properties fo:font-style="italic" style:font-style-asian="italic" style:font-style-complex="italic"/>
    </style:style>
    <style:style style:name="T26_54" style:family="text">
      <style:text-properties fo:font-style="italic" style:font-style-asian="italic" style:font-style-complex="italic"/>
    </style:style>
    <style:style style:name="T26_55" style:family="text">
      <style:text-properties fo:font-style="italic" style:font-style-asian="italic" style:font-style-complex="italic"/>
    </style:style>
    <style:style style:name="T26_56" style:family="text">
      <style:text-properties fo:font-style="italic" style:font-style-asian="italic" style:font-style-complex="italic"/>
    </style:style>
    <style:style style:name="T26_57" style:family="text">
      <style:text-properties fo:font-style="italic" style:font-style-asian="italic" style:font-style-complex="italic"/>
    </style:style>
    <style:style style:name="T26_58" style:family="text">
      <style:text-properties fo:font-style="italic" style:font-style-asian="italic" style:font-style-complex="italic"/>
    </style:style>
    <style:style style:name="T26_59" style:family="text">
      <style:text-properties fo:font-style="italic" style:font-style-asian="italic" style:font-style-complex="italic"/>
    </style:style>
    <style:style style:name="T26_60" style:family="text">
      <style:text-properties fo:font-style="italic" style:font-style-asian="italic" style:font-style-complex="italic"/>
    </style:style>
    <style:style style:name="T26_61" style:family="text">
      <style:text-properties fo:font-style="italic" style:font-style-asian="italic" style:font-style-complex="italic"/>
    </style:style>
    <style:style style:name="T26_62" style:family="text">
      <style:text-properties fo:font-style="italic" style:font-style-asian="italic" style:font-style-complex="italic"/>
    </style:style>
    <style:style style:name="T26_63" style:family="text">
      <style:text-properties fo:font-style="italic" style:font-style-asian="italic" style:font-style-complex="italic"/>
    </style:style>
    <style:style style:name="T26_64" style:family="text">
      <style:text-properties fo:font-style="italic" style:font-style-asian="italic" style:font-style-complex="italic"/>
    </style:style>
    <style:style style:name="T26_65" style:family="text">
      <style:text-properties fo:font-style="italic" style:font-style-asian="italic" style:font-style-complex="italic"/>
    </style:style>
    <style:style style:name="T26_66" style:family="text">
      <style:text-properties fo:font-style="italic" style:font-style-asian="italic" style:font-style-complex="italic"/>
    </style:style>
    <style:style style:name="T26_67" style:family="text">
      <style:text-properties fo:font-style="italic" style:font-style-asian="italic" style:font-style-complex="italic"/>
    </style:style>
    <style:style style:name="T26_68" style:family="text">
      <style:text-properties fo:font-style="italic" style:font-style-asian="italic" style:font-style-complex="italic"/>
    </style:style>
    <style:style style:name="T26_69" style:family="text">
      <style:text-properties fo:font-style="italic" style:font-style-asian="italic" style:font-style-complex="italic"/>
    </style:style>
    <style:style style:name="T26_70" style:family="text">
      <style:text-properties fo:font-style="italic" style:font-style-asian="italic" style:font-style-complex="italic"/>
    </style:style>
    <style:style style:name="T26_71" style:family="text">
      <style:text-properties fo:font-style="italic" style:font-style-asian="italic" style:font-style-complex="italic"/>
    </style:style>
    <style:style style:name="T26_72" style:family="text">
      <style:text-properties fo:font-style="italic" style:font-style-asian="italic" style:font-style-complex="italic"/>
    </style:style>
    <style:style style:name="T26_73" style:family="text">
      <style:text-properties fo:font-style="italic" style:font-style-asian="italic" style:font-style-complex="italic"/>
    </style:style>
    <style:style style:name="T26_74" style:family="text">
      <style:text-properties fo:font-style="italic" style:font-style-asian="italic" style:font-style-complex="italic"/>
    </style:style>
    <style:style style:name="T26_75" style:family="text">
      <style:text-properties fo:font-style="italic" style:font-style-asian="italic" style:font-style-complex="italic"/>
    </style:style>
    <style:style style:name="T26_76" style:family="text"/>
    <style:style style:name="T26_77" style:family="text" style:parent-style-name="Standard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>
      <style:text-properties fo:color="#1155cc" style:text-underline-style="solid" style:text-underline-color="font-color"/>
    </style:style>
    <style:style style:name="T27_18" style:family="text"/>
    <style:style style:name="T27_19" style:family="text">
      <style:text-properties fo:color="#1155cc" style:text-underline-style="solid" style:text-underline-color="font-color"/>
    </style:style>
    <style:style style:name="T27_20" style:family="text"/>
    <style:style style:name="T27_21" style:family="text">
      <style:text-properties fo:color="#1155cc" style:text-underline-style="solid" style:text-underline-color="font-color"/>
    </style:style>
    <style:style style:name="T27_22" style:family="text"/>
    <style:style style:name="T27_23" style:family="text">
      <style:text-properties fo:color="#1155cc" style:text-underline-style="solid" style:text-underline-color="font-color"/>
    </style:style>
    <style:style style:name="T27_24" style:family="text"/>
    <style:style style:name="T27_25" style:family="text">
      <style:text-properties fo:color="#1155cc" style:text-underline-style="solid" style:text-underline-color="font-color"/>
    </style:style>
    <style:style style:name="T27_26" style:family="text"/>
    <style:style style:name="T27_27" style:family="text">
      <style:text-properties fo:color="#1155cc" style:text-underline-style="solid" style:text-underline-color="font-color"/>
    </style:style>
    <style:style style:name="T27_28" style:family="text"/>
    <style:style style:name="T27_29" style:family="text">
      <style:text-properties fo:color="#1155cc" style:text-underline-style="solid" style:text-underline-color="font-color"/>
    </style:style>
    <style:style style:name="T27_30" style:family="text"/>
    <style:style style:name="T27_31" style:family="text">
      <style:text-properties fo:color="#1155cc" style:text-underline-style="solid" style:text-underline-color="font-color"/>
    </style:style>
    <style:style style:name="T27_32" style:family="text"/>
    <style:style style:name="T27_33" style:family="text">
      <style:text-properties fo:color="#1155cc" style:text-underline-style="solid" style:text-underline-color="font-color"/>
    </style:style>
    <style:style style:name="T27_34" style:family="text"/>
    <style:style style:name="T27_35" style:family="text">
      <style:text-properties fo:color="#1155cc" style:text-underline-style="solid" style:text-underline-color="font-color"/>
    </style:style>
    <style:style style:name="T27_36" style:family="text"/>
    <style:style style:name="T27_37" style:family="text">
      <style:text-properties fo:color="#1155cc" style:text-underline-style="solid" style:text-underline-color="font-color"/>
    </style:style>
    <style:style style:name="T27_38" style:family="text"/>
    <style:style style:name="T27_39" style:family="text">
      <style:text-properties fo:color="#1155cc" style:text-underline-style="solid" style:text-underline-color="font-color"/>
    </style:style>
    <style:style style:name="T27_40" style:family="text"/>
    <style:style style:name="T27_41" style:family="text">
      <style:text-properties fo:color="#1155cc" style:text-underline-style="solid" style:text-underline-color="font-color"/>
    </style:style>
    <style:style style:name="T27_42" style:family="text"/>
    <style:style style:name="P28" style:family="paragraph" style:parent-style-name="Heading_20_3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T32_13" style:family="text"/>
    <style:style style:name="T32_14" style:family="text">
      <style:text-properties fo:color="#1155cc" style:text-underline-style="solid" style:text-underline-color="font-color"/>
    </style:style>
    <style:style style:name="T32_15" style:family="text"/>
    <style:style style:name="T32_16" style:family="text">
      <style:text-properties fo:color="#1155cc" style:text-underline-style="solid" style:text-underline-color="font-color"/>
    </style:style>
    <style:style style:name="T32_17" style:family="text"/>
    <style:style style:name="T32_18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31" style:family="text"/>
    <style:style style:name="T41_32" style:family="text">
      <style:text-properties fo:font-style="italic" style:font-style-asian="italic" style:font-style-complex="italic"/>
    </style:style>
    <style:style style:name="T41_33" style:family="text">
      <style:text-properties fo:font-style="italic" style:font-style-asian="italic" style:font-style-complex="italic"/>
    </style:style>
    <style:style style:name="T41_34" style:family="text">
      <style:text-properties fo:font-style="italic" style:font-style-asian="italic" style:font-style-complex="italic"/>
    </style:style>
    <style:style style:name="T41_35" style:family="text">
      <style:text-properties fo:font-style="italic" style:font-style-asian="italic" style:font-style-complex="italic"/>
    </style:style>
    <style:style style:name="T41_36" style:family="text">
      <style:text-properties fo:font-style="italic" style:font-style-asian="italic" style:font-style-complex="italic"/>
    </style:style>
    <style:style style:name="T41_37" style:family="text">
      <style:text-properties fo:font-style="italic" style:font-style-asian="italic" style:font-style-complex="italic"/>
    </style:style>
    <style:style style:name="T41_38" style:family="text">
      <style:text-properties fo:font-style="italic" style:font-style-asian="italic" style:font-style-complex="italic"/>
    </style:style>
    <style:style style:name="T41_39" style:family="text">
      <style:text-properties fo:font-style="italic" style:font-style-asian="italic" style:font-style-complex="italic"/>
    </style:style>
    <style:style style:name="T41_40" style:family="text">
      <style:text-properties fo:font-style="italic" style:font-style-asian="italic" style:font-style-complex="italic"/>
    </style:style>
    <style:style style:name="T41_41" style:family="text">
      <style:text-properties fo:font-style="italic" style:font-style-asian="italic" style:font-style-complex="italic"/>
    </style:style>
    <style:style style:name="T41_42" style:family="text">
      <style:text-properties fo:font-style="italic" style:font-style-asian="italic" style:font-style-complex="italic"/>
    </style:style>
    <style:style style:name="T41_43" style:family="text">
      <style:text-properties fo:font-style="italic" style:font-style-asian="italic" style:font-style-complex="italic"/>
    </style:style>
    <style:style style:name="T41_44" style:family="text">
      <style:text-properties fo:font-style="italic" style:font-style-asian="italic" style:font-style-complex="italic"/>
    </style:style>
    <style:style style:name="T41_45" style:family="text">
      <style:text-properties fo:font-style="italic" style:font-style-asian="italic" style:font-style-complex="italic"/>
    </style:style>
    <style:style style:name="T41_46" style:family="text">
      <style:text-properties fo:font-style="italic" style:font-style-asian="italic" style:font-style-complex="italic"/>
    </style:style>
    <style:style style:name="T41_47" style:family="text">
      <style:text-properties fo:font-style="italic" style:font-style-asian="italic" style:font-style-complex="italic"/>
    </style:style>
    <style:style style:name="T41_48" style:family="text">
      <style:text-properties fo:font-style="italic" style:font-style-asian="italic" style:font-style-complex="italic"/>
    </style:style>
    <style:style style:name="T41_49" style:family="text">
      <style:text-properties fo:font-style="italic" style:font-style-asian="italic" style:font-style-complex="italic"/>
    </style:style>
    <style:style style:name="T41_50" style:family="text">
      <style:text-properties fo:font-style="italic" style:font-style-asian="italic" style:font-style-complex="italic"/>
    </style:style>
    <style:style style:name="T41_51" style:family="text">
      <style:text-properties fo:font-style="italic" style:font-style-asian="italic" style:font-style-complex="italic"/>
    </style:style>
    <style:style style:name="T41_52" style:family="text">
      <style:text-properties fo:font-style="italic" style:font-style-asian="italic" style:font-style-complex="italic"/>
    </style:style>
    <style:style style:name="T41_53" style:family="text">
      <style:text-properties fo:font-style="italic" style:font-style-asian="italic" style:font-style-complex="italic"/>
    </style:style>
    <style:style style:name="T41_54" style:family="text">
      <style:text-properties fo:font-style="italic" style:font-style-asian="italic" style:font-style-complex="italic"/>
    </style:style>
    <style:style style:name="T41_55" style:family="text">
      <style:text-properties fo:font-style="italic" style:font-style-asian="italic" style:font-style-complex="italic"/>
    </style:style>
    <style:style style:name="T41_56" style:family="text">
      <style:text-properties fo:font-style="italic" style:font-style-asian="italic" style:font-style-complex="italic"/>
    </style:style>
    <style:style style:name="T41_57" style:family="text">
      <style:text-properties fo:font-style="italic" style:font-style-asian="italic" style:font-style-complex="italic"/>
    </style:style>
    <style:style style:name="T41_58" style:family="text">
      <style:text-properties fo:font-style="italic" style:font-style-asian="italic" style:font-style-complex="italic"/>
    </style:style>
    <style:style style:name="T41_59" style:family="text">
      <style:text-properties fo:font-style="italic" style:font-style-asian="italic" style:font-style-complex="italic"/>
    </style:style>
    <style:style style:name="T41_60" style:family="text">
      <style:text-properties fo:font-style="italic" style:font-style-asian="italic" style:font-style-complex="italic"/>
    </style:style>
    <style:style style:name="T41_61" style:family="text"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P46" style:family="paragraph" style:parent-style-name="Heading_20_4">
      <style:paragraph-properties fo:break-before="auto" fo:line-height="115%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>
      <style:text-properties fo:color="#1155cc" style:text-underline-style="solid" style:text-underline-color="font-color"/>
    </style:style>
    <style:style style:name="T47_71" style:family="text"/>
    <style:style style:name="T47_72" style:family="text">
      <style:text-properties fo:color="#1155cc" style:text-underline-style="solid" style:text-underline-color="font-color"/>
    </style:style>
    <style:style style:name="T47_73" style:family="text"/>
    <style:style style:name="T47_74" style:family="text">
      <style:text-properties fo:color="#1155cc" style:text-underline-style="solid" style:text-underline-color="font-color"/>
    </style:style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T47_207" style:family="text"/>
    <style:style style:name="T47_208" style:family="text"/>
    <style:style style:name="T47_209" style:family="text"/>
    <style:style style:name="T47_210" style:family="text"/>
    <style:style style:name="T47_211" style:family="text"/>
    <style:style style:name="T47_212" style:family="text"/>
    <style:style style:name="T47_213" style:family="text"/>
    <style:style style:name="T47_214" style:family="text"/>
    <style:style style:name="T47_215" style:family="text"/>
    <style:style style:name="T47_216" style:family="text"/>
    <style:style style:name="T47_217" style:family="text"/>
    <style:style style:name="T47_218" style:family="text"/>
    <style:style style:name="T47_219" style:family="text"/>
    <style:style style:name="T47_220" style:family="text"/>
    <style:style style:name="T47_221" style:family="text"/>
    <style:style style:name="T47_222" style:family="text"/>
    <style:style style:name="T47_223" style:family="text"/>
    <style:style style:name="T47_224" style:family="text"/>
    <style:style style:name="T47_225" style:family="text"/>
    <style:style style:name="T47_226" style:family="text"/>
    <style:style style:name="T47_227" style:family="text"/>
    <style:style style:name="T47_228" style:family="text"/>
    <style:style style:name="T47_229" style:family="text"/>
    <style:style style:name="T47_230" style:family="text"/>
    <style:style style:name="T47_231" style:family="text"/>
    <style:style style:name="T47_232" style:family="text"/>
    <style:style style:name="T47_233" style:family="text"/>
    <style:style style:name="T47_234" style:family="text"/>
    <style:style style:name="T47_235" style:family="text"/>
    <style:style style:name="T47_236" style:family="text"/>
    <style:style style:name="T47_237" style:family="text"/>
    <style:style style:name="T47_238" style:family="text"/>
    <style:style style:name="T47_239" style:family="text"/>
    <style:style style:name="T47_240" style:family="text"/>
    <style:style style:name="T47_241" style:family="text"/>
    <style:style style:name="T47_242" style:family="text"/>
    <style:style style:name="T47_243" style:family="text"/>
    <style:style style:name="T47_244" style:family="text"/>
    <style:style style:name="T47_245" style:family="text"/>
    <style:style style:name="T47_246" style:family="text"/>
    <style:style style:name="T47_247" style:family="text"/>
    <style:style style:name="T47_248" style:family="text"/>
    <style:style style:name="T47_249" style:family="text"/>
    <style:style style:name="T47_250" style:family="text"/>
    <style:style style:name="T47_251" style:family="text"/>
    <style:style style:name="T47_252" style:family="text"/>
    <style:style style:name="T47_253" style:family="text"/>
    <style:style style:name="T47_254" style:family="text"/>
    <style:style style:name="T47_255" style:family="text"/>
    <style:style style:name="T47_256" style:family="text"/>
    <style:style style:name="T47_257" style:family="text"/>
    <style:style style:name="T47_258" style:family="text"/>
    <style:style style:name="T47_259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T54_4" style:family="text">
      <style:text-properties fo:font-style="italic" style:font-style-asian="italic" style:font-style-complex="italic"/>
    </style:style>
    <style:style style:name="T54_5" style:family="text">
      <style:text-properties fo:font-style="italic" style:font-style-asian="italic" style:font-style-complex="italic"/>
    </style:style>
    <style:style style:name="T54_6" style:family="text">
      <style:text-properties fo:font-style="italic" style:font-style-asian="italic" style:font-style-complex="italic"/>
    </style:style>
    <style:style style:name="T54_7" style:family="text">
      <style:text-properties fo:font-style="italic" style:font-style-asian="italic" style:font-style-complex="italic"/>
    </style:style>
    <style:style style:name="T54_8" style:family="text">
      <style:text-properties fo:font-style="italic" style:font-style-asian="italic" style:font-style-complex="italic"/>
    </style:style>
    <style:style style:name="T54_9" style:family="text">
      <style:text-properties fo:font-style="italic" style:font-style-asian="italic" style:font-style-complex="italic"/>
    </style:style>
    <style:style style:name="T54_10" style:family="text">
      <style:text-properties fo:font-style="italic" style:font-style-asian="italic" style:font-style-complex="italic"/>
    </style:style>
    <style:style style:name="T54_11" style:family="text">
      <style:text-properties fo:font-style="italic" style:font-style-asian="italic" style:font-style-complex="italic"/>
    </style:style>
    <style:style style:name="T54_12" style:family="text">
      <style:text-properties fo:font-style="italic" style:font-style-asian="italic" style:font-style-complex="italic"/>
    </style:style>
    <style:style style:name="T54_13" style:family="text">
      <style:text-properties fo:font-style="italic" style:font-style-asian="italic" style:font-style-complex="italic"/>
    </style:style>
    <style:style style:name="T54_14" style:family="text">
      <style:text-properties fo:font-style="italic" style:font-style-asian="italic" style:font-style-complex="italic"/>
    </style:style>
    <style:style style:name="T54_15" style:family="text">
      <style:text-properties fo:font-style="italic" style:font-style-asian="italic" style:font-style-complex="italic"/>
    </style:style>
    <style:style style:name="T54_16" style:family="text">
      <style:text-properties fo:font-style="italic" style:font-style-asian="italic" style:font-style-complex="italic"/>
    </style:style>
    <style:style style:name="T54_17" style:family="text">
      <style:text-properties fo:font-style="italic" style:font-style-asian="italic" style:font-style-complex="italic"/>
    </style:style>
    <style:style style:name="T54_18" style:family="text">
      <style:text-properties fo:font-style="italic" style:font-style-asian="italic" style:font-style-complex="italic"/>
    </style:style>
    <style:style style:name="T54_19" style:family="text">
      <style:text-properties fo:font-style="italic" style:font-style-asian="italic" style:font-style-complex="italic"/>
    </style:style>
    <style:style style:name="T54_20" style:family="text">
      <style:text-properties fo:font-style="italic" style:font-style-asian="italic" style:font-style-complex="italic"/>
    </style:style>
    <style:style style:name="T54_21" style:family="text">
      <style:text-properties fo:font-style="italic" style:font-style-asian="italic" style:font-style-complex="italic"/>
    </style:style>
    <style:style style:name="T54_22" style:family="text">
      <style:text-properties fo:font-style="italic" style:font-style-asian="italic" style:font-style-complex="italic"/>
    </style:style>
    <style:style style:name="T54_23" style:family="text">
      <style:text-properties fo:font-style="italic" style:font-style-asian="italic" style:font-style-complex="italic"/>
    </style:style>
    <style:style style:name="T54_24" style:family="text">
      <style:text-properties fo:font-style="italic" style:font-style-asian="italic" style:font-style-complex="italic"/>
    </style:style>
    <style:style style:name="T54_25" style:family="text">
      <style:text-properties fo:font-style="italic" style:font-style-asian="italic" style:font-style-complex="italic"/>
    </style:style>
    <style:style style:name="T54_26" style:family="text">
      <style:text-properties fo:font-style="italic" style:font-style-asian="italic" style:font-style-complex="italic"/>
    </style:style>
    <style:style style:name="T54_27" style:family="text">
      <style:text-properties fo:font-style="italic" style:font-style-asian="italic" style:font-style-complex="italic"/>
    </style:style>
    <style:style style:name="T54_28" style:family="text">
      <style:text-properties fo:font-style="italic" style:font-style-asian="italic" style:font-style-complex="italic"/>
    </style:style>
    <style:style style:name="T54_29" style:family="text">
      <style:text-properties fo:font-style="italic" style:font-style-asian="italic" style:font-style-complex="italic"/>
    </style:style>
    <style:style style:name="T54_30" style:family="text">
      <style:text-properties fo:font-style="italic" style:font-style-asian="italic" style:font-style-complex="italic"/>
    </style:style>
    <style:style style:name="T54_31" style:family="text">
      <style:text-properties fo:font-style="italic" style:font-style-asian="italic" style:font-style-complex="italic"/>
    </style:style>
    <style:style style:name="T54_32" style:family="text">
      <style:text-properties fo:font-style="italic" style:font-style-asian="italic" style:font-style-complex="italic"/>
    </style:style>
    <style:style style:name="T54_33" style:family="text">
      <style:text-properties fo:font-style="italic" style:font-style-asian="italic" style:font-style-complex="italic"/>
    </style:style>
    <style:style style:name="T54_34" style:family="text">
      <style:text-properties fo:font-style="italic" style:font-style-asian="italic" style:font-style-complex="italic"/>
    </style:style>
    <style:style style:name="T54_35" style:family="text">
      <style:text-properties fo:font-style="italic" style:font-style-asian="italic" style:font-style-complex="italic"/>
    </style:style>
    <style:style style:name="T54_36" style:family="text">
      <style:text-properties fo:font-style="italic" style:font-style-asian="italic" style:font-style-complex="italic"/>
    </style:style>
    <style:style style:name="T54_37" style:family="text">
      <style:text-properties fo:font-style="italic" style:font-style-asian="italic" style:font-style-complex="italic"/>
    </style:style>
    <style:style style:name="T54_38" style:family="text">
      <style:text-properties fo:font-style="italic" style:font-style-asian="italic" style:font-style-complex="italic"/>
    </style:style>
    <style:style style:name="T54_39" style:family="text">
      <style:text-properties fo:font-style="italic" style:font-style-asian="italic" style:font-style-complex="italic"/>
    </style:style>
    <style:style style:name="T54_40" style:family="text">
      <style:text-properties fo:font-style="italic" style:font-style-asian="italic" style:font-style-complex="italic"/>
    </style:style>
    <style:style style:name="T54_41" style:family="text">
      <style:text-properties fo:font-style="italic" style:font-style-asian="italic" style:font-style-complex="italic"/>
    </style:style>
    <style:style style:name="T54_42" style:family="text">
      <style:text-properties fo:font-style="italic" style:font-style-asian="italic" style:font-style-complex="italic"/>
    </style:style>
    <style:style style:name="T54_43" style:family="text">
      <style:text-properties fo:font-style="italic" style:font-style-asian="italic" style:font-style-complex="italic"/>
    </style:style>
    <style:style style:name="T54_44" style:family="text">
      <style:text-properties fo:font-style="italic" style:font-style-asian="italic" style:font-style-complex="italic"/>
    </style:style>
    <style:style style:name="T54_45" style:family="text">
      <style:text-properties fo:font-style="italic" style:font-style-asian="italic" style:font-style-complex="italic"/>
    </style:style>
    <style:style style:name="T54_46" style:family="text">
      <style:text-properties fo:font-style="italic" style:font-style-asian="italic" style:font-style-complex="italic"/>
    </style:style>
    <style:style style:name="T54_47" style:family="text">
      <style:text-properties fo:font-style="italic" style:font-style-asian="italic" style:font-style-complex="italic"/>
    </style:style>
    <style:style style:name="T54_48" style:family="text">
      <style:text-properties fo:font-style="italic" style:font-style-asian="italic" style:font-style-complex="italic"/>
    </style:style>
    <style:style style:name="T54_49" style:family="text">
      <style:text-properties fo:font-style="italic" style:font-style-asian="italic" style:font-style-complex="italic"/>
    </style:style>
    <style:style style:name="T54_50" style:family="text">
      <style:text-properties fo:font-style="italic" style:font-style-asian="italic" style:font-style-complex="italic"/>
    </style:style>
    <style:style style:name="T54_51" style:family="text">
      <style:text-properties fo:font-style="italic" style:font-style-asian="italic" style:font-style-complex="italic"/>
    </style:style>
    <style:style style:name="T54_52" style:family="text">
      <style:text-properties fo:font-style="italic" style:font-style-asian="italic" style:font-style-complex="italic"/>
    </style:style>
    <style:style style:name="T54_53" style:family="text">
      <style:text-properties fo:font-style="italic" style:font-style-asian="italic" style:font-style-complex="italic"/>
    </style:style>
    <style:style style:name="T54_54" style:family="text">
      <style:text-properties fo:font-style="italic" style:font-style-asian="italic" style:font-style-complex="italic"/>
    </style:style>
    <style:style style:name="T54_55" style:family="text">
      <style:text-properties fo:font-style="italic" style:font-style-asian="italic" style:font-style-complex="italic"/>
    </style:style>
    <style:style style:name="T54_56" style:family="text">
      <style:text-properties fo:font-style="italic" style:font-style-asian="italic" style:font-style-complex="italic"/>
    </style:style>
    <style:style style:name="T54_57" style:family="text">
      <style:text-properties fo:font-style="italic" style:font-style-asian="italic" style:font-style-complex="italic"/>
    </style:style>
    <style:style style:name="T54_58" style:family="text">
      <style:text-properties fo:font-style="italic" style:font-style-asian="italic" style:font-style-complex="italic"/>
    </style:style>
    <style:style style:name="T54_59" style:family="text">
      <style:text-properties fo:font-style="italic" style:font-style-asian="italic" style:font-style-complex="italic"/>
    </style:style>
    <style:style style:name="T54_60" style:family="text">
      <style:text-properties fo:font-style="italic" style:font-style-asian="italic" style:font-style-complex="italic"/>
    </style:style>
    <style:style style:name="T54_61" style:family="text">
      <style:text-properties fo:font-style="italic" style:font-style-asian="italic" style:font-style-complex="italic"/>
    </style:style>
    <style:style style:name="T54_62" style:family="text">
      <style:text-properties fo:font-style="italic" style:font-style-asian="italic" style:font-style-complex="italic"/>
    </style:style>
    <style:style style:name="T54_63" style:family="text">
      <style:text-properties fo:font-style="italic" style:font-style-asian="italic" style:font-style-complex="italic"/>
    </style:style>
    <style:style style:name="T54_64" style:family="text">
      <style:text-properties fo:font-style="italic" style:font-style-asian="italic" style:font-style-complex="italic"/>
    </style:style>
    <style:style style:name="T54_65" style:family="text">
      <style:text-properties fo:font-style="italic" style:font-style-asian="italic" style:font-style-complex="italic"/>
    </style:style>
    <style:style style:name="T54_66" style:family="text">
      <style:text-properties fo:font-style="italic" style:font-style-asian="italic" style:font-style-complex="italic"/>
    </style:style>
    <style:style style:name="T54_67" style:family="text">
      <style:text-properties fo:font-style="italic" style:font-style-asian="italic" style:font-style-complex="italic"/>
    </style:style>
    <style:style style:name="T54_68" style:family="text">
      <style:text-properties fo:font-style="italic" style:font-style-asian="italic" style:font-style-complex="italic"/>
    </style:style>
    <style:style style:name="T54_69" style:family="text">
      <style:text-properties fo:font-style="italic" style:font-style-asian="italic" style:font-style-complex="italic"/>
    </style:style>
    <style:style style:name="T54_70" style:family="text">
      <style:text-properties fo:font-style="italic" style:font-style-asian="italic" style:font-style-complex="italic"/>
    </style:style>
    <style:style style:name="T54_71" style:family="text">
      <style:text-properties fo:font-style="italic" style:font-style-asian="italic" style:font-style-complex="italic"/>
    </style:style>
    <style:style style:name="T54_72" style:family="text">
      <style:text-properties fo:font-style="italic" style:font-style-asian="italic" style:font-style-complex="italic"/>
    </style:style>
    <style:style style:name="T54_73" style:family="text">
      <style:text-properties fo:font-style="italic" style:font-style-asian="italic" style:font-style-complex="italic"/>
    </style:style>
    <style:style style:name="T54_74" style:family="text">
      <style:text-properties fo:font-style="italic" style:font-style-asian="italic" style:font-style-complex="italic"/>
    </style:style>
    <style:style style:name="T54_75" style:family="text">
      <style:text-properties fo:font-style="italic" style:font-style-asian="italic" style:font-style-complex="italic"/>
    </style:style>
    <style:style style:name="T54_76" style:family="text">
      <style:text-properties fo:font-style="italic" style:font-style-asian="italic" style:font-style-complex="italic"/>
    </style:style>
    <style:style style:name="T54_77" style:family="text">
      <style:text-properties fo:font-style="italic" style:font-style-asian="italic" style:font-style-complex="italic"/>
    </style:style>
    <style:style style:name="T54_78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font-style="italic" style:font-style-asian="italic" style:font-style-complex="italic"/>
    </style:style>
    <style:style style:name="T56_2" style:family="text">
      <style:text-properties fo:font-style="italic" style:font-style-asian="italic" style:font-style-complex="italic"/>
    </style:style>
    <style:style style:name="T56_3" style:family="text">
      <style:text-properties fo:font-style="italic" style:font-style-asian="italic" style:font-style-complex="italic"/>
    </style:style>
    <style:style style:name="T56_4" style:family="text">
      <style:text-properties fo:font-style="italic" style:font-style-asian="italic" style:font-style-complex="italic"/>
    </style:style>
    <style:style style:name="T56_5" style:family="text">
      <style:text-properties fo:font-style="italic" style:font-style-asian="italic" style:font-style-complex="italic"/>
    </style:style>
    <style:style style:name="T56_6" style:family="text">
      <style:text-properties fo:font-style="italic" style:font-style-asian="italic" style:font-style-complex="italic"/>
    </style:style>
    <style:style style:name="T56_7" style:family="text">
      <style:text-properties fo:font-style="italic" style:font-style-asian="italic" style:font-style-complex="italic"/>
    </style:style>
    <style:style style:name="T56_8" style:family="text">
      <style:text-properties fo:font-style="italic" style:font-style-asian="italic" style:font-style-complex="italic"/>
    </style:style>
    <style:style style:name="T56_9" style:family="text">
      <style:text-properties fo:font-style="italic" style:font-style-asian="italic" style:font-style-complex="italic"/>
    </style:style>
    <style:style style:name="T56_10" style:family="text">
      <style:text-properties fo:font-style="italic" style:font-style-asian="italic" style:font-style-complex="italic"/>
    </style:style>
    <style:style style:name="T56_11" style:family="text">
      <style:text-properties fo:font-style="italic" style:font-style-asian="italic" style:font-style-complex="italic"/>
    </style:style>
    <style:style style:name="T56_12" style:family="text">
      <style:text-properties fo:font-style="italic" style:font-style-asian="italic" style:font-style-complex="italic"/>
    </style:style>
    <style:style style:name="T56_13" style:family="text">
      <style:text-properties fo:font-style="italic" style:font-style-asian="italic" style:font-style-complex="italic"/>
    </style:style>
    <style:style style:name="T56_14" style:family="text">
      <style:text-properties fo:font-style="italic" style:font-style-asian="italic" style:font-style-complex="italic"/>
    </style:style>
    <style:style style:name="T56_15" style:family="text">
      <style:text-properties fo:font-style="italic" style:font-style-asian="italic" style:font-style-complex="italic"/>
    </style:style>
    <style:style style:name="T56_16" style:family="text">
      <style:text-properties fo:font-style="italic" style:font-style-asian="italic" style:font-style-complex="italic"/>
    </style:style>
    <style:style style:name="T56_17" style:family="text">
      <style:text-properties fo:font-style="italic" style:font-style-asian="italic" style:font-style-complex="italic"/>
    </style:style>
    <style:style style:name="T56_18" style:family="text">
      <style:text-properties fo:font-style="italic" style:font-style-asian="italic" style:font-style-complex="italic"/>
    </style:style>
    <style:style style:name="T56_19" style:family="text">
      <style:text-properties fo:font-style="italic" style:font-style-asian="italic" style:font-style-complex="italic"/>
    </style:style>
    <style:style style:name="T56_20" style:family="text">
      <style:text-properties fo:font-style="italic" style:font-style-asian="italic" style:font-style-complex="italic"/>
    </style:style>
    <style:style style:name="T56_21" style:family="text">
      <style:text-properties fo:font-style="italic" style:font-style-asian="italic" style:font-style-complex="italic"/>
    </style:style>
    <style:style style:name="T56_22" style:family="text">
      <style:text-properties fo:font-style="italic" style:font-style-asian="italic" style:font-style-complex="italic"/>
    </style:style>
    <style:style style:name="T56_23" style:family="text">
      <style:text-properties fo:font-style="italic" style:font-style-asian="italic" style:font-style-complex="italic"/>
    </style:style>
    <style:style style:name="T56_24" style:family="text">
      <style:text-properties fo:font-style="italic" style:font-style-asian="italic" style:font-style-complex="italic"/>
    </style:style>
    <style:style style:name="T56_25" style:family="text">
      <style:text-properties fo:font-style="italic" style:font-style-asian="italic" style:font-style-complex="italic"/>
    </style:style>
    <style:style style:name="T56_26" style:family="text">
      <style:text-properties fo:font-style="italic" style:font-style-asian="italic" style:font-style-complex="italic"/>
    </style:style>
    <style:style style:name="T56_27" style:family="text">
      <style:text-properties fo:font-style="italic" style:font-style-asian="italic" style:font-style-complex="italic"/>
    </style:style>
    <style:style style:name="T56_28" style:family="text">
      <style:text-properties fo:font-style="italic" style:font-style-asian="italic" style:font-style-complex="italic"/>
    </style:style>
    <style:style style:name="T56_29" style:family="text">
      <style:text-properties fo:font-style="italic" style:font-style-asian="italic" style:font-style-complex="italic"/>
    </style:style>
    <style:style style:name="T56_30" style:family="text">
      <style:text-properties fo:font-style="italic" style:font-style-asian="italic" style:font-style-complex="italic"/>
    </style:style>
    <style:style style:name="T56_31" style:family="text">
      <style:text-properties fo:font-style="italic" style:font-style-asian="italic" style:font-style-complex="italic"/>
    </style:style>
    <style:style style:name="T56_32" style:family="text">
      <style:text-properties fo:font-style="italic" style:font-style-asian="italic" style:font-style-complex="italic"/>
    </style:style>
    <style:style style:name="T56_33" style:family="text">
      <style:text-properties fo:font-style="italic" style:font-style-asian="italic" style:font-style-complex="italic"/>
    </style:style>
    <style:style style:name="T56_34" style:family="text">
      <style:text-properties fo:font-style="italic" style:font-style-asian="italic" style:font-style-complex="italic"/>
    </style:style>
    <style:style style:name="T56_35" style:family="text">
      <style:text-properties fo:font-style="italic" style:font-style-asian="italic" style:font-style-complex="italic"/>
    </style:style>
    <style:style style:name="T56_36" style:family="text">
      <style:text-properties fo:font-style="italic" style:font-style-asian="italic" style:font-style-complex="italic"/>
    </style:style>
    <style:style style:name="T56_37" style:family="text">
      <style:text-properties fo:font-style="italic" style:font-style-asian="italic" style:font-style-complex="italic"/>
    </style:style>
    <style:style style:name="T56_38" style:family="text">
      <style:text-properties fo:font-style="italic" style:font-style-asian="italic" style:font-style-complex="italic"/>
    </style:style>
    <style:style style:name="T56_39" style:family="text">
      <style:text-properties fo:font-style="italic" style:font-style-asian="italic" style:font-style-complex="italic"/>
    </style:style>
    <style:style style:name="T56_40" style:family="text">
      <style:text-properties fo:font-style="italic" style:font-style-asian="italic" style:font-style-complex="italic"/>
    </style:style>
    <style:style style:name="T56_41" style:family="text">
      <style:text-properties fo:font-style="italic" style:font-style-asian="italic" style:font-style-complex="italic"/>
    </style:style>
    <style:style style:name="T56_42" style:family="text">
      <style:text-properties fo:font-style="italic" style:font-style-asian="italic" style:font-style-complex="italic"/>
    </style:style>
    <style:style style:name="T56_43" style:family="text">
      <style:text-properties fo:font-style="italic" style:font-style-asian="italic" style:font-style-complex="italic"/>
    </style:style>
    <style:style style:name="T56_44" style:family="text">
      <style:text-properties fo:font-style="italic" style:font-style-asian="italic" style:font-style-complex="italic"/>
    </style:style>
    <style:style style:name="T56_45" style:family="text">
      <style:text-properties fo:font-style="italic" style:font-style-asian="italic" style:font-style-complex="italic"/>
    </style:style>
    <style:style style:name="T56_46" style:family="text">
      <style:text-properties fo:font-style="italic" style:font-style-asian="italic" style:font-style-complex="italic"/>
    </style:style>
    <style:style style:name="T56_47" style:family="text">
      <style:text-properties fo:font-style="italic" style:font-style-asian="italic" style:font-style-complex="italic"/>
    </style:style>
    <style:style style:name="T56_48" style:family="text">
      <style:text-properties fo:font-style="italic" style:font-style-asian="italic" style:font-style-complex="italic"/>
    </style:style>
    <style:style style:name="T56_49" style:family="text">
      <style:text-properties fo:font-style="italic" style:font-style-asian="italic" style:font-style-complex="italic"/>
    </style:style>
    <style:style style:name="T56_50" style:family="text">
      <style:text-properties fo:font-style="italic" style:font-style-asian="italic" style:font-style-complex="italic"/>
    </style:style>
    <style:style style:name="T56_51" style:family="text">
      <style:text-properties fo:font-style="italic" style:font-style-asian="italic" style:font-style-complex="italic"/>
    </style:style>
    <style:style style:name="T56_52" style:family="text">
      <style:text-properties fo:font-style="italic" style:font-style-asian="italic" style:font-style-complex="italic"/>
    </style:style>
    <style:style style:name="T56_53" style:family="text">
      <style:text-properties fo:font-style="italic" style:font-style-asian="italic" style:font-style-complex="italic"/>
    </style:style>
    <style:style style:name="T56_54" style:family="text">
      <style:text-properties fo:font-style="italic" style:font-style-asian="italic" style:font-style-complex="italic"/>
    </style:style>
    <style:style style:name="T56_55" style:family="text">
      <style:text-properties fo:font-style="italic" style:font-style-asian="italic" style:font-style-complex="italic"/>
    </style:style>
    <style:style style:name="T56_56" style:family="text">
      <style:text-properties fo:font-style="italic" style:font-style-asian="italic" style:font-style-complex="italic"/>
    </style:style>
    <style:style style:name="T56_57" style:family="text">
      <style:text-properties fo:font-style="italic" style:font-style-asian="italic" style:font-style-complex="italic"/>
    </style:style>
    <style:style style:name="T56_58" style:family="text">
      <style:text-properties fo:font-style="italic" style:font-style-asian="italic" style:font-style-complex="italic"/>
    </style:style>
    <style:style style:name="T56_59" style:family="text">
      <style:text-properties fo:font-style="italic" style:font-style-asian="italic" style:font-style-complex="italic"/>
    </style:style>
    <style:style style:name="T56_60" style:family="text">
      <style:text-properties fo:font-style="italic" style:font-style-asian="italic" style:font-style-complex="italic"/>
    </style:style>
    <style:style style:name="T56_61" style:family="text">
      <style:text-properties fo:font-style="italic" style:font-style-asian="italic" style:font-style-complex="italic"/>
    </style:style>
    <style:style style:name="T56_62" style:family="text">
      <style:text-properties fo:font-style="italic" style:font-style-asian="italic" style:font-style-complex="italic"/>
    </style:style>
    <style:style style:name="T56_63" style:family="text">
      <style:text-properties fo:font-style="italic" style:font-style-asian="italic" style:font-style-complex="italic"/>
    </style:style>
    <style:style style:name="T56_64" style:family="text">
      <style:text-properties fo:font-style="italic" style:font-style-asian="italic" style:font-style-complex="italic"/>
    </style:style>
    <style:style style:name="T56_65" style:family="text">
      <style:text-properties fo:font-style="italic" style:font-style-asian="italic" style:font-style-complex="italic"/>
    </style:style>
    <style:style style:name="T56_66" style:family="text">
      <style:text-properties fo:font-style="italic" style:font-style-asian="italic" style:font-style-complex="italic"/>
    </style:style>
    <style:style style:name="T56_67" style:family="text">
      <style:text-properties fo:font-style="italic" style:font-style-asian="italic" style:font-style-complex="italic"/>
    </style:style>
    <style:style style:name="T56_68" style:family="text">
      <style:text-properties fo:font-style="italic" style:font-style-asian="italic" style:font-style-complex="italic"/>
    </style:style>
    <style:style style:name="T56_69" style:family="text">
      <style:text-properties fo:font-style="italic" style:font-style-asian="italic" style:font-style-complex="italic"/>
    </style:style>
    <style:style style:name="T56_70" style:family="text">
      <style:text-properties fo:font-style="italic" style:font-style-asian="italic" style:font-style-complex="italic"/>
    </style:style>
    <style:style style:name="T56_71" style:family="text">
      <style:text-properties fo:font-style="italic" style:font-style-asian="italic" style:font-style-complex="italic"/>
    </style:style>
    <style:style style:name="T56_72" style:family="text">
      <style:text-properties fo:font-style="italic" style:font-style-asian="italic" style:font-style-complex="italic"/>
    </style:style>
    <style:style style:name="T56_73" style:family="text">
      <style:text-properties fo:font-style="italic" style:font-style-asian="italic" style:font-style-complex="italic"/>
    </style:style>
    <style:style style:name="T56_74" style:family="text">
      <style:text-properties fo:font-style="italic" style:font-style-asian="italic" style:font-style-complex="italic"/>
    </style:style>
    <style:style style:name="T56_75" style:family="text">
      <style:text-properties fo:font-style="italic" style:font-style-asian="italic" style:font-style-complex="italic"/>
    </style:style>
    <style:style style:name="T56_76" style:family="text">
      <style:text-properties fo:font-style="italic" style:font-style-asian="italic" style:font-style-complex="italic"/>
    </style:style>
    <style:style style:name="T56_77" style:family="text">
      <style:text-properties fo:font-style="italic" style:font-style-asian="italic" style:font-style-complex="italic"/>
    </style:style>
    <style:style style:name="T56_78" style:family="text">
      <style:text-properties fo:font-style="italic" style:font-style-asian="italic" style:font-style-complex="italic"/>
    </style:style>
    <style:style style:name="T56_79" style:family="text">
      <style:text-properties fo:font-style="italic" style:font-style-asian="italic" style:font-style-complex="italic"/>
    </style:style>
    <style:style style:name="T56_80" style:family="text">
      <style:text-properties fo:font-style="italic" style:font-style-asian="italic" style:font-style-complex="italic"/>
    </style:style>
    <style:style style:name="T56_81" style:family="text">
      <style:text-properties fo:font-style="italic" style:font-style-asian="italic" style:font-style-complex="italic"/>
    </style:style>
    <style:style style:name="T56_82" style:family="text">
      <style:text-properties fo:font-style="italic" style:font-style-asian="italic" style:font-style-complex="italic"/>
    </style:style>
    <style:style style:name="T56_83" style:family="text">
      <style:text-properties fo:font-style="italic" style:font-style-asian="italic" style:font-style-complex="italic"/>
    </style:style>
    <style:style style:name="T56_84" style:family="text">
      <style:text-properties fo:font-style="italic" style:font-style-asian="italic" style:font-style-complex="italic"/>
    </style:style>
    <style:style style:name="T56_85" style:family="text">
      <style:text-properties fo:font-style="italic" style:font-style-asian="italic" style:font-style-complex="italic"/>
    </style:style>
    <style:style style:name="T56_86" style:family="text">
      <style:text-properties fo:font-style="italic" style:font-style-asian="italic" style:font-style-complex="italic"/>
    </style:style>
    <style:style style:name="T56_87" style:family="text">
      <style:text-properties fo:font-style="italic" style:font-style-asian="italic" style:font-style-complex="italic"/>
    </style:style>
    <style:style style:name="T56_88" style:family="text">
      <style:text-properties fo:font-style="italic" style:font-style-asian="italic" style:font-style-complex="italic"/>
    </style:style>
    <style:style style:name="T56_89" style:family="text">
      <style:text-properties fo:font-style="italic" style:font-style-asian="italic" style:font-style-complex="italic"/>
    </style:style>
    <style:style style:name="T56_90" style:family="text">
      <style:text-properties fo:font-style="italic" style:font-style-asian="italic" style:font-style-complex="italic"/>
    </style:style>
    <style:style style:name="T56_91" style:family="text">
      <style:text-properties fo:font-style="italic" style:font-style-asian="italic" style:font-style-complex="italic"/>
    </style:style>
    <style:style style:name="T56_92" style:family="text">
      <style:text-properties fo:font-style="italic" style:font-style-asian="italic" style:font-style-complex="italic"/>
    </style:style>
    <style:style style:name="T56_93" style:family="text">
      <style:text-properties fo:font-style="italic" style:font-style-asian="italic" style:font-style-complex="italic"/>
    </style:style>
    <style:style style:name="T56_94" style:family="text">
      <style:text-properties fo:font-style="italic" style:font-style-asian="italic" style:font-style-complex="italic"/>
    </style:style>
    <style:style style:name="T56_95" style:family="text">
      <style:text-properties fo:font-style="italic" style:font-style-asian="italic" style:font-style-complex="italic"/>
    </style:style>
    <style:style style:name="T56_96" style:family="text">
      <style:text-properties fo:font-style="italic" style:font-style-asian="italic" style:font-style-complex="italic"/>
    </style:style>
    <style:style style:name="T56_97" style:family="text">
      <style:text-properties fo:font-style="italic" style:font-style-asian="italic" style:font-style-complex="italic"/>
    </style:style>
    <style:style style:name="T56_98" style:family="text">
      <style:text-properties fo:font-style="italic" style:font-style-asian="italic" style:font-style-complex="italic"/>
    </style:style>
    <style:style style:name="T56_99" style:family="text">
      <style:text-properties fo:font-style="italic" style:font-style-asian="italic" style:font-style-complex="italic"/>
    </style:style>
    <style:style style:name="T56_100" style:family="text">
      <style:text-properties fo:font-style="italic" style:font-style-asian="italic" style:font-style-complex="italic"/>
    </style:style>
    <style:style style:name="T56_101" style:family="text">
      <style:text-properties fo:font-style="italic" style:font-style-asian="italic" style:font-style-complex="italic"/>
    </style:style>
    <style:style style:name="T56_102" style:family="text">
      <style:text-properties fo:font-style="italic" style:font-style-asian="italic" style:font-style-complex="italic"/>
    </style:style>
    <style:style style:name="T56_103" style:family="text">
      <style:text-properties fo:font-style="italic" style:font-style-asian="italic" style:font-style-complex="italic"/>
    </style:style>
    <style:style style:name="T56_104" style:family="text">
      <style:text-properties fo:font-style="italic" style:font-style-asian="italic" style:font-style-complex="italic"/>
    </style:style>
    <style:style style:name="T56_105" style:family="text">
      <style:text-properties fo:font-style="italic" style:font-style-asian="italic" style:font-style-complex="italic"/>
    </style:style>
    <style:style style:name="T56_106" style:family="text">
      <style:text-properties fo:font-style="italic" style:font-style-asian="italic" style:font-style-complex="italic"/>
    </style:style>
    <style:style style:name="T56_107" style:family="text">
      <style:text-properties fo:font-style="italic" style:font-style-asian="italic" style:font-style-complex="italic"/>
    </style:style>
    <style:style style:name="T56_108" style:family="text">
      <style:text-properties fo:font-style="italic" style:font-style-asian="italic" style:font-style-complex="italic"/>
    </style:style>
    <style:style style:name="T56_109" style:family="text">
      <style:text-properties fo:font-style="italic" style:font-style-asian="italic" style:font-style-complex="italic"/>
    </style:style>
    <style:style style:name="T56_110" style:family="text">
      <style:text-properties fo:font-style="italic" style:font-style-asian="italic" style:font-style-complex="italic"/>
    </style:style>
    <style:style style:name="T56_111" style:family="text">
      <style:text-properties fo:font-style="italic" style:font-style-asian="italic" style:font-style-complex="italic"/>
    </style:style>
    <style:style style:name="T56_112" style:family="text">
      <style:text-properties fo:font-style="italic" style:font-style-asian="italic" style:font-style-complex="italic"/>
    </style:style>
    <style:style style:name="T56_113" style:family="text">
      <style:text-properties fo:font-style="italic" style:font-style-asian="italic" style:font-style-complex="italic"/>
    </style:style>
    <style:style style:name="T56_114" style:family="text">
      <style:text-properties fo:font-style="italic" style:font-style-asian="italic" style:font-style-complex="italic"/>
    </style:style>
    <style:style style:name="T56_115" style:family="text">
      <style:text-properties fo:font-style="italic" style:font-style-asian="italic" style:font-style-complex="italic"/>
    </style:style>
    <style:style style:name="T56_116" style:family="text">
      <style:text-properties fo:font-style="italic" style:font-style-asian="italic" style:font-style-complex="italic"/>
    </style:style>
    <style:style style:name="T56_117" style:family="text">
      <style:text-properties fo:font-style="italic" style:font-style-asian="italic" style:font-style-complex="italic"/>
    </style:style>
    <style:style style:name="T56_118" style:family="text">
      <style:text-properties fo:font-style="italic" style:font-style-asian="italic" style:font-style-complex="italic"/>
    </style:style>
    <style:style style:name="T56_119" style:family="text">
      <style:text-properties fo:font-style="italic" style:font-style-asian="italic" style:font-style-complex="italic"/>
    </style:style>
    <style:style style:name="T56_120" style:family="text">
      <style:text-properties fo:font-style="italic" style:font-style-asian="italic" style:font-style-complex="italic"/>
    </style:style>
    <style:style style:name="T56_121" style:family="text">
      <style:text-properties fo:font-style="italic" style:font-style-asian="italic" style:font-style-complex="italic"/>
    </style:style>
    <style:style style:name="T56_122" style:family="text">
      <style:text-properties fo:font-style="italic" style:font-style-asian="italic" style:font-style-complex="italic"/>
    </style:style>
    <style:style style:name="T56_123" style:family="text">
      <style:text-properties fo:font-style="italic" style:font-style-asian="italic" style:font-style-complex="italic"/>
    </style:style>
    <style:style style:name="T56_124" style:family="text">
      <style:text-properties fo:font-style="italic" style:font-style-asian="italic" style:font-style-complex="italic"/>
    </style:style>
    <style:style style:name="T56_125" style:family="text">
      <style:text-properties fo:font-style="italic" style:font-style-asian="italic" style:font-style-complex="italic"/>
    </style:style>
    <style:style style:name="T56_126" style:family="text">
      <style:text-properties fo:font-style="italic" style:font-style-asian="italic" style:font-style-complex="italic"/>
    </style:style>
    <style:style style:name="T56_127" style:family="text">
      <style:text-properties fo:font-style="italic" style:font-style-asian="italic" style:font-style-complex="italic"/>
    </style:style>
    <style:style style:name="T56_128" style:family="text">
      <style:text-properties fo:font-style="italic" style:font-style-asian="italic" style:font-style-complex="italic"/>
    </style:style>
    <style:style style:name="T56_129" style:family="text">
      <style:text-properties fo:font-style="italic" style:font-style-asian="italic" style:font-style-complex="italic"/>
    </style:style>
    <style:style style:name="T56_130" style:family="text">
      <style:text-properties fo:font-style="italic" style:font-style-asian="italic" style:font-style-complex="italic"/>
    </style:style>
    <style:style style:name="T56_131" style:family="text">
      <style:text-properties fo:font-style="italic" style:font-style-asian="italic" style:font-style-complex="italic"/>
    </style:style>
    <style:style style:name="T56_132" style:family="text">
      <style:text-properties fo:font-style="italic" style:font-style-asian="italic" style:font-style-complex="italic"/>
    </style:style>
    <style:style style:name="T56_133" style:family="text">
      <style:text-properties fo:font-style="italic" style:font-style-asian="italic" style:font-style-complex="italic"/>
    </style:style>
    <style:style style:name="T56_134" style:family="text">
      <style:text-properties fo:font-style="italic" style:font-style-asian="italic" style:font-style-complex="italic"/>
    </style:style>
    <style:style style:name="T56_135" style:family="text">
      <style:text-properties fo:font-style="italic" style:font-style-asian="italic" style:font-style-complex="italic"/>
    </style:style>
    <style:style style:name="T56_136" style:family="text">
      <style:text-properties fo:font-style="italic" style:font-style-asian="italic" style:font-style-complex="italic"/>
    </style:style>
    <style:style style:name="T56_137" style:family="text">
      <style:text-properties fo:font-style="italic" style:font-style-asian="italic" style:font-style-complex="italic"/>
    </style:style>
    <style:style style:name="T56_138" style:family="text">
      <style:text-properties fo:font-style="italic" style:font-style-asian="italic" style:font-style-complex="italic"/>
    </style:style>
    <style:style style:name="T56_139" style:family="text">
      <style:text-properties fo:font-style="italic" style:font-style-asian="italic" style:font-style-complex="italic"/>
    </style:style>
    <style:style style:name="T56_140" style:family="text">
      <style:text-properties fo:font-style="italic" style:font-style-asian="italic" style:font-style-complex="italic"/>
    </style:style>
    <style:style style:name="T56_141" style:family="text">
      <style:text-properties fo:font-style="italic" style:font-style-asian="italic" style:font-style-complex="italic"/>
    </style:style>
    <style:style style:name="T56_142" style:family="text">
      <style:text-properties fo:font-style="italic" style:font-style-asian="italic" style:font-style-complex="italic"/>
    </style:style>
    <style:style style:name="T56_143" style:family="text">
      <style:text-properties fo:font-style="italic" style:font-style-asian="italic" style:font-style-complex="italic"/>
    </style:style>
    <style:style style:name="T56_144" style:family="text">
      <style:text-properties fo:font-style="italic" style:font-style-asian="italic" style:font-style-complex="italic"/>
    </style:style>
    <style:style style:name="T56_145" style:family="text">
      <style:text-properties fo:font-style="italic" style:font-style-asian="italic" style:font-style-complex="italic"/>
    </style:style>
    <style:style style:name="T56_146" style:family="text">
      <style:text-properties fo:font-style="italic" style:font-style-asian="italic" style:font-style-complex="italic"/>
    </style:style>
    <style:style style:name="T56_147" style:family="text">
      <style:text-properties fo:font-style="italic" style:font-style-asian="italic" style:font-style-complex="italic"/>
    </style:style>
    <style:style style:name="T56_148" style:family="text">
      <style:text-properties fo:font-style="italic" style:font-style-asian="italic" style:font-style-complex="italic"/>
    </style:style>
    <style:style style:name="T56_149" style:family="text">
      <style:text-properties fo:font-style="italic" style:font-style-asian="italic" style:font-style-complex="italic"/>
    </style:style>
    <style:style style:name="T56_150" style:family="text">
      <style:text-properties fo:font-style="italic" style:font-style-asian="italic" style:font-style-complex="italic"/>
    </style:style>
    <style:style style:name="T56_151" style:family="text">
      <style:text-properties fo:font-style="italic" style:font-style-asian="italic" style:font-style-complex="italic"/>
    </style:style>
    <style:style style:name="T56_152" style:family="text">
      <style:text-properties fo:font-style="italic" style:font-style-asian="italic" style:font-style-complex="italic"/>
    </style:style>
    <style:style style:name="T56_153" style:family="text">
      <style:text-properties fo:font-style="italic" style:font-style-asian="italic" style:font-style-complex="italic"/>
    </style:style>
    <style:style style:name="T56_154" style:family="text">
      <style:text-properties fo:font-style="italic" style:font-style-asian="italic" style:font-style-complex="italic"/>
    </style:style>
    <style:style style:name="T56_155" style:family="text">
      <style:text-properties fo:font-style="italic" style:font-style-asian="italic" style:font-style-complex="italic"/>
    </style:style>
    <style:style style:name="T56_156" style:family="text">
      <style:text-properties fo:font-style="italic" style:font-style-asian="italic" style:font-style-complex="italic"/>
    </style:style>
    <style:style style:name="T56_157" style:family="text">
      <style:text-properties fo:font-style="italic" style:font-style-asian="italic" style:font-style-complex="italic"/>
    </style:style>
    <style:style style:name="T56_158" style:family="text">
      <style:text-properties fo:font-style="italic" style:font-style-asian="italic" style:font-style-complex="italic"/>
    </style:style>
    <style:style style:name="T56_159" style:family="text">
      <style:text-properties fo:font-style="italic" style:font-style-asian="italic" style:font-style-complex="italic"/>
    </style:style>
    <style:style style:name="T56_160" style:family="text">
      <style:text-properties fo:font-style="italic" style:font-style-asian="italic" style:font-style-complex="italic"/>
    </style:style>
    <style:style style:name="T56_161" style:family="text">
      <style:text-properties fo:font-style="italic" style:font-style-asian="italic" style:font-style-complex="italic"/>
    </style:style>
    <style:style style:name="T56_162" style:family="text">
      <style:text-properties fo:font-style="italic" style:font-style-asian="italic" style:font-style-complex="italic"/>
    </style:style>
    <style:style style:name="T56_163" style:family="text">
      <style:text-properties fo:font-style="italic" style:font-style-asian="italic" style:font-style-complex="italic"/>
    </style:style>
    <style:style style:name="T56_164" style:family="text">
      <style:text-properties fo:font-style="italic" style:font-style-asian="italic" style:font-style-complex="italic"/>
    </style:style>
    <style:style style:name="T56_165" style:family="text">
      <style:text-properties fo:font-style="italic" style:font-style-asian="italic" style:font-style-complex="italic"/>
    </style:style>
    <style:style style:name="T56_166" style:family="text">
      <style:text-properties fo:font-style="italic" style:font-style-asian="italic" style:font-style-complex="italic"/>
    </style:style>
    <style:style style:name="T56_167" style:family="text">
      <style:text-properties fo:font-style="italic" style:font-style-asian="italic" style:font-style-complex="italic"/>
    </style:style>
    <style:style style:name="T56_168" style:family="text">
      <style:text-properties fo:font-style="italic" style:font-style-asian="italic" style:font-style-complex="italic"/>
    </style:style>
    <style:style style:name="T56_169" style:family="text">
      <style:text-properties fo:font-style="italic" style:font-style-asian="italic" style:font-style-complex="italic"/>
    </style:style>
    <style:style style:name="T56_170" style:family="text">
      <style:text-properties fo:font-style="italic" style:font-style-asian="italic" style:font-style-complex="italic"/>
    </style:style>
    <style:style style:name="T56_171" style:family="text">
      <style:text-properties fo:font-style="italic" style:font-style-asian="italic" style:font-style-complex="italic"/>
    </style:style>
    <style:style style:name="T56_172" style:family="text">
      <style:text-properties fo:font-style="italic" style:font-style-asian="italic" style:font-style-complex="italic"/>
    </style:style>
    <style:style style:name="T56_173" style:family="text">
      <style:text-properties fo:font-style="italic" style:font-style-asian="italic" style:font-style-complex="italic"/>
    </style:style>
    <style:style style:name="T56_174" style:family="text">
      <style:text-properties fo:font-style="italic" style:font-style-asian="italic" style:font-style-complex="italic"/>
    </style:style>
    <style:style style:name="T56_175" style:family="text">
      <style:text-properties fo:font-style="italic" style:font-style-asian="italic" style:font-style-complex="italic"/>
    </style:style>
    <style:style style:name="T56_176" style:family="text">
      <style:text-properties fo:font-style="italic" style:font-style-asian="italic" style:font-style-complex="italic"/>
    </style:style>
    <style:style style:name="T56_177" style:family="text">
      <style:text-properties fo:font-style="italic" style:font-style-asian="italic" style:font-style-complex="italic"/>
    </style:style>
    <style:style style:name="T56_178" style:family="text">
      <style:text-properties fo:font-style="italic" style:font-style-asian="italic" style:font-style-complex="italic"/>
    </style:style>
    <style:style style:name="T56_179" style:family="text">
      <style:text-properties fo:font-style="italic" style:font-style-asian="italic" style:font-style-complex="italic"/>
    </style:style>
    <style:style style:name="T56_180" style:family="text">
      <style:text-properties fo:font-style="italic" style:font-style-asian="italic" style:font-style-complex="italic"/>
    </style:style>
    <style:style style:name="T56_181" style:family="text">
      <style:text-properties fo:font-style="italic" style:font-style-asian="italic" style:font-style-complex="italic"/>
    </style:style>
    <style:style style:name="T56_182" style:family="text">
      <style:text-properties fo:font-style="italic" style:font-style-asian="italic" style:font-style-complex="italic"/>
    </style:style>
    <style:style style:name="T56_183" style:family="text">
      <style:text-properties fo:font-style="italic" style:font-style-asian="italic" style:font-style-complex="italic"/>
    </style:style>
    <style:style style:name="T56_184" style:family="text">
      <style:text-properties fo:font-style="italic" style:font-style-asian="italic" style:font-style-complex="italic"/>
    </style:style>
    <style:style style:name="T56_185" style:family="text">
      <style:text-properties fo:font-style="italic" style:font-style-asian="italic" style:font-style-complex="italic"/>
    </style:style>
    <style:style style:name="T56_186" style:family="text">
      <style:text-properties fo:font-style="italic" style:font-style-asian="italic" style:font-style-complex="italic"/>
    </style:style>
    <style:style style:name="T56_187" style:family="text">
      <style:text-properties fo:font-style="italic" style:font-style-asian="italic" style:font-style-complex="italic"/>
    </style:style>
    <style:style style:name="T56_188" style:family="text">
      <style:text-properties fo:font-style="italic" style:font-style-asian="italic" style:font-style-complex="italic"/>
    </style:style>
    <style:style style:name="T56_189" style:family="text">
      <style:text-properties fo:font-style="italic" style:font-style-asian="italic" style:font-style-complex="italic"/>
    </style:style>
    <style:style style:name="T56_190" style:family="text">
      <style:text-properties fo:font-style="italic" style:font-style-asian="italic" style:font-style-complex="italic"/>
    </style:style>
    <style:style style:name="T56_191" style:family="text">
      <style:text-properties fo:font-style="italic" style:font-style-asian="italic" style:font-style-complex="italic"/>
    </style:style>
    <style:style style:name="T56_192" style:family="text">
      <style:text-properties fo:font-style="italic" style:font-style-asian="italic" style:font-style-complex="italic"/>
    </style:style>
    <style:style style:name="T56_193" style:family="text">
      <style:text-properties fo:font-style="italic" style:font-style-asian="italic" style:font-style-complex="italic"/>
    </style:style>
    <style:style style:name="T56_194" style:family="text">
      <style:text-properties fo:font-style="italic" style:font-style-asian="italic" style:font-style-complex="italic"/>
    </style:style>
    <style:style style:name="T56_195" style:family="text">
      <style:text-properties fo:font-style="italic" style:font-style-asian="italic" style:font-style-complex="italic"/>
    </style:style>
    <style:style style:name="T56_196" style:family="text">
      <style:text-properties fo:font-style="italic" style:font-style-asian="italic" style:font-style-complex="italic"/>
    </style:style>
    <style:style style:name="T56_197" style:family="text">
      <style:text-properties fo:font-style="italic" style:font-style-asian="italic" style:font-style-complex="italic"/>
    </style:style>
    <style:style style:name="T56_198" style:family="text">
      <style:text-properties fo:font-style="italic" style:font-style-asian="italic" style:font-style-complex="italic"/>
    </style:style>
    <style:style style:name="T56_199" style:family="text">
      <style:text-properties fo:font-style="italic" style:font-style-asian="italic" style:font-style-complex="italic"/>
    </style:style>
    <style:style style:name="T56_200" style:family="text">
      <style:text-properties fo:font-style="italic" style:font-style-asian="italic" style:font-style-complex="italic"/>
    </style:style>
    <style:style style:name="T56_201" style:family="text">
      <style:text-properties fo:font-style="italic" style:font-style-asian="italic" style:font-style-complex="italic"/>
    </style:style>
    <style:style style:name="T56_202" style:family="text">
      <style:text-properties fo:font-style="italic" style:font-style-asian="italic" style:font-style-complex="italic"/>
    </style:style>
    <style:style style:name="T56_203" style:family="text">
      <style:text-properties fo:font-style="italic" style:font-style-asian="italic" style:font-style-complex="italic"/>
    </style:style>
    <style:style style:name="T56_204" style:family="text">
      <style:text-properties fo:font-style="italic" style:font-style-asian="italic" style:font-style-complex="italic"/>
    </style:style>
    <style:style style:name="T56_205" style:family="text">
      <style:text-properties fo:font-style="italic" style:font-style-asian="italic" style:font-style-complex="italic"/>
    </style:style>
    <style:style style:name="T56_206" style:family="text">
      <style:text-properties fo:font-style="italic" style:font-style-asian="italic" style:font-style-complex="italic"/>
    </style:style>
    <style:style style:name="T56_207" style:family="text">
      <style:text-properties fo:font-style="italic" style:font-style-asian="italic" style:font-style-complex="italic"/>
    </style:style>
    <style:style style:name="T56_208" style:family="text">
      <style:text-properties fo:font-style="italic" style:font-style-asian="italic" style:font-style-complex="italic"/>
    </style:style>
    <style:style style:name="T56_209" style:family="text">
      <style:text-properties fo:font-style="italic" style:font-style-asian="italic" style:font-style-complex="italic"/>
    </style:style>
    <style:style style:name="T56_210" style:family="text">
      <style:text-properties fo:font-style="italic" style:font-style-asian="italic" style:font-style-complex="italic"/>
    </style:style>
    <style:style style:name="T56_211" style:family="text">
      <style:text-properties fo:font-style="italic" style:font-style-asian="italic" style:font-style-complex="italic"/>
    </style:style>
    <style:style style:name="T56_212" style:family="text">
      <style:text-properties fo:font-style="italic" style:font-style-asian="italic" style:font-style-complex="italic"/>
    </style:style>
    <style:style style:name="T56_213" style:family="text">
      <style:text-properties fo:font-style="italic" style:font-style-asian="italic" style:font-style-complex="italic"/>
    </style:style>
    <style:style style:name="T56_214" style:family="text">
      <style:text-properties fo:font-style="italic" style:font-style-asian="italic" style:font-style-complex="italic"/>
    </style:style>
    <style:style style:name="T56_215" style:family="text">
      <style:text-properties fo:font-style="italic" style:font-style-asian="italic" style:font-style-complex="italic"/>
    </style:style>
    <style:style style:name="T56_216" style:family="text">
      <style:text-properties fo:font-style="italic" style:font-style-asian="italic" style:font-style-complex="italic"/>
    </style:style>
    <style:style style:name="T56_217" style:family="text">
      <style:text-properties fo:font-style="italic" style:font-style-asian="italic" style:font-style-complex="italic"/>
    </style:style>
    <style:style style:name="T56_218" style:family="text">
      <style:text-properties fo:font-style="italic" style:font-style-asian="italic" style:font-style-complex="italic"/>
    </style:style>
    <style:style style:name="T56_219" style:family="text">
      <style:text-properties fo:font-style="italic" style:font-style-asian="italic" style:font-style-complex="italic"/>
    </style:style>
    <style:style style:name="T56_220" style:family="text">
      <style:text-properties fo:font-style="italic" style:font-style-asian="italic" style:font-style-complex="italic"/>
    </style:style>
    <style:style style:name="T56_221" style:family="text">
      <style:text-properties fo:font-style="italic" style:font-style-asian="italic" style:font-style-complex="italic"/>
    </style:style>
    <style:style style:name="T56_222" style:family="text">
      <style:text-properties fo:font-style="italic" style:font-style-asian="italic" style:font-style-complex="italic"/>
    </style:style>
    <style:style style:name="T56_223" style:family="text">
      <style:text-properties fo:font-style="italic" style:font-style-asian="italic" style:font-style-complex="italic"/>
    </style:style>
    <style:style style:name="T56_224" style:family="text">
      <style:text-properties fo:font-style="italic" style:font-style-asian="italic" style:font-style-complex="italic"/>
    </style:style>
    <style:style style:name="T56_225" style:family="text">
      <style:text-properties fo:font-style="italic" style:font-style-asian="italic" style:font-style-complex="italic"/>
    </style:style>
    <style:style style:name="T56_226" style:family="text">
      <style:text-properties fo:font-style="italic" style:font-style-asian="italic" style:font-style-complex="italic"/>
    </style:style>
    <style:style style:name="T56_227" style:family="text">
      <style:text-properties fo:font-style="italic" style:font-style-asian="italic" style:font-style-complex="italic"/>
    </style:style>
    <style:style style:name="T56_228" style:family="text">
      <style:text-properties fo:font-style="italic" style:font-style-asian="italic" style:font-style-complex="italic"/>
    </style:style>
    <style:style style:name="T56_229" style:family="text">
      <style:text-properties fo:font-style="italic" style:font-style-asian="italic" style:font-style-complex="italic"/>
    </style:style>
    <style:style style:name="T56_230" style:family="text">
      <style:text-properties fo:font-style="italic" style:font-style-asian="italic" style:font-style-complex="italic"/>
    </style:style>
    <style:style style:name="T56_231" style:family="text"/>
    <style:style style:name="T56_232" style:family="text">
      <style:text-properties fo:font-weight="bold" style:font-weight-asian="bold" style:font-weight-complex="bold"/>
    </style:style>
    <style:style style:name="T56_233" style:family="text">
      <style:text-properties fo:font-weight="bold" style:font-weight-asian="bold" style:font-weight-complex="bold"/>
    </style:style>
    <style:style style:name="T56_234" style:family="text">
      <style:text-properties fo:font-weight="bold" style:font-weight-asian="bold" style:font-weight-complex="bold"/>
    </style:style>
    <style:style style:name="T56_235" style:family="text"/>
    <style:style style:name="T56_236" style:family="text"/>
    <style:style style:name="T56_237" style:family="text"/>
    <style:style style:name="T56_238" style:family="text"/>
    <style:style style:name="T56_239" style:family="text"/>
    <style:style style:name="T56_240" style:family="text"/>
    <style:style style:name="T56_241" style:family="text"/>
    <style:style style:name="T56_242" style:family="text"/>
    <style:style style:name="T56_243" style:family="text"/>
    <style:style style:name="T56_244" style:family="text"/>
    <style:style style:name="T56_245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T57_4" style:family="text">
      <style:text-properties fo:font-style="italic" style:font-style-asian="italic" style:font-style-complex="italic"/>
    </style:style>
    <style:style style:name="T57_5" style:family="text">
      <style:text-properties fo:font-style="italic" style:font-style-asian="italic" style:font-style-complex="italic"/>
    </style:style>
    <style:style style:name="T57_6" style:family="text">
      <style:text-properties fo:font-style="italic" style:font-style-asian="italic" style:font-style-complex="italic"/>
    </style:style>
    <style:style style:name="T57_7" style:family="text">
      <style:text-properties fo:font-style="italic" style:font-style-asian="italic" style:font-style-complex="italic"/>
    </style:style>
    <style:style style:name="T57_8" style:family="text">
      <style:text-properties fo:font-style="italic" style:font-style-asian="italic" style:font-style-complex="italic"/>
    </style:style>
    <style:style style:name="T57_9" style:family="text">
      <style:text-properties fo:font-style="italic" style:font-style-asian="italic" style:font-style-complex="italic"/>
    </style:style>
    <style:style style:name="T57_10" style:family="text">
      <style:text-properties fo:font-style="italic" style:font-style-asian="italic" style:font-style-complex="italic"/>
    </style:style>
    <style:style style:name="T57_11" style:family="text">
      <style:text-properties fo:font-style="italic" style:font-style-asian="italic" style:font-style-complex="italic"/>
    </style:style>
    <style:style style:name="T57_12" style:family="text">
      <style:text-properties fo:font-style="italic" style:font-style-asian="italic" style:font-style-complex="italic"/>
    </style:style>
    <style:style style:name="T57_13" style:family="text">
      <style:text-properties fo:font-style="italic" style:font-style-asian="italic" style:font-style-complex="italic"/>
    </style:style>
    <style:style style:name="T57_14" style:family="text">
      <style:text-properties fo:font-style="italic" style:font-style-asian="italic" style:font-style-complex="italic"/>
    </style:style>
    <style:style style:name="T57_15" style:family="text">
      <style:text-properties fo:font-style="italic" style:font-style-asian="italic" style:font-style-complex="italic"/>
    </style:style>
    <style:style style:name="T57_16" style:family="text">
      <style:text-properties fo:font-style="italic" style:font-style-asian="italic" style:font-style-complex="italic"/>
    </style:style>
    <style:style style:name="T57_17" style:family="text">
      <style:text-properties fo:font-style="italic" style:font-style-asian="italic" style:font-style-complex="italic"/>
    </style:style>
    <style:style style:name="T57_18" style:family="text">
      <style:text-properties fo:font-style="italic" style:font-style-asian="italic" style:font-style-complex="italic"/>
    </style:style>
    <style:style style:name="T57_19" style:family="text">
      <style:text-properties fo:font-style="italic" style:font-style-asian="italic" style:font-style-complex="italic"/>
    </style:style>
    <style:style style:name="T57_20" style:family="text">
      <style:text-properties fo:font-style="italic" style:font-style-asian="italic" style:font-style-complex="italic"/>
    </style:style>
    <style:style style:name="T57_21" style:family="text">
      <style:text-properties fo:font-style="italic" style:font-style-asian="italic" style:font-style-complex="italic"/>
    </style:style>
    <style:style style:name="T57_22" style:family="text">
      <style:text-properties fo:font-style="italic" style:font-style-asian="italic" style:font-style-complex="italic"/>
    </style:style>
    <style:style style:name="T57_23" style:family="text">
      <style:text-properties fo:font-style="italic" style:font-style-asian="italic" style:font-style-complex="italic"/>
    </style:style>
    <style:style style:name="T57_24" style:family="text">
      <style:text-properties fo:font-style="italic" style:font-style-asian="italic" style:font-style-complex="italic"/>
    </style:style>
    <style:style style:name="T57_25" style:family="text">
      <style:text-properties fo:font-style="italic" style:font-style-asian="italic" style:font-style-complex="italic"/>
    </style:style>
    <style:style style:name="T57_26" style:family="text">
      <style:text-properties fo:font-style="italic" style:font-style-asian="italic" style:font-style-complex="italic"/>
    </style:style>
    <style:style style:name="T57_27" style:family="text">
      <style:text-properties fo:font-style="italic" style:font-style-asian="italic" style:font-style-complex="italic"/>
    </style:style>
    <style:style style:name="T57_28" style:family="text">
      <style:text-properties fo:font-style="italic" style:font-style-asian="italic" style:font-style-complex="italic"/>
    </style:style>
    <style:style style:name="T57_29" style:family="text">
      <style:text-properties fo:font-style="italic" style:font-style-asian="italic" style:font-style-complex="italic"/>
    </style:style>
    <style:style style:name="T57_30" style:family="text">
      <style:text-properties fo:font-style="italic" style:font-style-asian="italic" style:font-style-complex="italic"/>
    </style:style>
    <style:style style:name="T57_31" style:family="text">
      <style:text-properties fo:font-style="italic" style:font-style-asian="italic" style:font-style-complex="italic"/>
    </style:style>
    <style:style style:name="T57_32" style:family="text">
      <style:text-properties fo:font-style="italic" style:font-style-asian="italic" style:font-style-complex="italic"/>
    </style:style>
    <style:style style:name="T57_33" style:family="text">
      <style:text-properties fo:font-style="italic" style:font-style-asian="italic" style:font-style-complex="italic"/>
    </style:style>
    <style:style style:name="T57_34" style:family="text">
      <style:text-properties fo:font-style="italic" style:font-style-asian="italic" style:font-style-complex="italic"/>
    </style:style>
    <style:style style:name="T57_35" style:family="text">
      <style:text-properties fo:font-style="italic" style:font-style-asian="italic" style:font-style-complex="italic"/>
    </style:style>
    <style:style style:name="T57_36" style:family="text">
      <style:text-properties fo:font-style="italic" style:font-style-asian="italic" style:font-style-complex="italic"/>
    </style:style>
    <style:style style:name="T57_37" style:family="text">
      <style:text-properties fo:font-style="italic" style:font-style-asian="italic" style:font-style-complex="italic"/>
    </style:style>
    <style:style style:name="T57_38" style:family="text">
      <style:text-properties fo:font-style="italic" style:font-style-asian="italic" style:font-style-complex="italic"/>
    </style:style>
    <style:style style:name="T57_39" style:family="text">
      <style:text-properties fo:font-style="italic" style:font-style-asian="italic" style:font-style-complex="italic"/>
    </style:style>
    <style:style style:name="T57_40" style:family="text">
      <style:text-properties fo:font-style="italic" style:font-style-asian="italic" style:font-style-complex="italic"/>
    </style:style>
    <style:style style:name="T57_41" style:family="text">
      <style:text-properties fo:font-style="italic" style:font-style-asian="italic" style:font-style-complex="italic"/>
    </style:style>
    <style:style style:name="T57_42" style:family="text">
      <style:text-properties fo:font-style="italic" style:font-style-asian="italic" style:font-style-complex="italic"/>
    </style:style>
    <style:style style:name="T57_43" style:family="text">
      <style:text-properties fo:font-style="italic" style:font-style-asian="italic" style:font-style-complex="italic"/>
    </style:style>
    <style:style style:name="T57_44" style:family="text">
      <style:text-properties fo:font-style="italic" style:font-style-asian="italic" style:font-style-complex="italic"/>
    </style:style>
    <style:style style:name="T57_45" style:family="text">
      <style:text-properties fo:font-style="italic" style:font-style-asian="italic" style:font-style-complex="italic"/>
    </style:style>
    <style:style style:name="T57_46" style:family="text">
      <style:text-properties fo:font-style="italic" style:font-style-asian="italic" style:font-style-complex="italic"/>
    </style:style>
    <style:style style:name="T57_47" style:family="text">
      <style:text-properties fo:font-style="italic" style:font-style-asian="italic" style:font-style-complex="italic"/>
    </style:style>
    <style:style style:name="T57_48" style:family="text">
      <style:text-properties fo:font-style="italic" style:font-style-asian="italic" style:font-style-complex="italic"/>
    </style:style>
    <style:style style:name="T57_49" style:family="text">
      <style:text-properties fo:font-style="italic" style:font-style-asian="italic" style:font-style-complex="italic"/>
    </style:style>
    <style:style style:name="T57_50" style:family="text">
      <style:text-properties fo:font-style="italic" style:font-style-asian="italic" style:font-style-complex="italic"/>
    </style:style>
    <style:style style:name="T57_51" style:family="text">
      <style:text-properties fo:font-style="italic" style:font-style-asian="italic" style:font-style-complex="italic"/>
    </style:style>
    <style:style style:name="T57_52" style:family="text">
      <style:text-properties fo:font-style="italic" style:font-style-asian="italic" style:font-style-complex="italic"/>
    </style:style>
    <style:style style:name="T57_53" style:family="text">
      <style:text-properties fo:font-style="italic" style:font-style-asian="italic" style:font-style-complex="italic"/>
    </style:style>
    <style:style style:name="T57_54" style:family="text">
      <style:text-properties fo:font-style="italic" style:font-style-asian="italic" style:font-style-complex="italic"/>
    </style:style>
    <style:style style:name="T57_55" style:family="text">
      <style:text-properties fo:font-style="italic" style:font-style-asian="italic" style:font-style-complex="italic"/>
    </style:style>
    <style:style style:name="T57_56" style:family="text">
      <style:text-properties fo:font-style="italic" style:font-style-asian="italic" style:font-style-complex="italic"/>
    </style:style>
    <style:style style:name="T57_57" style:family="text">
      <style:text-properties fo:font-style="italic" style:font-style-asian="italic" style:font-style-complex="italic"/>
    </style:style>
    <style:style style:name="T57_58" style:family="text">
      <style:text-properties fo:font-style="italic" style:font-style-asian="italic" style:font-style-complex="italic"/>
    </style:style>
    <style:style style:name="T57_59" style:family="text">
      <style:text-properties fo:font-style="italic" style:font-style-asian="italic" style:font-style-complex="italic"/>
    </style:style>
    <style:style style:name="T57_60" style:family="text">
      <style:text-properties fo:font-style="italic" style:font-style-asian="italic" style:font-style-complex="italic"/>
    </style:style>
    <style:style style:name="T57_61" style:family="text">
      <style:text-properties fo:font-style="italic" style:font-style-asian="italic" style:font-style-complex="italic"/>
    </style:style>
    <style:style style:name="T57_62" style:family="text">
      <style:text-properties fo:font-style="italic" style:font-style-asian="italic" style:font-style-complex="italic"/>
    </style:style>
    <style:style style:name="T57_63" style:family="text">
      <style:text-properties fo:font-style="italic" style:font-style-asian="italic" style:font-style-complex="italic"/>
    </style:style>
    <style:style style:name="T57_64" style:family="text">
      <style:text-properties fo:font-style="italic" style:font-style-asian="italic" style:font-style-complex="italic"/>
    </style:style>
    <style:style style:name="T57_65" style:family="text">
      <style:text-properties fo:font-style="italic" style:font-style-asian="italic" style:font-style-complex="italic"/>
    </style:style>
    <style:style style:name="T57_66" style:family="text">
      <style:text-properties fo:font-style="italic" style:font-style-asian="italic" style:font-style-complex="italic"/>
    </style:style>
    <style:style style:name="T57_67" style:family="text">
      <style:text-properties fo:font-style="italic" style:font-style-asian="italic" style:font-style-complex="italic"/>
    </style:style>
    <style:style style:name="T57_68" style:family="text">
      <style:text-properties fo:font-style="italic" style:font-style-asian="italic" style:font-style-complex="italic"/>
    </style:style>
    <style:style style:name="T57_69" style:family="text">
      <style:text-properties fo:font-style="italic" style:font-style-asian="italic" style:font-style-complex="italic"/>
    </style:style>
    <style:style style:name="T57_70" style:family="text">
      <style:text-properties fo:font-style="italic" style:font-style-asian="italic" style:font-style-complex="italic"/>
    </style:style>
    <style:style style:name="T57_71" style:family="text">
      <style:text-properties fo:font-style="italic" style:font-style-asian="italic" style:font-style-complex="italic"/>
    </style:style>
    <style:style style:name="T57_72" style:family="text">
      <style:text-properties fo:font-style="italic" style:font-style-asian="italic" style:font-style-complex="italic"/>
    </style:style>
    <style:style style:name="P58" style:family="paragraph" style:parent-style-name="Heading_20_4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3">
      <style:paragraph-properties fo:break-before="auto" fo:line-height="115%" style:writing-mode="lr-tb"/>
    </style:style>
    <style:style style:name="T69_1" style:family="text" style:parent-style-name="Heading_20_3"/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 style:parent-style-name="Heading_20_3"/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 style:parent-style-name="Heading_20_3"/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T82_21" style:family="text"/>
    <style:style style:name="T82_22" style:family="text">
      <style:text-properties fo:color="#1155cc" style:text-underline-style="solid" style:text-underline-color="font-color"/>
    </style:style>
    <style:style style:name="T82_23" style:family="text"/>
    <style:style style:name="T82_24" style:family="text">
      <style:text-properties fo:color="#1155cc" style:text-underline-style="solid" style:text-underline-color="font-color"/>
    </style:style>
    <style:style style:name="T82_25" style:family="text"/>
    <style:style style:name="T82_26" style:family="text">
      <style:text-properties fo:color="#1155cc" style:text-underline-style="solid" style:text-underline-color="font-color"/>
    </style:style>
    <style:style style:name="T82_27" style:family="text"/>
    <style:style style:name="T82_28" style:family="text">
      <style:text-properties fo:color="#1155cc" style:text-underline-style="solid" style:text-underline-color="font-color"/>
    </style:style>
    <style:style style:name="T82_29" style:family="text"/>
    <style:style style:name="T82_30" style:family="text">
      <style:text-properties fo:color="#1155cc" style:text-underline-style="solid" style:text-underline-color="font-color"/>
    </style:style>
    <style:style style:name="T82_31" style:family="text"/>
    <style:style style:name="T82_32" style:family="text">
      <style:text-properties fo:color="#1155cc" style:text-underline-style="solid" style:text-underline-color="font-color"/>
    </style:style>
    <style:style style:name="T82_33" style:family="text"/>
    <style:style style:name="T82_3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T83_31" style:family="text"/>
    <style:style style:name="T83_32" style:family="text">
      <style:text-properties fo:color="#1155cc" style:text-underline-style="solid" style:text-underline-color="font-color"/>
    </style:style>
    <style:style style:name="T83_33" style:family="text"/>
    <style:style style:name="T83_34" style:family="text">
      <style:text-properties fo:color="#1155cc" style:text-underline-style="solid" style:text-underline-color="font-color"/>
    </style:style>
    <style:style style:name="T83_35" style:family="text"/>
    <style:style style:name="T83_36" style:family="text">
      <style:text-properties fo:color="#1155cc" style:text-underline-style="solid" style:text-underline-color="font-color"/>
    </style:style>
    <style:style style:name="T83_37" style:family="text"/>
    <style:style style:name="T83_38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P99" style:family="paragraph" style:parent-style-name="Standard">
      <style:paragraph-properties fo:break-before="auto" fo:line-height="115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<text:a xlink:type="simple" xlink:href="#h.bfj7whaz8jzu"><text:span text:style-name="T2_2">Liferay</text:span></text:a></text:span><text:span text:style-name="T2_3"><text:a xlink:type="simple" xlink:href="#h.bfj7whaz8jzu"><text:span text:style-name="T2_4"><text:s/></text:span></text:a></text:span><text:span text:style-name="T2_5"><text:a xlink:type="simple" xlink:href="#h.bfj7whaz8jzu"><text:span text:style-name="T2_6">is</text:span></text:a></text:span><text:span text:style-name="T2_7"><text:a xlink:type="simple" xlink:href="#h.bfj7whaz8jzu"><text:span text:style-name="T2_8"><text:s/></text:span></text:a></text:span><text:span text:style-name="T2_9"><text:a xlink:type="simple" xlink:href="#h.bfj7whaz8jzu"><text:span text:style-name="T2_10">becoming</text:span></text:a></text:span><text:span text:style-name="T2_11"><text:a xlink:type="simple" xlink:href="#h.bfj7whaz8jzu"><text:span text:style-name="T2_12"><text:s/></text:span></text:a></text:span><text:span text:style-name="T2_13"><text:a xlink:type="simple" xlink:href="#h.bfj7whaz8jzu"><text:span text:style-name="T2_14">modular</text:span></text:a></text:span><text:span text:style-name="T2_15"><text:a xlink:type="simple" xlink:href="#h.bfj7whaz8jzu"><text:span text:style-name="T2_16">!</text:span></text:a></text:span></text:p>
      <text:p text:style-name="P3"><text:span text:style-name="T3_1"><office:annotation><dc:creator/><text:p text:style-name="P4"><text:span text:style-name="T4_1">These</text:span><text:span text:style-name="T4_2"><text:s/></text:span><text:span text:style-name="T4_3">questions</text:span><text:span text:style-name="T4_4"><text:s/></text:span><text:span text:style-name="T4_5">came</text:span><text:span text:style-name="T4_6"><text:s/></text:span><text:span text:style-name="T4_7">from</text:span><text:span text:style-name="T4_8"><text:s/></text:span><text:span text:style-name="T4_9">Liferay</text:span><text:span text:style-name="T4_10">'</text:span><text:span text:style-name="T4_11">s</text:span><text:span text:style-name="T4_12"><text:s/></text:span><text:span text:style-name="T4_13">marketting</text:span><text:span text:style-name="T4_14"><text:s/></text:span><text:span text:style-name="T4_15">Dep</text:span><text:span text:style-name="T4_16"><text:s/></text:span><text:span text:style-name="T4_17">with</text:span><text:span text:style-name="T4_18"><text:s/></text:span><text:span text:style-name="T4_19">no</text:span><text:span text:style-name="T4_20"><text:s/></text:span><text:span text:style-name="T4_21">realy</text:span><text:span text:style-name="T4_22"><text:s/></text:span><text:span text:style-name="T4_23">knowledge</text:span><text:span text:style-name="T4_24"><text:s/></text:span><text:span text:style-name="T4_25">of</text:span><text:span text:style-name="T4_26"><text:s/></text:span><text:span text:style-name="T4_27">OSGi</text:span><text:span text:style-name="T4_28">.</text:span></text:p></office:annotation></text:span><text:span text:style-name="T4_29"><text:a xlink:type="simple" xlink:href="#h.l7qixzxcvtls"><text:span text:style-name="T4_30">What</text:span></text:a></text:span><text:span text:style-name="T4_31"><text:a xlink:type="simple" xlink:href="#h.l7qixzxcvtls"><text:span text:style-name="T4_32"><text:s/></text:span></text:a></text:span><text:span text:style-name="T4_33"><text:a xlink:type="simple" xlink:href="#h.l7qixzxcvtls"><text:span text:style-name="T4_34">is</text:span></text:a></text:span><text:span text:style-name="T4_35"><text:a xlink:type="simple" xlink:href="#h.l7qixzxcvtls"><text:span text:style-name="T4_36"><text:s/></text:span></text:a></text:span><text:span text:style-name="T4_37"><text:a xlink:type="simple" xlink:href="#h.l7qixzxcvtls"><text:span text:style-name="T4_38">OSGi</text:span></text:a></text:span><text:span text:style-name="T4_39"><text:a xlink:type="simple" xlink:href="#h.l7qixzxcvtls"><text:span text:style-name="T4_40">?</text:span></text:a></text:span></text:p>
      <text:p text:style-name="P5"><text:span text:style-name="T5_1"><text:a xlink:type="simple" xlink:href="#h.k01fw6jyyowl"><text:span text:style-name="T5_2">What</text:span></text:a></text:span><text:span text:style-name="T5_3"><text:a xlink:type="simple" xlink:href="#h.k01fw6jyyowl"><text:span text:style-name="T5_4"><text:s/></text:span></text:a></text:span><text:span text:style-name="T5_5"><text:a xlink:type="simple" xlink:href="#h.k01fw6jyyowl"><text:span text:style-name="T5_6">is</text:span></text:a></text:span><text:span text:style-name="T5_7"><text:a xlink:type="simple" xlink:href="#h.k01fw6jyyowl"><text:span text:style-name="T5_8"><text:s/></text:span></text:a></text:span><text:span text:style-name="T5_9"><text:a xlink:type="simple" xlink:href="#h.k01fw6jyyowl"><text:span text:style-name="T5_10">modular</text:span></text:a></text:span><text:span text:style-name="T5_11"><text:a xlink:type="simple" xlink:href="#h.k01fw6jyyowl"><text:span text:style-name="T5_12"><text:s/></text:span></text:a></text:span><text:span text:style-name="T5_13"><text:a xlink:type="simple" xlink:href="#h.k01fw6jyyowl"><text:span text:style-name="T5_14">software</text:span></text:a></text:span><text:span text:style-name="T5_15"><text:a xlink:type="simple" xlink:href="#h.k01fw6jyyowl"><text:span text:style-name="T5_16">?</text:span></text:a></text:span></text:p>
      <text:p text:style-name="P6"><text:span text:style-name="T6_1"><text:a xlink:type="simple" xlink:href="#h.wgp7wkyvr52x"><text:span text:style-name="T6_2">What</text:span></text:a></text:span><text:span text:style-name="T6_3"><text:a xlink:type="simple" xlink:href="#h.wgp7wkyvr52x"><text:span text:style-name="T6_4"><text:s/></text:span></text:a></text:span><text:span text:style-name="T6_5"><text:a xlink:type="simple" xlink:href="#h.wgp7wkyvr52x"><text:span text:style-name="T6_6">are</text:span></text:a></text:span><text:span text:style-name="T6_7"><text:a xlink:type="simple" xlink:href="#h.wgp7wkyvr52x"><text:span text:style-name="T6_8"><text:s/></text:span></text:a></text:span><text:span text:style-name="T6_9"><text:a xlink:type="simple" xlink:href="#h.wgp7wkyvr52x"><text:span text:style-name="T6_10">the</text:span></text:a></text:span><text:span text:style-name="T6_11"><text:a xlink:type="simple" xlink:href="#h.wgp7wkyvr52x"><text:span text:style-name="T6_12"><text:s/></text:span></text:a></text:span><text:span text:style-name="T6_13"><text:a xlink:type="simple" xlink:href="#h.wgp7wkyvr52x"><text:span text:style-name="T6_14">benefits</text:span></text:a></text:span><text:span text:style-name="T6_15"><text:a xlink:type="simple" xlink:href="#h.wgp7wkyvr52x"><text:span text:style-name="T6_16"><text:s/></text:span></text:a></text:span><text:span text:style-name="T6_17"><text:a xlink:type="simple" xlink:href="#h.wgp7wkyvr52x"><text:span text:style-name="T6_18">of</text:span></text:a></text:span><text:span text:style-name="T6_19"><text:a xlink:type="simple" xlink:href="#h.wgp7wkyvr52x"><text:span text:style-name="T6_20"><text:s/></text:span></text:a></text:span><text:span text:style-name="T6_21"><text:a xlink:type="simple" xlink:href="#h.wgp7wkyvr52x"><text:span text:style-name="T6_22">modular</text:span></text:a></text:span><text:span text:style-name="T6_23"><text:a xlink:type="simple" xlink:href="#h.wgp7wkyvr52x"><text:span text:style-name="T6_24"><text:s/></text:span></text:a></text:span><text:span text:style-name="T6_25"><text:a xlink:type="simple" xlink:href="#h.wgp7wkyvr52x"><text:span text:style-name="T6_26">software</text:span></text:a></text:span><text:span text:style-name="T6_27"><text:a xlink:type="simple" xlink:href="#h.wgp7wkyvr52x"><text:span text:style-name="T6_28">?</text:span></text:a></text:span></text:p>
      <text:p text:style-name="P7"><text:span text:style-name="T7_1"><text:a xlink:type="simple" xlink:href="#h.sh7b47ayk4pq"><text:span text:style-name="T7_2">How</text:span></text:a></text:span><text:span text:style-name="T7_3"><text:a xlink:type="simple" xlink:href="#h.sh7b47ayk4pq"><text:span text:style-name="T7_4"><text:s/></text:span></text:a></text:span><text:span text:style-name="T7_5"><text:a xlink:type="simple" xlink:href="#h.sh7b47ayk4pq"><text:span text:style-name="T7_6">do</text:span></text:a></text:span><text:span text:style-name="T7_7"><text:a xlink:type="simple" xlink:href="#h.sh7b47ayk4pq"><text:span text:style-name="T7_8"><text:s/></text:span></text:a></text:span><text:span text:style-name="T7_9"><text:a xlink:type="simple" xlink:href="#h.sh7b47ayk4pq"><text:span text:style-name="T7_10">you</text:span></text:a></text:span><text:span text:style-name="T7_11"><text:a xlink:type="simple" xlink:href="#h.sh7b47ayk4pq"><text:span text:style-name="T7_12"><text:s/></text:span></text:a></text:span><text:span text:style-name="T7_13"><text:a xlink:type="simple" xlink:href="#h.sh7b47ayk4pq"><text:span text:style-name="T7_14">make</text:span></text:a></text:span><text:span text:style-name="T7_15"><text:a xlink:type="simple" xlink:href="#h.sh7b47ayk4pq"><text:span text:style-name="T7_16"><text:s/></text:span></text:a></text:span><text:span text:style-name="T7_17"><text:a xlink:type="simple" xlink:href="#h.sh7b47ayk4pq"><text:span text:style-name="T7_18">the</text:span></text:a></text:span><text:span text:style-name="T7_19"><text:a xlink:type="simple" xlink:href="#h.sh7b47ayk4pq"><text:span text:style-name="T7_20"><text:s/></text:span></text:a></text:span><text:span text:style-name="T7_21"><text:a xlink:type="simple" xlink:href="#h.sh7b47ayk4pq"><text:span text:style-name="T7_22">jump</text:span></text:a></text:span><text:span text:style-name="T7_23"><text:a xlink:type="simple" xlink:href="#h.sh7b47ayk4pq"><text:span text:style-name="T7_24"><text:s/></text:span></text:a></text:span><text:span text:style-name="T7_25"><text:a xlink:type="simple" xlink:href="#h.sh7b47ayk4pq"><text:span text:style-name="T7_26">to</text:span></text:a></text:span><text:span text:style-name="T7_27"><text:a xlink:type="simple" xlink:href="#h.sh7b47ayk4pq"><text:span text:style-name="T7_28"><text:s/></text:span></text:a></text:span><text:span text:style-name="T7_29"><text:a xlink:type="simple" xlink:href="#h.sh7b47ayk4pq"><text:span text:style-name="T7_30">modular</text:span></text:a></text:span><text:span text:style-name="T7_31"><text:a xlink:type="simple" xlink:href="#h.sh7b47ayk4pq"><text:span text:style-name="T7_32"><text:s/></text:span></text:a></text:span><text:span text:style-name="T7_33"><text:a xlink:type="simple" xlink:href="#h.sh7b47ayk4pq"><text:span text:style-name="T7_34">software</text:span></text:a></text:span><text:span text:style-name="T7_35"><text:a xlink:type="simple" xlink:href="#h.sh7b47ayk4pq"><text:span text:style-name="T7_36">?</text:span></text:a></text:span></text:p>
      <text:p text:style-name="P8"><text:span text:style-name="T8_1"><text:a xlink:type="simple" xlink:href="#h.hver7qzb2efr"><text:span text:style-name="T8_2">What</text:span></text:a></text:span><text:span text:style-name="T8_3"><text:a xlink:type="simple" xlink:href="#h.hver7qzb2efr"><text:span text:style-name="T8_4">'</text:span></text:a></text:span><text:span text:style-name="T8_5"><text:a xlink:type="simple" xlink:href="#h.hver7qzb2efr"><text:span text:style-name="T8_6">s</text:span></text:a></text:span><text:span text:style-name="T8_7"><text:a xlink:type="simple" xlink:href="#h.hver7qzb2efr"><text:span text:style-name="T8_8"><text:s/></text:span></text:a></text:span><text:span text:style-name="T8_9"><text:a xlink:type="simple" xlink:href="#h.hver7qzb2efr"><text:span text:style-name="T8_10">the</text:span></text:a></text:span><text:span text:style-name="T8_11"><text:a xlink:type="simple" xlink:href="#h.hver7qzb2efr"><text:span text:style-name="T8_12"><text:s/></text:span></text:a></text:span><text:span text:style-name="T8_13"><text:a xlink:type="simple" xlink:href="#h.hver7qzb2efr"><text:span text:style-name="T8_14">future</text:span></text:a></text:span><text:span text:style-name="T8_15"><text:a xlink:type="simple" xlink:href="#h.hver7qzb2efr"><text:span text:style-name="T8_16"><text:s/></text:span></text:a></text:span><text:span text:style-name="T8_17"><text:a xlink:type="simple" xlink:href="#h.hver7qzb2efr"><text:span text:style-name="T8_18">of</text:span></text:a></text:span><text:span text:style-name="T8_19"><text:a xlink:type="simple" xlink:href="#h.hver7qzb2efr"><text:span text:style-name="T8_20"><text:s/></text:span></text:a></text:span><text:span text:style-name="T8_21"><text:a xlink:type="simple" xlink:href="#h.hver7qzb2efr"><text:span text:style-name="T8_22">modular</text:span></text:a></text:span><text:span text:style-name="T8_23"><text:a xlink:type="simple" xlink:href="#h.hver7qzb2efr"><text:span text:style-name="T8_24"><text:s/></text:span></text:a></text:span><text:span text:style-name="T8_25"><text:a xlink:type="simple" xlink:href="#h.hver7qzb2efr"><text:span text:style-name="T8_26">software</text:span></text:a></text:span><text:span text:style-name="T8_27"><text:a xlink:type="simple" xlink:href="#h.hver7qzb2efr"><text:span text:style-name="T8_28">?</text:span></text:a></text:span></text:p>
      <text:p text:style-name="P9"/>
      <text:h text:style-name="P10" text:outline-level="10"><text:bookmark-start text:name="h.bfj7whaz8jzu"/><text:bookmark-end text:name="h.bfj7whaz8jzu"/><text:span text:style-name="T10_1">Liferay</text:span><text:span text:style-name="T10_2"><text:s/></text:span><text:span text:style-name="T10_3">is</text:span><text:span text:style-name="T10_4"><text:s/></text:span><text:span text:style-name="T10_5">becoming</text:span><text:span text:style-name="T10_6"><text:s/></text:span><text:span text:style-name="T10_7">modular</text:span><text:span text:style-name="T10_8">!</text:span></text:h>
      <text:p text:style-name="P11"/>
      <text:p text:style-name="P12"><text:span text:style-name="T12_1">It</text:span><text:span text:style-name="T12_2">'</text:span><text:span text:style-name="T12_3">s</text:span><text:span text:style-name="T12_4"><text:s/></text:span><text:span text:style-name="T12_5">taken</text:span><text:span text:style-name="T12_6"><text:s/></text:span><text:span text:style-name="T12_7">Liferay</text:span><text:span text:style-name="T12_8"><text:s/></text:span><text:span text:style-name="T12_9">a</text:span><text:span text:style-name="T12_10"><text:s/></text:span><text:span text:style-name="T12_11">long</text:span><text:span text:style-name="T12_12"><text:s/></text:span><text:span text:style-name="T12_13">time</text:span><text:span text:style-name="T12_14"><text:s/></text:span><text:span text:style-name="T12_15">to</text:span><text:span text:style-name="T12_16"><text:s/></text:span><text:span text:style-name="T12_17">transition</text:span><text:span text:style-name="T12_18"><text:s/></text:span><text:span text:style-name="T12_19">to</text:span><text:span text:style-name="T12_20"><text:s/></text:span><text:span text:style-name="T12_21">a</text:span><text:span text:style-name="T12_22"><text:s/></text:span><text:span text:style-name="T12_23">modular</text:span><text:span text:style-name="T12_24"><text:s/></text:span><text:span text:style-name="T12_25">software</text:span><text:span text:style-name="T12_26">.<text:s/></text:span><text:span text:style-name="T12_27">What</text:span><text:span text:style-name="T12_28"><text:s/></text:span><text:span text:style-name="T12_29">does</text:span><text:span text:style-name="T12_30"><text:s/></text:span><text:span text:style-name="T12_31">it</text:span><text:span text:style-name="T12_32"><text:s/></text:span><text:span text:style-name="T12_33">take</text:span><text:span text:style-name="T12_34"><text:s/></text:span><text:span text:style-name="T12_35">to</text:span><text:span text:style-name="T12_36"><text:s/></text:span><text:span text:style-name="T12_37">transition</text:span><text:span text:style-name="T12_38"><text:s/></text:span><text:span text:style-name="T12_39">to</text:span><text:span text:style-name="T12_40"><text:s/></text:span><text:span text:style-name="T12_41">modular</text:span><text:span text:style-name="T12_42"><text:s/></text:span><text:span text:style-name="T12_43">software</text:span><text:span text:style-name="T12_44">,<text:s/></text:span><text:span text:style-name="T12_45">and</text:span><text:span text:style-name="T12_46"><text:s/></text:span><text:span text:style-name="T12_47">has</text:span><text:span text:style-name="T12_48"><text:s/></text:span><text:span text:style-name="T12_49">it</text:span><text:span text:style-name="T12_50"><text:s/></text:span><text:span text:style-name="T12_51">been</text:span><text:span text:style-name="T12_52"><text:s/></text:span><text:span text:style-name="T12_53">worth</text:span><text:span text:style-name="T12_54"><text:s/></text:span><text:span text:style-name="T12_55">it</text:span><text:span text:style-name="T12_56">?</text:span></text:p>
      <text:p text:style-name="P13"/>
      <text:h text:style-name="P14" text:outline-level="10"><text:bookmark-start text:name="h.ely3o07q3dr"/><text:bookmark-end text:name="h.ely3o07q3dr"/><text:span text:style-name="T14_1">What</text:span><text:span text:style-name="T14_2"><text:s/></text:span><text:span text:style-name="T14_3">is</text:span><text:span text:style-name="T14_4"><text:s/></text:span><text:span text:style-name="T14_5">Liferay</text:span><text:span text:style-name="T14_6"><text:s/></text:span><text:span text:style-name="T14_7">Portal</text:span><text:span text:style-name="T14_8">?</text:span></text:h>
      <text:p text:style-name="P15"/>
      <text:h text:style-name="P16" text:outline-level="10"><text:bookmark-start text:name="h.l7qixzxcvtls"/><text:bookmark-end text:name="h.l7qixzxcvtls"/><text:span text:style-name="T16_1">What</text:span><text:span text:style-name="T16_2"><text:s/></text:span><text:span text:style-name="T16_3">is</text:span><text:span text:style-name="T16_4"><text:s/></text:span><text:span text:style-name="T16_5">OSGi</text:span><text:span text:style-name="T16_6">?</text:span></text:h>
      <text:p text:style-name="P17"><text:span text:style-name="T17_1">“</text:span><text:span text:style-name="T17_2">OSGi</text:span><text:span text:style-name="T17_3"><text:s/></text:span><text:span text:style-name="T17_4">technology</text:span><text:span text:style-name="T17_5"><text:s/></text:span><text:span text:style-name="T17_6">is</text:span><text:span text:style-name="T17_7"><text:s/></text:span><text:span text:style-name="T17_8">a</text:span><text:span text:style-name="T17_9"><text:s/></text:span><text:span text:style-name="T17_10">set</text:span><text:span text:style-name="T17_11"><text:s/></text:span><text:span text:style-name="T17_12">of</text:span><text:span text:style-name="T17_13"><text:a xlink:type="simple" xlink:href="http://www.google.com/url?q=http%3A%2F%2Fwww.osgi.org%2FSpecifications%2FHomePage&amp;sa=D&amp;sntz=1&amp;usg=AFQjCNHCjnru4_ZMFnE0eYl2CDmGSBhtAg"><text:span text:style-name="T17_14"><text:s/></text:span></text:a></text:span><text:span text:style-name="T17_15"><text:a xlink:type="simple" xlink:href="http://www.google.com/url?q=http%3A%2F%2Fwww.osgi.org%2FSpecifications%2FHomePage&amp;sa=D&amp;sntz=1&amp;usg=AFQjCNHCjnru4_ZMFnE0eYl2CDmGSBhtAg"><text:span text:style-name="T17_16">specifications</text:span></text:a></text:span><text:span text:style-name="T17_17"><text:s/></text:span><text:span text:style-name="T17_18">that</text:span><text:span text:style-name="T17_19"><text:s/></text:span><text:span text:style-name="T17_20">defines</text:span><text:span text:style-name="T17_21"><text:s/></text:span><text:span text:style-name="T17_22">a</text:span><text:span text:style-name="T17_23"><text:s/></text:span><text:span text:style-name="T17_24">dynamic</text:span><text:span text:style-name="T17_25"><text:s/></text:span><text:span text:style-name="T17_26">component</text:span><text:span text:style-name="T17_27"><text:s/></text:span><text:span text:style-name="T17_28">system</text:span><text:span text:style-name="T17_29"><text:s/></text:span><text:span text:style-name="T17_30">for</text:span><text:span text:style-name="T17_31"><text:s/></text:span><text:span text:style-name="T17_32">Java</text:span><text:span text:style-name="T17_33">.<text:s/></text:span><text:span text:style-name="T17_34">These</text:span><text:span text:style-name="T17_35"><text:s/></text:span><text:span text:style-name="T17_36">specifications</text:span><text:span text:style-name="T17_37"><text:s/></text:span><text:span text:style-name="T17_38">reduce</text:span><text:span text:style-name="T17_39"><text:s/></text:span><text:span text:style-name="T17_40">software</text:span><text:span text:style-name="T17_41"><text:s/></text:span><text:span text:style-name="T17_42">complexity</text:span><text:span text:style-name="T17_43"><text:s/></text:span><text:span text:style-name="T17_44">by</text:span><text:span text:style-name="T17_45"><text:s/></text:span><text:span text:style-name="T17_46">providing</text:span><text:span text:style-name="T17_47"><text:s/></text:span><text:span text:style-name="T17_48">a</text:span><text:span text:style-name="T17_49"><text:s/></text:span><text:span text:style-name="T17_50">modular</text:span><text:span text:style-name="T17_51"><text:s/></text:span><text:span text:style-name="T17_52">architecture</text:span><text:span text:style-name="T17_53"><text:s/></text:span><text:span text:style-name="T17_54">for</text:span><text:span text:style-name="T17_55"><text:s/></text:span><text:span text:style-name="T17_56">large</text:span><text:span text:style-name="T17_57">-</text:span><text:span text:style-name="T17_58">scale</text:span><text:span text:style-name="T17_59"><text:s/></text:span><text:span text:style-name="T17_60">distributed</text:span><text:span text:style-name="T17_61"><text:s/></text:span><text:span text:style-name="T17_62">systems</text:span><text:span text:style-name="T17_63"><text:s/></text:span><text:span text:style-name="T17_64">as</text:span><text:span text:style-name="T17_65"><text:s/></text:span><text:span text:style-name="T17_66">well</text:span><text:span text:style-name="T17_67"><text:s/></text:span><text:span text:style-name="T17_68">as</text:span><text:span text:style-name="T17_69"><text:s/></text:span><text:span text:style-name="T17_70">small</text:span><text:span text:style-name="T17_71">,<text:s/></text:span><text:span text:style-name="T17_72">embedded</text:span><text:span text:style-name="T17_73"><text:s/></text:span><text:span text:style-name="T17_74">applications</text:span><text:span text:style-name="T17_75">.</text:span><text:span text:style-name="T17_76">”</text:span><text:span text:style-name="T17_77"><text:note text:note-class="footnote"><text:note-citation/><text:note-body><text:p text:style-name="P18"><text:span text:style-name="T18_1"><text:s/>"</text:span><text:span text:style-name="T18_2">OSGi</text:span><text:span text:style-name="T18_3"><text:s/></text:span><text:span text:style-name="T18_4">Alliance</text:span><text:span text:style-name="T18_5"><text:s/>|<text:s/></text:span><text:span text:style-name="T18_6">Technology</text:span><text:span text:style-name="T18_7"><text:s/>/<text:s/></text:span><text:span text:style-name="T18_8">HomePage</text:span><text:span text:style-name="T18_9">."<text:s/>2012.<text:s/>13<text:s/></text:span><text:span text:style-name="T18_10">May</text:span><text:span text:style-name="T18_11">.<text:s/>2015<text:s/>&lt;</text:span><text:span text:style-name="T18_12"><text:a xlink:type="simple" xlink:href="http://www.osgi.org/Technology/HomePage"><text:span text:style-name="T18_13">http</text:span></text:a></text:span><text:span text:style-name="T18_14"><text:a xlink:type="simple" xlink:href="http://www.osgi.org/Technology/HomePage"><text:span text:style-name="T18_15">://</text:span></text:a></text:span><text:span text:style-name="T18_16"><text:a xlink:type="simple" xlink:href="http://www.osgi.org/Technology/HomePage"><text:span text:style-name="T18_17">www</text:span></text:a></text:span><text:span text:style-name="T18_18"><text:a xlink:type="simple" xlink:href="http://www.osgi.org/Technology/HomePage"><text:span text:style-name="T18_19">.</text:span></text:a></text:span><text:span text:style-name="T18_20"><text:a xlink:type="simple" xlink:href="http://www.osgi.org/Technology/HomePage"><text:span text:style-name="T18_21">osgi</text:span></text:a></text:span><text:span text:style-name="T18_22"><text:a xlink:type="simple" xlink:href="http://www.osgi.org/Technology/HomePage"><text:span text:style-name="T18_23">.</text:span></text:a></text:span><text:span text:style-name="T18_24"><text:a xlink:type="simple" xlink:href="http://www.osgi.org/Technology/HomePage"><text:span text:style-name="T18_25">org</text:span></text:a></text:span><text:span text:style-name="T18_26"><text:a xlink:type="simple" xlink:href="http://www.osgi.org/Technology/HomePage"><text:span text:style-name="T18_27">/</text:span></text:a></text:span><text:span text:style-name="T18_28"><text:a xlink:type="simple" xlink:href="http://www.osgi.org/Technology/HomePage"><text:span text:style-name="T18_29">Technology</text:span></text:a></text:span><text:span text:style-name="T18_30"><text:a xlink:type="simple" xlink:href="http://www.osgi.org/Technology/HomePage"><text:span text:style-name="T18_31">/</text:span></text:a></text:span><text:span text:style-name="T18_32"><text:a xlink:type="simple" xlink:href="http://www.osgi.org/Technology/HomePage"><text:span text:style-name="T18_33">HomePage</text:span></text:a></text:span><text:span text:style-name="T18_34">&gt;</text:span></text:p></text:note-body></text:note></text:span></text:p>
      <text:p text:style-name="P19"/>
      <text:p text:style-name="P20"><text:span text:style-name="T20_1">Several</text:span><text:span text:style-name="T20_2"><text:s/></text:span><text:span text:style-name="T20_3">software</text:span><text:span text:style-name="T20_4"><text:s/></text:span><text:span text:style-name="T20_5">industry</text:span><text:span text:style-name="T20_6"><text:s/></text:span><text:span text:style-name="T20_7">giants</text:span><text:span text:style-name="T20_8"><text:s/></text:span><text:span text:style-name="T20_9">such</text:span><text:span text:style-name="T20_10"><text:s/></text:span><text:span text:style-name="T20_11">as</text:span><text:span text:style-name="T20_12"><text:s/></text:span><text:span text:style-name="T20_13">Adobe</text:span><text:span text:style-name="T20_14">,<text:s/></text:span><text:span text:style-name="T20_15">IBM</text:span><text:span text:style-name="T20_16">,<text:s/></text:span><text:span text:style-name="T20_17">Oracle</text:span><text:span text:style-name="T20_18"><text:s/></text:span><text:span text:style-name="T20_19">and</text:span><text:span text:style-name="T20_20"><text:s/></text:span><text:span text:style-name="T20_21">SoftwareAG</text:span><text:span text:style-name="T20_22"><text:s/></text:span><text:span text:style-name="T20_23">have</text:span><text:span text:style-name="T20_24"><text:s/></text:span><text:span text:style-name="T20_25">adopted</text:span><text:span text:style-name="T20_26"><text:s/></text:span><text:span text:style-name="T20_27">OSGi</text:span><text:span text:style-name="T20_28"><text:s/></text:span><text:span text:style-name="T20_29">as</text:span><text:span text:style-name="T20_30"><text:s/></text:span><text:span text:style-name="T20_31">part</text:span><text:span text:style-name="T20_32"><text:s/></text:span><text:span text:style-name="T20_33">of</text:span><text:span text:style-name="T20_34"><text:s/></text:span><text:span text:style-name="T20_35">their</text:span><text:span text:style-name="T20_36"><text:s/></text:span><text:span text:style-name="T20_37">technology</text:span><text:span text:style-name="T20_38"><text:s/></text:span><text:span text:style-name="T20_39">portfolios</text:span><text:span text:style-name="T20_40">.<text:s/></text:span><text:span text:style-name="T20_41">Remembering</text:span><text:span text:style-name="T20_42"><text:s/></text:span><text:span text:style-name="T20_43">the</text:span><text:span text:style-name="T20_44"><text:s/></text:span><text:span text:style-name="T20_45">quote</text:span><text:span text:style-name="T20_46"><text:s/></text:span><text:span text:style-name="T20_47">from</text:span><text:span text:style-name="T20_48"><text:s/></text:span><text:span text:style-name="T20_49">the</text:span><text:span text:style-name="T20_50"><text:s/></text:span><text:span text:style-name="T20_51">OSGi</text:span><text:span text:style-name="T20_52"><text:s/></text:span><text:span text:style-name="T20_53">web</text:span><text:span text:style-name="T20_54"><text:s/></text:span><text:span text:style-name="T20_55">site</text:span><text:span text:style-name="T20_56"><text:s/></text:span><text:span text:style-name="T20_57">above</text:span><text:span text:style-name="T20_58">,<text:s/></text:span><text:span text:style-name="T20_59">their</text:span><text:span text:style-name="T20_60"><text:s/></text:span><text:span text:style-name="T20_61">aim</text:span><text:span text:style-name="T20_62"><text:s/></text:span><text:span text:style-name="T20_63">is</text:span><text:span text:style-name="T20_64"><text:s/></text:span><text:span text:style-name="T20_65">clear</text:span><text:span text:style-name="T20_66">,<text:s/></text:span><text:span text:style-name="T20_67">to</text:span><text:span text:style-name="T20_68"><text:s/></text:span><text:span text:style-name="T20_69">reduce</text:span><text:span text:style-name="T20_70"><text:s/></text:span><text:span text:style-name="T20_71">software</text:span><text:span text:style-name="T20_72"><text:s/></text:span><text:span text:style-name="T20_73">complexity</text:span><text:span text:style-name="T20_74"><text:s/></text:span><text:span text:style-name="T20_75">which</text:span><text:span text:style-name="T20_76"><text:s/></text:span><text:span text:style-name="T20_77">makes</text:span><text:span text:style-name="T20_78"><text:s/></text:span><text:span text:style-name="T20_79">maintaining</text:span><text:span text:style-name="T20_80"><text:s/></text:span><text:span text:style-name="T20_81">software</text:span><text:span text:style-name="T20_82"><text:s/></text:span><text:span text:style-name="T20_83">easier</text:span><text:span text:style-name="T20_84"><text:s/></text:span><text:span text:style-name="T20_85">and</text:span><text:span text:style-name="T20_86"><text:s/></text:span><text:span text:style-name="T20_87">reduces</text:span><text:span text:style-name="T20_88"><text:s/></text:span><text:span text:style-name="T20_89">costs</text:span><text:span text:style-name="T20_90">.</text:span></text:p>
      <text:p text:style-name="P21"/>
      <text:p text:style-name="P22"><text:span text:style-name="T22_1">..<text:s/></text:span><text:span text:style-name="T22_2">flesh</text:span><text:span text:style-name="T22_3"><text:s/></text:span><text:span text:style-name="T22_4">out</text:span></text:p>
      <text:h text:style-name="P23" text:outline-level="10"><text:bookmark-start text:name="h.k01fw6jyyowl"/><text:bookmark-end text:name="h.k01fw6jyyowl"/><text:span text:style-name="T23_1">What</text:span><text:span text:style-name="T23_2"><text:s/></text:span><text:span text:style-name="T23_3">is</text:span><text:span text:style-name="T23_4"><text:s/></text:span><text:span text:style-name="T23_5">modular</text:span><text:span text:style-name="T23_6"><text:s/></text:span><text:span text:style-name="T23_7">software</text:span><text:span text:style-name="T23_8">?</text:span></text:h>
      <text:p text:style-name="P24"><text:span text:style-name="T24_1">Modular</text:span><text:span text:style-name="T24_2"><text:s/></text:span><text:span text:style-name="T24_3">software</text:span><text:span text:style-name="T24_4"><text:s/></text:span><text:span text:style-name="T24_5">can</text:span><text:span text:style-name="T24_6"><text:s/></text:span><text:span text:style-name="T24_7">be</text:span><text:span text:style-name="T24_8"><text:s/></text:span><text:span text:style-name="T24_9">defined</text:span><text:span text:style-name="T24_10"><text:s/></text:span><text:span text:style-name="T24_11">by</text:span><text:span text:style-name="T24_12"><text:s/></text:span><text:span text:style-name="T24_13">how</text:span><text:span text:style-name="T24_14"><text:s/></text:span><text:span text:style-name="T24_15">one</text:span><text:span text:style-name="T24_16"><text:s/></text:span><text:span text:style-name="T24_17">applies</text:span><text:span text:style-name="T24_18"><text:s/></text:span><text:span text:style-name="T24_19">modular</text:span><text:span text:style-name="T24_20"><text:s/></text:span><text:span text:style-name="T24_21">programming</text:span><text:span text:style-name="T24_22"><text:s/></text:span><text:span text:style-name="T24_23">when</text:span><text:span text:style-name="T24_24"><text:s/></text:span><text:span text:style-name="T24_25">developing</text:span><text:span text:style-name="T24_26"><text:s/></text:span><text:span text:style-name="T24_27">software</text:span><text:span text:style-name="T24_28">.</text:span></text:p>
      <text:p text:style-name="P25"/>
      <text:p text:style-name="P26"><text:span text:style-name="T26_1">“</text:span><text:span text:style-name="T26_2">Modular</text:span><text:span text:style-name="T26_3"><text:s/></text:span><text:span text:style-name="T26_4">programming</text:span><text:span text:style-name="T26_5"><text:s/></text:span><text:span text:style-name="T26_6">is</text:span><text:span text:style-name="T26_7"><text:s/></text:span><text:span text:style-name="T26_8">a</text:span><text:span text:style-name="T26_9"><text:a xlink:type="simple" xlink:href="http://en.wikipedia.org/wiki/Software_design"><text:span text:style-name="T26_10"><text:s/></text:span></text:a></text:span><text:span text:style-name="T26_11"><text:a xlink:type="simple" xlink:href="http://en.wikipedia.org/wiki/Software_design"><text:span text:style-name="T26_12">software</text:span></text:a></text:span><text:span text:style-name="T26_13"><text:a xlink:type="simple" xlink:href="http://en.wikipedia.org/wiki/Software_design"><text:span text:style-name="T26_14"><text:s/></text:span></text:a></text:span><text:span text:style-name="T26_15"><text:a xlink:type="simple" xlink:href="http://en.wikipedia.org/wiki/Software_design"><text:span text:style-name="T26_16">design</text:span></text:a></text:span><text:span text:style-name="T26_17"><text:s/></text:span><text:span text:style-name="T26_18">technique</text:span><text:span text:style-name="T26_19"><text:s/></text:span><text:span text:style-name="T26_20">that</text:span><text:span text:style-name="T26_21"><text:s/></text:span><text:span text:style-name="T26_22">emphasizes</text:span><text:span text:style-name="T26_23"><text:s/></text:span><text:span text:style-name="T26_24">separating</text:span><text:span text:style-name="T26_25"><text:s/></text:span><text:span text:style-name="T26_26">the</text:span><text:span text:style-name="T26_27"><text:s/></text:span><text:span text:style-name="T26_28">functionality</text:span><text:span text:style-name="T26_29"><text:s/></text:span><text:span text:style-name="T26_30">of</text:span><text:span text:style-name="T26_31"><text:s/></text:span><text:span text:style-name="T26_32">a</text:span><text:span text:style-name="T26_33"><text:a xlink:type="simple" xlink:href="http://en.wikipedia.org/wiki/Computer_program"><text:span text:style-name="T26_34"><text:s/></text:span></text:a></text:span><text:span text:style-name="T26_35"><text:a xlink:type="simple" xlink:href="http://en.wikipedia.org/wiki/Computer_program"><text:span text:style-name="T26_36">program</text:span></text:a></text:span><text:span text:style-name="T26_37"><text:s/></text:span><text:span text:style-name="T26_38">into</text:span><text:span text:style-name="T26_39"><text:s/></text:span><text:span text:style-name="T26_40">independent</text:span><text:span text:style-name="T26_41">,<text:s/></text:span><text:span text:style-name="T26_42">interchangeable</text:span><text:span text:style-name="T26_43"><text:s/></text:span><text:span text:style-name="T26_44">modules</text:span><text:span text:style-name="T26_45">,<text:s/></text:span><text:span text:style-name="T26_46">such</text:span><text:span text:style-name="T26_47"><text:s/></text:span><text:span text:style-name="T26_48">that</text:span><text:span text:style-name="T26_49"><text:s/></text:span><text:span text:style-name="T26_50">each</text:span><text:span text:style-name="T26_51"><text:s/></text:span><text:span text:style-name="T26_52">contains</text:span><text:span text:style-name="T26_53"><text:s/></text:span><text:span text:style-name="T26_54">everything</text:span><text:span text:style-name="T26_55"><text:s/></text:span><text:span text:style-name="T26_56">necessary</text:span><text:span text:style-name="T26_57"><text:s/></text:span><text:span text:style-name="T26_58">to</text:span><text:span text:style-name="T26_59"><text:s/></text:span><text:span text:style-name="T26_60">execute</text:span><text:span text:style-name="T26_61"><text:s/></text:span><text:span text:style-name="T26_62">only</text:span><text:span text:style-name="T26_63"><text:s/></text:span><text:span text:style-name="T26_64">one</text:span><text:span text:style-name="T26_65"><text:s/></text:span><text:span text:style-name="T26_66">aspect</text:span><text:span text:style-name="T26_67"><text:s/></text:span><text:span text:style-name="T26_68">of</text:span><text:span text:style-name="T26_69"><text:s/></text:span><text:span text:style-name="T26_70">the</text:span><text:span text:style-name="T26_71"><text:s/></text:span><text:span text:style-name="T26_72">desired</text:span><text:span text:style-name="T26_73"><text:s/></text:span><text:span text:style-name="T26_74">functionality</text:span><text:span text:style-name="T26_75">.</text:span><text:span text:style-name="T26_76">”</text:span><text:span text:style-name="T26_77"><text:note text:note-class="footnote"><text:note-citation/><text:note-body><text:p text:style-name="P27"><text:span text:style-name="T27_1"><text:s/>"</text:span><text:span text:style-name="T27_2">Modular</text:span><text:span text:style-name="T27_3"><text:s/></text:span><text:span text:style-name="T27_4">programming</text:span><text:span text:style-name="T27_5"><text:s/>-<text:s/></text:span><text:span text:style-name="T27_6">Wikipedia</text:span><text:span text:style-name="T27_7">,<text:s/></text:span><text:span text:style-name="T27_8">the</text:span><text:span text:style-name="T27_9"><text:s/></text:span><text:span text:style-name="T27_10">free</text:span><text:span text:style-name="T27_11"><text:s/></text:span><text:span text:style-name="T27_12">encyclopedia</text:span><text:span text:style-name="T27_13">."<text:s/>2005.<text:s/>13<text:s/></text:span><text:span text:style-name="T27_14">May</text:span><text:span text:style-name="T27_15">.<text:s/>2015<text:s/>&lt;</text:span><text:span text:style-name="T27_16"><text:a xlink:type="simple" xlink:href="http://en.wikipedia.org/wiki/Modular_programming"><text:span text:style-name="T27_17">http</text:span></text:a></text:span><text:span text:style-name="T27_18"><text:a xlink:type="simple" xlink:href="http://en.wikipedia.org/wiki/Modular_programming"><text:span text:style-name="T27_19">://</text:span></text:a></text:span><text:span text:style-name="T27_20"><text:a xlink:type="simple" xlink:href="http://en.wikipedia.org/wiki/Modular_programming"><text:span text:style-name="T27_21">en</text:span></text:a></text:span><text:span text:style-name="T27_22"><text:a xlink:type="simple" xlink:href="http://en.wikipedia.org/wiki/Modular_programming"><text:span text:style-name="T27_23">.</text:span></text:a></text:span><text:span text:style-name="T27_24"><text:a xlink:type="simple" xlink:href="http://en.wikipedia.org/wiki/Modular_programming"><text:span text:style-name="T27_25">wikipedia</text:span></text:a></text:span><text:span text:style-name="T27_26"><text:a xlink:type="simple" xlink:href="http://en.wikipedia.org/wiki/Modular_programming"><text:span text:style-name="T27_27">.</text:span></text:a></text:span><text:span text:style-name="T27_28"><text:a xlink:type="simple" xlink:href="http://en.wikipedia.org/wiki/Modular_programming"><text:span text:style-name="T27_29">org</text:span></text:a></text:span><text:span text:style-name="T27_30"><text:a xlink:type="simple" xlink:href="http://en.wikipedia.org/wiki/Modular_programming"><text:span text:style-name="T27_31">/</text:span></text:a></text:span><text:span text:style-name="T27_32"><text:a xlink:type="simple" xlink:href="http://en.wikipedia.org/wiki/Modular_programming"><text:span text:style-name="T27_33">wiki</text:span></text:a></text:span><text:span text:style-name="T27_34"><text:a xlink:type="simple" xlink:href="http://en.wikipedia.org/wiki/Modular_programming"><text:span text:style-name="T27_35">/</text:span></text:a></text:span><text:span text:style-name="T27_36"><text:a xlink:type="simple" xlink:href="http://en.wikipedia.org/wiki/Modular_programming"><text:span text:style-name="T27_37">Modular</text:span></text:a></text:span><text:span text:style-name="T27_38"><text:a xlink:type="simple" xlink:href="http://en.wikipedia.org/wiki/Modular_programming"><text:span text:style-name="T27_39">_</text:span></text:a></text:span><text:span text:style-name="T27_40"><text:a xlink:type="simple" xlink:href="http://en.wikipedia.org/wiki/Modular_programming"><text:span text:style-name="T27_41">programming</text:span></text:a></text:span><text:span text:style-name="T27_42">&gt;</text:span></text:p></text:note-body></text:note></text:span></text:p>
      <text:h text:style-name="P28" text:outline-level="10"><text:bookmark-start text:name="h.wgp7wkyvr52x"/><text:bookmark-end text:name="h.wgp7wkyvr52x"/><text:span text:style-name="T28_1">What</text:span><text:span text:style-name="T28_2"><text:s/></text:span><text:span text:style-name="T28_3">are</text:span><text:span text:style-name="T28_4"><text:s/></text:span><text:span text:style-name="T28_5">the</text:span><text:span text:style-name="T28_6"><text:s/></text:span><text:span text:style-name="T28_7">benefits</text:span><text:span text:style-name="T28_8"><text:s/></text:span><text:span text:style-name="T28_9">of</text:span><text:span text:style-name="T28_10"><text:s/></text:span><text:span text:style-name="T28_11">modular</text:span><text:span text:style-name="T28_12"><text:s/></text:span><text:span text:style-name="T28_13">software</text:span><text:span text:style-name="T28_14">?</text:span></text:h>
      <text:p text:style-name="P29"><text:span text:style-name="T29_1">The</text:span><text:span text:style-name="T29_2"><text:s/></text:span><text:span text:style-name="T29_3">benefits</text:span><text:span text:style-name="T29_4"><text:s/></text:span><text:span text:style-name="T29_5">of</text:span><text:span text:style-name="T29_6"><text:s/></text:span><text:span text:style-name="T29_7">modular</text:span><text:span text:style-name="T29_8"><text:s/></text:span><text:span text:style-name="T29_9">software</text:span><text:span text:style-name="T29_10"><text:s/></text:span><text:span text:style-name="T29_11">are</text:span><text:span text:style-name="T29_12"><text:s/></text:span><text:span text:style-name="T29_13">multifaceted</text:span><text:span text:style-name="T29_14"><text:s/></text:span><text:span text:style-name="T29_15">and</text:span><text:span text:style-name="T29_16"><text:s/></text:span><text:span text:style-name="T29_17">can</text:span><text:span text:style-name="T29_18"><text:s/></text:span><text:span text:style-name="T29_19">be</text:span><text:span text:style-name="T29_20"><text:s/></text:span><text:span text:style-name="T29_21">broken</text:span><text:span text:style-name="T29_22"><text:s/></text:span><text:span text:style-name="T29_23">down</text:span><text:span text:style-name="T29_24"><text:s/></text:span><text:span text:style-name="T29_25">into</text:span><text:span text:style-name="T29_26"><text:s/>4<text:s/></text:span><text:span text:style-name="T29_27">main</text:span><text:span text:style-name="T29_28"><text:s/></text:span><text:span text:style-name="T29_29">categories</text:span><text:span text:style-name="T29_30">:</text:span></text:p>
      <text:list text:style-name="LS1" xml:id="list0">
        <text:list-item>
          <text:p text:style-name="P30"><text:span text:style-name="T30_1"><text:a xlink:type="simple" xlink:href="http://www.slideshare.net/mfrancis/osgi-technology-value-proposition-december-2013"><text:span text:style-name="T30_2">OSGi</text:span></text:a></text:span><text:span text:style-name="T30_3"><text:a xlink:type="simple" xlink:href="http://www.slideshare.net/mfrancis/osgi-technology-value-proposition-december-2013"><text:span text:style-name="T30_4"><text:s/></text:span></text:a></text:span><text:span text:style-name="T30_5"><text:a xlink:type="simple" xlink:href="http://www.slideshare.net/mfrancis/osgi-technology-value-proposition-december-2013"><text:span text:style-name="T30_6">Technology</text:span></text:a></text:span><text:span text:style-name="T30_7"><text:a xlink:type="simple" xlink:href="http://www.slideshare.net/mfrancis/osgi-technology-value-proposition-december-2013"><text:span text:style-name="T30_8"><text:s/></text:span></text:a></text:span><text:span text:style-name="T30_9"><text:a xlink:type="simple" xlink:href="http://www.slideshare.net/mfrancis/osgi-technology-value-proposition-december-2013"><text:span text:style-name="T30_10">Value</text:span></text:a></text:span><text:span text:style-name="T30_11"><text:a xlink:type="simple" xlink:href="http://www.slideshare.net/mfrancis/osgi-technology-value-proposition-december-2013"><text:span text:style-name="T30_12"><text:s/></text:span></text:a></text:span><text:span text:style-name="T30_13"><text:a xlink:type="simple" xlink:href="http://www.slideshare.net/mfrancis/osgi-technology-value-proposition-december-2013"><text:span text:style-name="T30_14">Proposition</text:span></text:a></text:span></text:p>
        </text:list-item>
        <text:list-item>
          <text:p text:style-name="P31"><text:span text:style-name="T31_1"><text:a xlink:type="simple" xlink:href="http://www.osgi.org/wiki/uploads/ValueProposition/OSGi%20Technology%20for%20Developers.pdf"><text:span text:style-name="T31_2">OSGi</text:span></text:a></text:span><text:span text:style-name="T31_3"><text:a xlink:type="simple" xlink:href="http://www.osgi.org/wiki/uploads/ValueProposition/OSGi%20Technology%20for%20Developers.pdf"><text:span text:style-name="T31_4"><text:s/></text:span></text:a></text:span><text:span text:style-name="T31_5"><text:a xlink:type="simple" xlink:href="http://www.osgi.org/wiki/uploads/ValueProposition/OSGi%20Technology%20for%20Developers.pdf"><text:span text:style-name="T31_6">Technology</text:span></text:a></text:span><text:span text:style-name="T31_7"><text:a xlink:type="simple" xlink:href="http://www.osgi.org/wiki/uploads/ValueProposition/OSGi%20Technology%20for%20Developers.pdf"><text:span text:style-name="T31_8"><text:s/></text:span></text:a></text:span><text:span text:style-name="T31_9"><text:a xlink:type="simple" xlink:href="http://www.osgi.org/wiki/uploads/ValueProposition/OSGi%20Technology%20for%20Developers.pdf"><text:span text:style-name="T31_10">for</text:span></text:a></text:span><text:span text:style-name="T31_11"><text:a xlink:type="simple" xlink:href="http://www.osgi.org/wiki/uploads/ValueProposition/OSGi%20Technology%20for%20Developers.pdf"><text:span text:style-name="T31_12"><text:s/></text:span></text:a></text:span><text:span text:style-name="T31_13"><text:a xlink:type="simple" xlink:href="http://www.osgi.org/wiki/uploads/ValueProposition/OSGi%20Technology%20for%20Developers.pdf"><text:span text:style-name="T31_14">Developers</text:span></text:a></text:span></text:p>
        </text:list-item>
        <text:list-item>
          <text:p text:style-name="P32"><text:span text:style-name="T32_1"><text:a xlink:type="simple" xlink:href="http://www.osgi.org/wiki/uploads/ValueProposition/OSGi%20Technology%20for%20Service%20Providers.pdf"><text:span text:style-name="T32_2">OSGi</text:span></text:a></text:span><text:span text:style-name="T32_3"><text:a xlink:type="simple" xlink:href="http://www.osgi.org/wiki/uploads/ValueProposition/OSGi%20Technology%20for%20Service%20Providers.pdf"><text:span text:style-name="T32_4"><text:s/></text:span></text:a></text:span><text:span text:style-name="T32_5"><text:a xlink:type="simple" xlink:href="http://www.osgi.org/wiki/uploads/ValueProposition/OSGi%20Technology%20for%20Service%20Providers.pdf"><text:span text:style-name="T32_6">Technology</text:span></text:a></text:span><text:span text:style-name="T32_7"><text:a xlink:type="simple" xlink:href="http://www.osgi.org/wiki/uploads/ValueProposition/OSGi%20Technology%20for%20Service%20Providers.pdf"><text:span text:style-name="T32_8"><text:s/></text:span></text:a></text:span><text:span text:style-name="T32_9"><text:a xlink:type="simple" xlink:href="http://www.osgi.org/wiki/uploads/ValueProposition/OSGi%20Technology%20for%20Service%20Providers.pdf"><text:span text:style-name="T32_10">for</text:span></text:a></text:span><text:span text:style-name="T32_11"><text:a xlink:type="simple" xlink:href="http://www.osgi.org/wiki/uploads/ValueProposition/OSGi%20Technology%20for%20Service%20Providers.pdf"><text:span text:style-name="T32_12"><text:s/></text:span></text:a></text:span><text:span text:style-name="T32_13"><text:a xlink:type="simple" xlink:href="http://www.osgi.org/wiki/uploads/ValueProposition/OSGi%20Technology%20for%20Service%20Providers.pdf"><text:span text:style-name="T32_14">Service</text:span></text:a></text:span><text:span text:style-name="T32_15"><text:a xlink:type="simple" xlink:href="http://www.osgi.org/wiki/uploads/ValueProposition/OSGi%20Technology%20for%20Service%20Providers.pdf"><text:span text:style-name="T32_16"><text:s/></text:span></text:a></text:span><text:span text:style-name="T32_17"><text:a xlink:type="simple" xlink:href="http://www.osgi.org/wiki/uploads/ValueProposition/OSGi%20Technology%20for%20Service%20Providers.pdf"><text:span text:style-name="T32_18">Providers</text:span></text:a></text:span></text:p>
        </text:list-item>
        <text:list-item>
          <text:p text:style-name="P33"><text:span text:style-name="T33_1"><text:a xlink:type="simple" xlink:href="http://www.osgi.org/wiki/uploads/ValueProposition/OSGi%20Technology%20for%20System%20and%20Network%20Architects.pdf"><text:span text:style-name="T33_2">OSGi</text:span></text:a></text:span><text:span text:style-name="T33_3"><text:a xlink:type="simple" xlink:href="http://www.osgi.org/wiki/uploads/ValueProposition/OSGi%20Technology%20for%20System%20and%20Network%20Architects.pdf"><text:span text:style-name="T33_4"><text:s/></text:span></text:a></text:span><text:span text:style-name="T33_5"><text:a xlink:type="simple" xlink:href="http://www.osgi.org/wiki/uploads/ValueProposition/OSGi%20Technology%20for%20System%20and%20Network%20Architects.pdf"><text:span text:style-name="T33_6">Technology</text:span></text:a></text:span><text:span text:style-name="T33_7"><text:a xlink:type="simple" xlink:href="http://www.osgi.org/wiki/uploads/ValueProposition/OSGi%20Technology%20for%20System%20and%20Network%20Architects.pdf"><text:span text:style-name="T33_8"><text:s/></text:span></text:a></text:span><text:span text:style-name="T33_9"><text:a xlink:type="simple" xlink:href="http://www.osgi.org/wiki/uploads/ValueProposition/OSGi%20Technology%20for%20System%20and%20Network%20Architects.pdf"><text:span text:style-name="T33_10">for</text:span></text:a></text:span><text:span text:style-name="T33_11"><text:a xlink:type="simple" xlink:href="http://www.osgi.org/wiki/uploads/ValueProposition/OSGi%20Technology%20for%20System%20and%20Network%20Architects.pdf"><text:span text:style-name="T33_12"><text:s/></text:span></text:a></text:span><text:span text:style-name="T33_13"><text:a xlink:type="simple" xlink:href="http://www.osgi.org/wiki/uploads/ValueProposition/OSGi%20Technology%20for%20System%20and%20Network%20Architects.pdf"><text:span text:style-name="T33_14">System</text:span></text:a></text:span><text:span text:style-name="T33_15"><text:a xlink:type="simple" xlink:href="http://www.osgi.org/wiki/uploads/ValueProposition/OSGi%20Technology%20for%20System%20and%20Network%20Architects.pdf"><text:span text:style-name="T33_16"><text:s/></text:span></text:a></text:span><text:span text:style-name="T33_17"><text:a xlink:type="simple" xlink:href="http://www.osgi.org/wiki/uploads/ValueProposition/OSGi%20Technology%20for%20System%20and%20Network%20Architects.pdf"><text:span text:style-name="T33_18">and</text:span></text:a></text:span><text:span text:style-name="T33_19"><text:a xlink:type="simple" xlink:href="http://www.osgi.org/wiki/uploads/ValueProposition/OSGi%20Technology%20for%20System%20and%20Network%20Architects.pdf"><text:span text:style-name="T33_20"><text:s/></text:span></text:a></text:span><text:span text:style-name="T33_21"><text:a xlink:type="simple" xlink:href="http://www.osgi.org/wiki/uploads/ValueProposition/OSGi%20Technology%20for%20System%20and%20Network%20Architects.pdf"><text:span text:style-name="T33_22">Network</text:span></text:a></text:span><text:span text:style-name="T33_23"><text:a xlink:type="simple" xlink:href="http://www.osgi.org/wiki/uploads/ValueProposition/OSGi%20Technology%20for%20System%20and%20Network%20Architects.pdf"><text:span text:style-name="T33_24"><text:s/></text:span></text:a></text:span><text:span text:style-name="T33_25"><text:a xlink:type="simple" xlink:href="http://www.osgi.org/wiki/uploads/ValueProposition/OSGi%20Technology%20for%20System%20and%20Network%20Architects.pdf"><text:span text:style-name="T33_26">Architects</text:span></text:a></text:span></text:p>
        </text:list-item>
      </text:list>
      <text:h text:style-name="P34" text:outline-level="10"><text:bookmark-start text:name="h.sh7b47ayk4pq"/><text:bookmark-end text:name="h.sh7b47ayk4pq"/><text:span text:style-name="T34_1">How</text:span><text:span text:style-name="T34_2"><text:s/></text:span><text:span text:style-name="T34_3">do</text:span><text:span text:style-name="T34_4"><text:s/></text:span><text:span text:style-name="T34_5">you</text:span><text:span text:style-name="T34_6"><text:s/></text:span><text:span text:style-name="T34_7">make</text:span><text:span text:style-name="T34_8"><text:s/></text:span><text:span text:style-name="T34_9">the</text:span><text:span text:style-name="T34_10"><text:s/></text:span><text:span text:style-name="T34_11">jump</text:span><text:span text:style-name="T34_12"><text:s/></text:span><text:span text:style-name="T34_13">to</text:span><text:span text:style-name="T34_14"><text:s/></text:span><text:span text:style-name="T34_15">modular</text:span><text:span text:style-name="T34_16"><text:s/></text:span><text:span text:style-name="T34_17">software</text:span><text:span text:style-name="T34_18">?</text:span></text:h>
      <text:p text:style-name="P35"><text:span text:style-name="T35_1">Modularizing</text:span><text:span text:style-name="T35_2"><text:s/></text:span><text:span text:style-name="T35_3">a</text:span><text:span text:style-name="T35_4"><text:s/></text:span><text:span text:style-name="T35_5">monolithic</text:span><text:span text:style-name="T35_6"><text:s/></text:span><text:span text:style-name="T35_7">application</text:span><text:span text:style-name="T35_8"><text:s/></text:span><text:span text:style-name="T35_9">is</text:span><text:span text:style-name="T35_10"><text:s/></text:span><text:span text:style-name="T35_11">not</text:span><text:span text:style-name="T35_12"><text:s/></text:span><text:span text:style-name="T35_13">an</text:span><text:span text:style-name="T35_14"><text:s/></text:span><text:span text:style-name="T35_15">easy</text:span><text:span text:style-name="T35_16"><text:s/></text:span><text:span text:style-name="T35_17">task</text:span><text:span text:style-name="T35_18">.<text:s/></text:span><text:span text:style-name="T35_19">However</text:span><text:span text:style-name="T35_20">,<text:s/></text:span><text:span text:style-name="T35_21">by</text:span><text:span text:style-name="T35_22"><text:s/></text:span><text:span text:style-name="T35_23">applying</text:span><text:span text:style-name="T35_24"><text:s/></text:span><text:span text:style-name="T35_25">certain</text:span><text:span text:style-name="T35_26"><text:s/></text:span><text:span text:style-name="T35_27">principles</text:span><text:span text:style-name="T35_28"><text:s/></text:span><text:span text:style-name="T35_29">or</text:span><text:span text:style-name="T35_30"><text:s/></text:span><text:span text:style-name="T35_31">processes</text:span><text:span text:style-name="T35_32"><text:s/></text:span><text:span text:style-name="T35_33">the</text:span><text:span text:style-name="T35_34"><text:s/></text:span><text:span text:style-name="T35_35">task</text:span><text:span text:style-name="T35_36"><text:s/></text:span><text:span text:style-name="T35_37">can</text:span><text:span text:style-name="T35_38"><text:s/></text:span><text:span text:style-name="T35_39">become</text:span><text:span text:style-name="T35_40"><text:s/></text:span><text:span text:style-name="T35_41">an</text:span><text:span text:style-name="T35_42"><text:s/></text:span><text:span text:style-name="T35_43">evolutionary</text:span><text:span text:style-name="T35_44"><text:s/></text:span><text:span text:style-name="T35_45">one</text:span><text:span text:style-name="T35_46"><text:s/></text:span><text:span text:style-name="T35_47">which</text:span><text:span text:style-name="T35_48"><text:s/></text:span><text:span text:style-name="T35_49">is</text:span><text:span text:style-name="T35_50"><text:s/></text:span><text:span text:style-name="T35_51">less</text:span><text:span text:style-name="T35_52"><text:s/></text:span><text:span text:style-name="T35_53">painful</text:span><text:span text:style-name="T35_54"><text:s/></text:span><text:span text:style-name="T35_55">and</text:span><text:span text:style-name="T35_56"><text:s/></text:span><text:span text:style-name="T35_57">gives</text:span><text:span text:style-name="T35_58"><text:s/></text:span><text:span text:style-name="T35_59">immediate</text:span><text:span text:style-name="T35_60"><text:s/></text:span><text:span text:style-name="T35_61">benefits</text:span><text:span text:style-name="T35_62"><text:s/></text:span><text:span text:style-name="T35_63">with</text:span><text:span text:style-name="T35_64"><text:s/></text:span><text:span text:style-name="T35_65">little</text:span><text:span text:style-name="T35_66"><text:s/></text:span><text:span text:style-name="T35_67">risk</text:span><text:span text:style-name="T35_68">.</text:span></text:p>
      <text:p text:style-name="P36"/>
      <text:p text:style-name="P37"><text:span text:style-name="T37_1">At</text:span><text:span text:style-name="T37_2"><text:s/></text:span><text:span text:style-name="T37_3">the</text:span><text:span text:style-name="T37_4"><text:s/></text:span><text:span text:style-name="T37_5">beginning</text:span><text:span text:style-name="T37_6"><text:s/></text:span><text:span text:style-name="T37_7">of</text:span><text:span text:style-name="T37_8"><text:s/></text:span><text:span text:style-name="T37_9">its</text:span><text:span text:style-name="T37_10"><text:s/></text:span><text:span text:style-name="T37_11">journey</text:span><text:span text:style-name="T37_12"><text:s/></text:span><text:span text:style-name="T37_13">Liferay</text:span><text:span text:style-name="T37_14"><text:s/></text:span><text:span text:style-name="T37_15">Portal</text:span><text:span text:style-name="T37_16"><text:s/></text:span><text:span text:style-name="T37_17">was</text:span><text:span text:style-name="T37_18"><text:s/></text:span><text:span text:style-name="T37_19">a</text:span><text:span text:style-name="T37_20"><text:s/></text:span><text:span text:style-name="T37_21">mature</text:span><text:span text:style-name="T37_22"><text:s/></text:span><text:span text:style-name="T37_23">product</text:span><text:span text:style-name="T37_24"><text:s/></text:span><text:span text:style-name="T37_25">with</text:span><text:span text:style-name="T37_26"><text:s/></text:span><text:span text:style-name="T37_27">a</text:span><text:span text:style-name="T37_28"><text:s/></text:span><text:span text:style-name="T37_29">large</text:span><text:span text:style-name="T37_30"><text:s/></text:span><text:span text:style-name="T37_31">number</text:span><text:span text:style-name="T37_32"><text:s/></text:span><text:span text:style-name="T37_33">of</text:span><text:span text:style-name="T37_34"><text:s/></text:span><text:span text:style-name="T37_35">customers</text:span><text:span text:style-name="T37_36"><text:s/></text:span><text:span text:style-name="T37_37">and</text:span><text:span text:style-name="T37_38"><text:s/></text:span><text:span text:style-name="T37_39">even</text:span><text:span text:style-name="T37_40"><text:s/></text:span><text:span text:style-name="T37_41">more</text:span><text:span text:style-name="T37_42"><text:s/></text:span><text:span text:style-name="T37_43">features</text:span><text:span text:style-name="T37_44">.<text:s/></text:span><text:span text:style-name="T37_45">The</text:span><text:span text:style-name="T37_46"><text:s/></text:span><text:span text:style-name="T37_47">knowledgeable</text:span><text:span text:style-name="T37_48"><text:s/></text:span><text:span text:style-name="T37_49">team</text:span><text:span text:style-name="T37_50"><text:s/></text:span><text:span text:style-name="T37_51">of</text:span><text:span text:style-name="T37_52"><text:s/>50-60<text:s/></text:span><text:span text:style-name="T37_53">software</text:span><text:span text:style-name="T37_54"><text:s/></text:span><text:span text:style-name="T37_55">engineers</text:span><text:span text:style-name="T37_56"><text:s/></text:span><text:span text:style-name="T37_57">working</text:span><text:span text:style-name="T37_58"><text:s/></text:span><text:span text:style-name="T37_59">on</text:span><text:span text:style-name="T37_60"><text:s/></text:span><text:span text:style-name="T37_61">the</text:span><text:span text:style-name="T37_62"><text:s/></text:span><text:span text:style-name="T37_63">product</text:span><text:span text:style-name="T37_64"><text:s/></text:span><text:span text:style-name="T37_65">struggled</text:span><text:span text:style-name="T37_66"><text:s/></text:span><text:span text:style-name="T37_67">to</text:span><text:span text:style-name="T37_68"><text:s/></text:span><text:span text:style-name="T37_69">maintain</text:span><text:span text:style-name="T37_70"><text:s/></text:span><text:span text:style-name="T37_71">a</text:span><text:span text:style-name="T37_72"><text:s/></text:span><text:span text:style-name="T37_73">strong</text:span><text:span text:style-name="T37_74"><text:s/></text:span><text:span text:style-name="T37_75">pace</text:span><text:span text:style-name="T37_76"><text:s/></text:span><text:span text:style-name="T37_77">of</text:span><text:span text:style-name="T37_78"><text:s/></text:span><text:span text:style-name="T37_79">innovation</text:span><text:span text:style-name="T37_80"><text:s/></text:span><text:span text:style-name="T37_81">and</text:span><text:span text:style-name="T37_82"><text:s/></text:span><text:span text:style-name="T37_83">high</text:span><text:span text:style-name="T37_84"><text:s/></text:span><text:span text:style-name="T37_85">quality</text:span><text:span text:style-name="T37_86">.<text:s/></text:span><text:span text:style-name="T37_87">Morale</text:span><text:span text:style-name="T37_88"><text:s/></text:span><text:span text:style-name="T37_89">among</text:span><text:span text:style-name="T37_90"><text:s/></text:span><text:span text:style-name="T37_91">developers</text:span><text:span text:style-name="T37_92"><text:s/></text:span><text:span text:style-name="T37_93">was</text:span><text:span text:style-name="T37_94"><text:s/></text:span><text:span text:style-name="T37_95">steadily</text:span><text:span text:style-name="T37_96"><text:s/></text:span><text:span text:style-name="T37_97">decreasing</text:span><text:span text:style-name="T37_98"><text:s/></text:span><text:span text:style-name="T37_99">as</text:span><text:span text:style-name="T37_100"><text:s/></text:span><text:span text:style-name="T37_101">significant</text:span><text:span text:style-name="T37_102"><text:s/></text:span><text:span text:style-name="T37_103">time</text:span><text:span text:style-name="T37_104"><text:s/></text:span><text:span text:style-name="T37_105">was</text:span><text:span text:style-name="T37_106"><text:s/></text:span><text:span text:style-name="T37_107">spent</text:span><text:span text:style-name="T37_108"><text:s/></text:span><text:span text:style-name="T37_109">fixing</text:span><text:span text:style-name="T37_110"><text:s/></text:span><text:span text:style-name="T37_111">bugs</text:span><text:span text:style-name="T37_112"><text:s/></text:span><text:span text:style-name="T37_113">and</text:span><text:span text:style-name="T37_114"><text:s/></text:span><text:span text:style-name="T37_115">what</text:span><text:span text:style-name="T37_116"><text:s/></text:span><text:span text:style-name="T37_117">seemed</text:span><text:span text:style-name="T37_118"><text:s/></text:span><text:span text:style-name="T37_119">like</text:span><text:span text:style-name="T37_120"><text:s/></text:span><text:span text:style-name="T37_121">an</text:span><text:span text:style-name="T37_122"><text:s/></text:span><text:span text:style-name="T37_123">endless</text:span><text:span text:style-name="T37_124"><text:s/></text:span><text:span text:style-name="T37_125">stream</text:span><text:span text:style-name="T37_126"><text:s/></text:span><text:span text:style-name="T37_127">of</text:span><text:span text:style-name="T37_128"><text:s/></text:span><text:span text:style-name="T37_129">regressions</text:span><text:span text:style-name="T37_130">.</text:span></text:p>
      <text:p text:style-name="P38"/>
      <text:p text:style-name="P39"><text:span text:style-name="T39_1">The</text:span><text:span text:style-name="T39_2"><text:s/></text:span><text:span text:style-name="T39_3">product</text:span><text:span text:style-name="T39_4">’</text:span><text:span text:style-name="T39_5">s</text:span><text:span text:style-name="T39_6"><text:s/></text:span><text:span text:style-name="T39_7">cross</text:span><text:span text:style-name="T39_8"><text:s/></text:span><text:span text:style-name="T39_9">functional</text:span><text:span text:style-name="T39_10"><text:s/></text:span><text:span text:style-name="T39_11">teams</text:span><text:span text:style-name="T39_12"><text:s/></text:span><text:span text:style-name="T39_13">struggled</text:span><text:span text:style-name="T39_14"><text:s/></text:span><text:span text:style-name="T39_15">to</text:span><text:span text:style-name="T39_16"><text:s/></text:span><text:span text:style-name="T39_17">avoid</text:span><text:span text:style-name="T39_18"><text:s/></text:span><text:span text:style-name="T39_19">trampling</text:span><text:span text:style-name="T39_20"><text:s/></text:span><text:span text:style-name="T39_21">in</text:span><text:span text:style-name="T39_22"><text:s/></text:span><text:span text:style-name="T39_23">each</text:span><text:span text:style-name="T39_24"><text:s/></text:span><text:span text:style-name="T39_25">other</text:span><text:span text:style-name="T39_26">’</text:span><text:span text:style-name="T39_27">s</text:span><text:span text:style-name="T39_28"><text:s/></text:span><text:span text:style-name="T39_29">domains</text:span><text:span text:style-name="T39_30">.<text:s/></text:span><text:span text:style-name="T39_31">Due</text:span><text:span text:style-name="T39_32"><text:s/></text:span><text:span text:style-name="T39_33">to</text:span><text:span text:style-name="T39_34"><text:s/></text:span><text:span text:style-name="T39_35">feature</text:span><text:span text:style-name="T39_36"><text:s/></text:span><text:span text:style-name="T39_37">boundaries</text:span><text:span text:style-name="T39_38"><text:s/></text:span><text:span text:style-name="T39_39">not</text:span><text:span text:style-name="T39_40"><text:s/></text:span><text:span text:style-name="T39_41">being</text:span><text:span text:style-name="T39_42"><text:s/></text:span><text:span text:style-name="T39_43">well</text:span><text:span text:style-name="T39_44"><text:s/></text:span><text:span text:style-name="T39_45">defined</text:span><text:span text:style-name="T39_46"><text:s/></text:span><text:span text:style-name="T39_47">it</text:span><text:span text:style-name="T39_48"><text:s/></text:span><text:span text:style-name="T39_49">was</text:span><text:span text:style-name="T39_50"><text:s/></text:span><text:span text:style-name="T39_51">easy</text:span><text:span text:style-name="T39_52"><text:s/></text:span><text:span text:style-name="T39_53">to</text:span><text:span text:style-name="T39_54"><text:s/></text:span><text:span text:style-name="T39_55">accidentally</text:span><text:span text:style-name="T39_56"><text:s/></text:span><text:span text:style-name="T39_57">infringe</text:span><text:span text:style-name="T39_58"><text:s/></text:span><text:span text:style-name="T39_59">and</text:span><text:span text:style-name="T39_60"><text:s/></text:span><text:span text:style-name="T39_61">cause</text:span><text:span text:style-name="T39_62"><text:s/></text:span><text:span text:style-name="T39_63">regressions</text:span><text:span text:style-name="T39_64"><text:s/></text:span><text:span text:style-name="T39_65">in</text:span><text:span text:style-name="T39_66"><text:s/></text:span><text:span text:style-name="T39_67">places</text:span><text:span text:style-name="T39_68"><text:s/></text:span><text:span text:style-name="T39_69">far</text:span><text:span text:style-name="T39_70"><text:s/></text:span><text:span text:style-name="T39_71">flung</text:span><text:span text:style-name="T39_72"><text:s/></text:span><text:span text:style-name="T39_73">from</text:span><text:span text:style-name="T39_74"><text:s/></text:span><text:span text:style-name="T39_75">one</text:span><text:span text:style-name="T39_76">’</text:span><text:span text:style-name="T39_77">s</text:span><text:span text:style-name="T39_78"><text:s/></text:span><text:span text:style-name="T39_79">own</text:span><text:span text:style-name="T39_80"><text:s/></text:span><text:span text:style-name="T39_81">feature</text:span><text:span text:style-name="T39_82">.</text:span></text:p>
      <text:p text:style-name="P40"/>
      <text:p text:style-name="P41"><text:span text:style-name="T41_1">Liferay</text:span><text:span text:style-name="T41_2">’</text:span><text:span text:style-name="T41_3">s</text:span><text:span text:style-name="T41_4"><text:s/></text:span><text:span text:style-name="T41_5"><text:a xlink:type="simple" xlink:href="http://wiki.osgi.org/wiki/Modularity_Maturity_Model"><text:span text:style-name="T41_6">Modularity</text:span></text:a></text:span><text:span text:style-name="T41_7"><text:a xlink:type="simple" xlink:href="http://wiki.osgi.org/wiki/Modularity_Maturity_Model"><text:span text:style-name="T41_8"><text:s/></text:span></text:a></text:span><text:span text:style-name="T41_9"><text:a xlink:type="simple" xlink:href="http://wiki.osgi.org/wiki/Modularity_Maturity_Model"><text:span text:style-name="T41_10">Maturity</text:span></text:a></text:span><text:span text:style-name="T41_11"><text:a xlink:type="simple" xlink:href="http://wiki.osgi.org/wiki/Modularity_Maturity_Model"><text:span text:style-name="T41_12"><text:s/></text:span></text:a></text:span><text:span text:style-name="T41_13"><text:a xlink:type="simple" xlink:href="http://wiki.osgi.org/wiki/Modularity_Maturity_Model"><text:span text:style-name="T41_14">Model</text:span></text:a></text:span><text:span text:style-name="T41_15"><text:s/></text:span><text:span text:style-name="T41_16">level</text:span><text:span text:style-name="T41_17"><text:s/></text:span><text:span text:style-name="T41_18">could</text:span><text:span text:style-name="T41_19"><text:s/></text:span><text:span text:style-name="T41_20">easily</text:span><text:span text:style-name="T41_21"><text:s/></text:span><text:span text:style-name="T41_22">be</text:span><text:span text:style-name="T41_23"><text:s/></text:span><text:span text:style-name="T41_24">described</text:span><text:span text:style-name="T41_25"><text:s/></text:span><text:span text:style-name="T41_26">as</text:span><text:span text:style-name="T41_27"><text:s/></text:span><text:span text:style-name="T41_28">Ad</text:span><text:span text:style-name="T41_29"><text:s/></text:span><text:span text:style-name="T41_30">Hoc</text:span><text:span text:style-name="T41_31">.<text:s/>“</text:span><text:span text:style-name="T41_32">A</text:span><text:span text:style-name="T41_33"><text:s/></text:span><text:span text:style-name="T41_34">flat</text:span><text:span text:style-name="T41_35"><text:s/></text:span><text:span text:style-name="T41_36">class</text:span><text:span text:style-name="T41_37"><text:s/></text:span><text:span text:style-name="T41_38">path</text:span><text:span text:style-name="T41_39"><text:s/></text:span><text:span text:style-name="T41_40">issued</text:span><text:span text:style-name="T41_41"><text:s/></text:span><text:span text:style-name="T41_42">with</text:span><text:span text:style-name="T41_43"><text:s/></text:span><text:span text:style-name="T41_44">a</text:span><text:span text:style-name="T41_45"><text:s/></text:span><text:span text:style-name="T41_46">bunch</text:span><text:span text:style-name="T41_47"><text:s/></text:span><text:span text:style-name="T41_48">of</text:span><text:span text:style-name="T41_49"><text:s/></text:span><text:span text:style-name="T41_50">classes</text:span><text:span text:style-name="T41_51"><text:s/></text:span><text:span text:style-name="T41_52">with</text:span><text:span text:style-name="T41_53"><text:s/></text:span><text:span text:style-name="T41_54">no</text:span><text:span text:style-name="T41_55">,<text:s/></text:span><text:span text:style-name="T41_56">or</text:span><text:span text:style-name="T41_57"><text:s/></text:span><text:span text:style-name="T41_58">limited</text:span><text:span text:style-name="T41_59">,<text:s/></text:span><text:span text:style-name="T41_60">structure</text:span><text:span text:style-name="T41_61">.”</text:span></text:p>
      <text:p text:style-name="P42"/>
      <text:p text:style-name="P43"><text:span text:style-name="T43_1">It</text:span><text:span text:style-name="T43_2"><text:s/></text:span><text:span text:style-name="T43_3">would</text:span><text:span text:style-name="T43_4"><text:s/></text:span><text:span text:style-name="T43_5">have</text:span><text:span text:style-name="T43_6"><text:s/></text:span><text:span text:style-name="T43_7">been</text:span><text:span text:style-name="T43_8"><text:s/></text:span><text:span text:style-name="T43_9">impossible</text:span><text:span text:style-name="T43_10"><text:s/></text:span><text:span text:style-name="T43_11">to</text:span><text:span text:style-name="T43_12"><text:s/></text:span><text:span text:style-name="T43_13">migrate</text:span><text:span text:style-name="T43_14"><text:s/></text:span><text:span text:style-name="T43_15">directly</text:span><text:span text:style-name="T43_16"><text:s/></text:span><text:span text:style-name="T43_17">from</text:span><text:span text:style-name="T43_18"><text:s/></text:span><text:span text:style-name="T43_19">Ad</text:span><text:span text:style-name="T43_20"><text:s/></text:span><text:span text:style-name="T43_21">Hoc</text:span><text:span text:style-name="T43_22"><text:s/></text:span><text:span text:style-name="T43_23">level</text:span><text:span text:style-name="T43_24"><text:s/></text:span><text:span text:style-name="T43_25">to</text:span><text:span text:style-name="T43_26"><text:s/></text:span><text:span text:style-name="T43_27">the</text:span><text:span text:style-name="T43_28"><text:s/></text:span><text:span text:style-name="T43_29">ultimate</text:span><text:span text:style-name="T43_30"><text:s/></text:span><text:span text:style-name="T43_31">goal</text:span><text:span text:style-name="T43_32"><text:s/></text:span><text:span text:style-name="T43_33">of</text:span><text:span text:style-name="T43_34"><text:s/></text:span><text:span text:style-name="T43_35">Dynamism</text:span><text:span text:style-name="T43_36">.<text:s/></text:span><text:span text:style-name="T43_37">The</text:span><text:span text:style-name="T43_38"><text:s/></text:span><text:span text:style-name="T43_39">burden</text:span><text:span text:style-name="T43_40"><text:s/></text:span><text:span text:style-name="T43_41">and</text:span><text:span text:style-name="T43_42"><text:s/></text:span><text:span text:style-name="T43_43">cost</text:span><text:span text:style-name="T43_44"><text:s/></text:span><text:span text:style-name="T43_45">would</text:span><text:span text:style-name="T43_46"><text:s/></text:span><text:span text:style-name="T43_47">simply</text:span><text:span text:style-name="T43_48"><text:s/></text:span><text:span text:style-name="T43_49">have</text:span><text:span text:style-name="T43_50"><text:s/></text:span><text:span text:style-name="T43_51">been</text:span><text:span text:style-name="T43_52"><text:s/></text:span><text:span text:style-name="T43_53">too</text:span><text:span text:style-name="T43_54"><text:s/></text:span><text:span text:style-name="T43_55">great</text:span><text:span text:style-name="T43_56">.<text:s/></text:span><text:span text:style-name="T43_57">It</text:span><text:span text:style-name="T43_58"><text:s/></text:span><text:span text:style-name="T43_59">was</text:span><text:span text:style-name="T43_60"><text:s/></text:span><text:span text:style-name="T43_61">therefore</text:span><text:span text:style-name="T43_62"><text:s/></text:span><text:span text:style-name="T43_63">concluded</text:span><text:span text:style-name="T43_64"><text:s/></text:span><text:span text:style-name="T43_65">that</text:span><text:span text:style-name="T43_66"><text:s/></text:span><text:span text:style-name="T43_67">a</text:span><text:span text:style-name="T43_68"><text:s/></text:span><text:span text:style-name="T43_69">progressive</text:span><text:span text:style-name="T43_70"><text:s/></text:span><text:span text:style-name="T43_71">approach</text:span><text:span text:style-name="T43_72"><text:s/></text:span><text:span text:style-name="T43_73">would</text:span><text:span text:style-name="T43_74"><text:s/></text:span><text:span text:style-name="T43_75">be</text:span><text:span text:style-name="T43_76"><text:s/></text:span><text:span text:style-name="T43_77">required</text:span><text:span text:style-name="T43_78">.</text:span></text:p>
      <text:p text:style-name="P44"/>
      <text:p text:style-name="P45"><text:span text:style-name="T45_1">Furthermore</text:span><text:span text:style-name="T45_2">,<text:s/></text:span><text:span text:style-name="T45_3">as</text:span><text:span text:style-name="T45_4"><text:s/></text:span><text:span text:style-name="T45_5">a</text:span><text:span text:style-name="T45_6"><text:s/></text:span><text:span text:style-name="T45_7">monolithic</text:span><text:span text:style-name="T45_8"><text:s/></text:span><text:span text:style-name="T45_9">Java</text:span><text:span text:style-name="T45_10"><text:s/></text:span><text:span text:style-name="T45_11">EE</text:span><text:span text:style-name="T45_12"><text:s/></text:span><text:span text:style-name="T45_13">web</text:span><text:span text:style-name="T45_14"><text:s/></text:span><text:span text:style-name="T45_15">application</text:span><text:span text:style-name="T45_16">,<text:s/></text:span><text:span text:style-name="T45_17">Liferay</text:span><text:span text:style-name="T45_18"><text:s/></text:span><text:span text:style-name="T45_19">determined</text:span><text:span text:style-name="T45_20"><text:s/></text:span><text:span text:style-name="T45_21">that</text:span><text:span text:style-name="T45_22"><text:s/></text:span><text:span text:style-name="T45_23">this</text:span><text:span text:style-name="T45_24"><text:s/></text:span><text:span text:style-name="T45_25">application</text:span><text:span text:style-name="T45_26"><text:s/></text:span><text:span text:style-name="T45_27">server</text:span><text:span text:style-name="T45_28"><text:s/></text:span><text:span text:style-name="T45_29">deployment</text:span><text:span text:style-name="T45_30"><text:s/></text:span><text:span text:style-name="T45_31">model</text:span><text:span text:style-name="T45_32"><text:s/></text:span><text:span text:style-name="T45_33">should</text:span><text:span text:style-name="T45_34"><text:s/></text:span><text:span text:style-name="T45_35">be</text:span><text:span text:style-name="T45_36"><text:s/></text:span><text:span text:style-name="T45_37">maintained</text:span><text:span text:style-name="T45_38"><text:s/></text:span><text:span text:style-name="T45_39">for</text:span><text:span text:style-name="T45_40"><text:s/></text:span><text:span text:style-name="T45_41">the</text:span><text:span text:style-name="T45_42"><text:s/></text:span><text:span text:style-name="T45_43">foreseeable</text:span><text:span text:style-name="T45_44"><text:s/></text:span><text:span text:style-name="T45_45">future</text:span><text:span text:style-name="T45_46">.<text:s/></text:span><text:span text:style-name="T45_47">This</text:span><text:span text:style-name="T45_48"><text:s/></text:span><text:span text:style-name="T45_49">would</text:span><text:span text:style-name="T45_50"><text:s/></text:span><text:span text:style-name="T45_51">be</text:span><text:span text:style-name="T45_52"><text:s/></text:span><text:span text:style-name="T45_53">the</text:span><text:span text:style-name="T45_54"><text:s/></text:span><text:span text:style-name="T45_55">least</text:span><text:span text:style-name="T45_56"><text:s/></text:span><text:span text:style-name="T45_57">disruptive</text:span><text:span text:style-name="T45_58"><text:s/></text:span><text:span text:style-name="T45_59">to</text:span><text:span text:style-name="T45_60"><text:s/></text:span><text:span text:style-name="T45_61">consumers</text:span><text:span text:style-name="T45_62"><text:s/></text:span><text:span text:style-name="T45_63">and</text:span><text:span text:style-name="T45_64"><text:s/></text:span><text:span text:style-name="T45_65">would</text:span><text:span text:style-name="T45_66"><text:s/></text:span><text:span text:style-name="T45_67">allow</text:span><text:span text:style-name="T45_68"><text:s/></text:span><text:span text:style-name="T45_69">for</text:span><text:span text:style-name="T45_70"><text:s/></text:span><text:span text:style-name="T45_71">a</text:span><text:span text:style-name="T45_72"><text:s/></text:span><text:span text:style-name="T45_73">more</text:span><text:span text:style-name="T45_74"><text:s/></text:span><text:span text:style-name="T45_75">organic</text:span><text:span text:style-name="T45_76"><text:s/></text:span><text:span text:style-name="T45_77">evolution</text:span><text:span text:style-name="T45_78"><text:s/></text:span><text:span text:style-name="T45_79">over</text:span><text:span text:style-name="T45_80"><text:s/></text:span><text:span text:style-name="T45_81">several</text:span><text:span text:style-name="T45_82"><text:s/></text:span><text:span text:style-name="T45_83">generations</text:span><text:span text:style-name="T45_84"><text:s/></text:span><text:span text:style-name="T45_85">of</text:span><text:span text:style-name="T45_86"><text:s/></text:span><text:span text:style-name="T45_87">the</text:span><text:span text:style-name="T45_88"><text:s/></text:span><text:span text:style-name="T45_89">product</text:span><text:span text:style-name="T45_90">.<text:s/></text:span><text:span text:style-name="T45_91">Of</text:span><text:span text:style-name="T45_92"><text:s/></text:span><text:span text:style-name="T45_93">course</text:span><text:span text:style-name="T45_94"><text:s/></text:span><text:span text:style-name="T45_95">this</text:span><text:span text:style-name="T45_96"><text:s/></text:span><text:span text:style-name="T45_97">also</text:span><text:span text:style-name="T45_98"><text:s/></text:span><text:span text:style-name="T45_99">complicated</text:span><text:span text:style-name="T45_100"><text:s/></text:span><text:span text:style-name="T45_101">the</text:span><text:span text:style-name="T45_102"><text:s/></text:span><text:span text:style-name="T45_103">process</text:span><text:span text:style-name="T45_104"><text:s/></text:span><text:span text:style-name="T45_105">because</text:span><text:span text:style-name="T45_106"><text:s/></text:span><text:span text:style-name="T45_107">there</text:span><text:span text:style-name="T45_108"><text:s/></text:span><text:span text:style-name="T45_109">is</text:span><text:span text:style-name="T45_110"><text:s/></text:span><text:span text:style-name="T45_111">no</text:span><text:span text:style-name="T45_112"><text:s/></text:span><text:span text:style-name="T45_113">true</text:span><text:span text:style-name="T45_114"><text:s/></text:span><text:span text:style-name="T45_115">parity</text:span><text:span text:style-name="T45_116"><text:s/></text:span><text:span text:style-name="T45_117">between</text:span><text:span text:style-name="T45_118"><text:s/></text:span><text:span text:style-name="T45_119">the</text:span><text:span text:style-name="T45_120"><text:s/></text:span><text:span text:style-name="T45_121">lifecycle</text:span><text:span text:style-name="T45_122"><text:s/></text:span><text:span text:style-name="T45_123">of</text:span><text:span text:style-name="T45_124"><text:s/></text:span><text:span text:style-name="T45_125">web</text:span><text:span text:style-name="T45_126"><text:s/></text:span><text:span text:style-name="T45_127">applications</text:span><text:span text:style-name="T45_128"><text:s/></text:span><text:span text:style-name="T45_129">and</text:span><text:span text:style-name="T45_130"><text:s/></text:span><text:span text:style-name="T45_131">the</text:span><text:span text:style-name="T45_132"><text:s/></text:span><text:span text:style-name="T45_133">dynamic</text:span><text:span text:style-name="T45_134"><text:s/></text:span><text:span text:style-name="T45_135">OSGi</text:span><text:span text:style-name="T45_136"><text:s/></text:span><text:span text:style-name="T45_137">runtime</text:span><text:span text:style-name="T45_138">.<text:s/></text:span><text:span text:style-name="T45_139">The</text:span><text:span text:style-name="T45_140"><text:s/></text:span><text:span text:style-name="T45_141">approach</text:span><text:span text:style-name="T45_142"><text:s/></text:span><text:span text:style-name="T45_143">had</text:span><text:span text:style-name="T45_144"><text:s/></text:span><text:span text:style-name="T45_145">to</text:span><text:span text:style-name="T45_146"><text:s/></text:span><text:span text:style-name="T45_147">address</text:span><text:span text:style-name="T45_148"><text:s/></text:span><text:span text:style-name="T45_149">this</text:span><text:span text:style-name="T45_150"><text:s/></text:span><text:span text:style-name="T45_151">issue</text:span><text:span text:style-name="T45_152">.</text:span></text:p>
      <text:h text:style-name="P46" text:outline-level="10"><text:bookmark-start text:name="h.ipblydxm2fc2"/><text:bookmark-end text:name="h.ipblydxm2fc2"/><text:span text:style-name="T46_1">Step</text:span><text:span text:style-name="T46_2"><text:s/>1</text:span></text:h>
      <text:p text:style-name="P47"><text:span text:style-name="T47_1">Step</text:span><text:span text:style-name="T47_2"><text:s/>1<text:s/></text:span><text:span text:style-name="T47_3">of</text:span><text:span text:style-name="T47_4"><text:s/></text:span><text:span text:style-name="T47_5">the</text:span><text:span text:style-name="T47_6"><text:s/></text:span><text:span text:style-name="T47_7">journey</text:span><text:span text:style-name="T47_8"><text:s/></text:span><text:span text:style-name="T47_9">was</text:span><text:span text:style-name="T47_10"><text:s/></text:span><text:span text:style-name="T47_11">to</text:span><text:span text:style-name="T47_12"><text:s/></text:span><text:span text:style-name="T47_13">decide</text:span><text:span text:style-name="T47_14"><text:s/></text:span><text:span text:style-name="T47_15">the</text:span><text:span text:style-name="T47_16"><text:s/></text:span><text:span text:style-name="T47_17">structure</text:span><text:span text:style-name="T47_18"><text:s/></text:span><text:span text:style-name="T47_19">and</text:span><text:span text:style-name="T47_20"><text:s/></text:span><text:span text:style-name="T47_21">use</text:span><text:span text:style-name="T47_22"><text:s/></text:span><text:span text:style-name="T47_23">of</text:span><text:span text:style-name="T47_24"><text:s/></text:span><text:span text:style-name="T47_25">OSGi</text:span><text:span text:style-name="T47_26"><text:s/></text:span><text:span text:style-name="T47_27">in</text:span><text:span text:style-name="T47_28"><text:s/></text:span><text:span text:style-name="T47_29">this</text:span><text:span text:style-name="T47_30"><text:s/></text:span><text:span text:style-name="T47_31">web</text:span><text:span text:style-name="T47_32"><text:s/></text:span><text:span text:style-name="T47_33">application</text:span><text:span text:style-name="T47_34"><text:s/></text:span><text:span text:style-name="T47_35">scenario</text:span><text:span text:style-name="T47_36">.<text:s/></text:span><text:span text:style-name="T47_37">Liferay</text:span><text:span text:style-name="T47_38"><text:s/></text:span><text:span text:style-name="T47_39">chose</text:span><text:span text:style-name="T47_40"><text:s/></text:span><text:span text:style-name="T47_41">to</text:span><text:span text:style-name="T47_42"><text:s/></text:span><text:span text:style-name="T47_43">employ</text:span><text:span text:style-name="T47_44"><text:s/></text:span><text:span text:style-name="T47_45">an</text:span><text:span text:style-name="T47_46"><text:s/></text:span><text:span text:style-name="T47_47">embedded</text:span><text:span text:style-name="T47_48"><text:s/></text:span><text:span text:style-name="T47_49">OSGi</text:span><text:span text:style-name="T47_50"><text:s/></text:span><text:span text:style-name="T47_51">framework</text:span><text:span text:style-name="T47_52"><text:s/></text:span><text:span text:style-name="T47_53">similar</text:span><text:span text:style-name="T47_54"><text:s/></text:span><text:span text:style-name="T47_55">to</text:span><text:span text:style-name="T47_56"><text:s/></text:span><text:span text:style-name="T47_57">what</text:span><text:span text:style-name="T47_58"><text:s/></text:span><text:span text:style-name="T47_59">might</text:span><text:span text:style-name="T47_60"><text:s/></text:span><text:span text:style-name="T47_61">be</text:span><text:span text:style-name="T47_62"><text:s/></text:span><text:span text:style-name="T47_63">found</text:span><text:span text:style-name="T47_64"><text:s/></text:span><text:span text:style-name="T47_65">in</text:span><text:span text:style-name="T47_66"><text:s/></text:span><text:span text:style-name="T47_67">the</text:span><text:span text:style-name="T47_68"><text:s/></text:span><text:span text:style-name="T47_69"><text:a xlink:type="simple" xlink:href="http://eclipse.org/rap/"><text:span text:style-name="T47_70">Eclipse</text:span></text:a></text:span><text:span text:style-name="T47_71"><text:a xlink:type="simple" xlink:href="http://eclipse.org/rap/"><text:span text:style-name="T47_72"><text:s/></text:span></text:a></text:span><text:span text:style-name="T47_73"><text:a xlink:type="simple" xlink:href="http://eclipse.org/rap/"><text:span text:style-name="T47_74">RAP</text:span></text:a></text:span><text:span text:style-name="T47_75"><text:s/></text:span><text:span text:style-name="T47_76">project</text:span><text:span text:style-name="T47_77">.<text:s/></text:span><text:span text:style-name="T47_78">This</text:span><text:span text:style-name="T47_79"><text:s/></text:span><text:span text:style-name="T47_80">would</text:span><text:span text:style-name="T47_81"><text:s/></text:span><text:span text:style-name="T47_82">allow</text:span><text:span text:style-name="T47_83"><text:s/></text:span><text:span text:style-name="T47_84">small</text:span><text:span text:style-name="T47_85"><text:s/></text:span><text:span text:style-name="T47_86">modularity</text:span><text:span text:style-name="T47_87"><text:s/></text:span><text:span text:style-name="T47_88">experiments</text:span><text:span text:style-name="T47_89"><text:s/></text:span><text:span text:style-name="T47_90">to</text:span><text:span text:style-name="T47_91"><text:s/></text:span><text:span text:style-name="T47_92">take</text:span><text:span text:style-name="T47_93"><text:s/></text:span><text:span text:style-name="T47_94">place</text:span><text:span text:style-name="T47_95"><text:s/></text:span><text:span text:style-name="T47_96">and</text:span><text:span text:style-name="T47_97"><text:s/></text:span><text:span text:style-name="T47_98">to</text:span><text:span text:style-name="T47_99"><text:s/></text:span><text:span text:style-name="T47_100">slowly</text:span><text:span text:style-name="T47_101"><text:s/></text:span><text:span text:style-name="T47_102">increase</text:span><text:span text:style-name="T47_103"><text:s/></text:span><text:span text:style-name="T47_104">the</text:span><text:span text:style-name="T47_105"><text:s/></text:span><text:span text:style-name="T47_106">team</text:span><text:span text:style-name="T47_107">’</text:span><text:span text:style-name="T47_108">s</text:span><text:span text:style-name="T47_109"><text:s/></text:span><text:span text:style-name="T47_110">knowledge</text:span><text:span text:style-name="T47_111"><text:s/></text:span><text:span text:style-name="T47_112">while</text:span><text:span text:style-name="T47_113"><text:s/></text:span><text:span text:style-name="T47_114">having</text:span><text:span text:style-name="T47_115"><text:s/></text:span><text:span text:style-name="T47_116">the</text:span><text:span text:style-name="T47_117"><text:s/></text:span><text:span text:style-name="T47_118">least</text:span><text:span text:style-name="T47_119"><text:s/></text:span><text:span text:style-name="T47_120">impact</text:span><text:span text:style-name="T47_121"><text:s/></text:span><text:span text:style-name="T47_122">on</text:span><text:span text:style-name="T47_123"><text:s/></text:span><text:span text:style-name="T47_124">ongoing</text:span><text:span text:style-name="T47_125"><text:s/></text:span><text:span text:style-name="T47_126">development</text:span><text:span text:style-name="T47_127">.<text:s/></text:span><text:span text:style-name="T47_128">This</text:span><text:span text:style-name="T47_129"><text:s/></text:span><text:span text:style-name="T47_130">was</text:span><text:span text:style-name="T47_131"><text:s/></text:span><text:span text:style-name="T47_132">also</text:span><text:span text:style-name="T47_133"><text:s/></text:span><text:span text:style-name="T47_134">required</text:span><text:span text:style-name="T47_135"><text:s/></text:span><text:span text:style-name="T47_136">to</text:span><text:span text:style-name="T47_137"><text:s/></text:span><text:span text:style-name="T47_138">retain</text:span><text:span text:style-name="T47_139"><text:s/></text:span><text:span text:style-name="T47_140">the</text:span><text:span text:style-name="T47_141"><text:s/></text:span><text:span text:style-name="T47_142">portability</text:span><text:span text:style-name="T47_143"><text:s/></text:span><text:span text:style-name="T47_144">of</text:span><text:span text:style-name="T47_145"><text:s/></text:span><text:span text:style-name="T47_146">Liferay</text:span><text:span text:style-name="T47_147"><text:s/></text:span><text:span text:style-name="T47_148">which</text:span><text:span text:style-name="T47_149"><text:s/></text:span><text:span text:style-name="T47_150">supports</text:span><text:span text:style-name="T47_151"><text:s/></text:span><text:span text:style-name="T47_152">most</text:span><text:span text:style-name="T47_153"><text:s/></text:span><text:span text:style-name="T47_154">application</text:span><text:span text:style-name="T47_155"><text:s/></text:span><text:span text:style-name="T47_156">servers</text:span><text:span text:style-name="T47_157"><text:s/></text:span><text:span text:style-name="T47_158">on</text:span><text:span text:style-name="T47_159"><text:s/></text:span><text:span text:style-name="T47_160">the</text:span><text:span text:style-name="T47_161"><text:s/></text:span><text:span text:style-name="T47_162">market</text:span><text:span text:style-name="T47_163"><text:s/></text:span><text:span text:style-name="T47_164">and</text:span><text:span text:style-name="T47_165"><text:s/></text:span><text:span text:style-name="T47_166">while</text:span><text:span text:style-name="T47_167"><text:s/></text:span><text:span text:style-name="T47_168">most</text:span><text:span text:style-name="T47_169"><text:s/></text:span><text:span text:style-name="T47_170">of</text:span><text:span text:style-name="T47_171"><text:s/></text:span><text:span text:style-name="T47_172">these</text:span><text:span text:style-name="T47_173"><text:s/></text:span><text:span text:style-name="T47_174">already</text:span><text:span text:style-name="T47_175"><text:s/></text:span><text:span text:style-name="T47_176">provide</text:span><text:span text:style-name="T47_177"><text:s/></text:span><text:span text:style-name="T47_178">OSGi</text:span><text:span text:style-name="T47_179"><text:s/></text:span><text:span text:style-name="T47_180">support</text:span><text:span text:style-name="T47_181"><text:s/></text:span><text:span text:style-name="T47_182">the</text:span><text:span text:style-name="T47_183"><text:s/></text:span><text:span text:style-name="T47_184">disparity</text:span><text:span text:style-name="T47_185"><text:s/></text:span><text:span text:style-name="T47_186">of</text:span><text:span text:style-name="T47_187"><text:s/></text:span><text:span text:style-name="T47_188">feature</text:span><text:span text:style-name="T47_189"><text:s/></text:span><text:span text:style-name="T47_190">support</text:span><text:span text:style-name="T47_191"><text:s/></text:span><text:span text:style-name="T47_192">across</text:span><text:span text:style-name="T47_193"><text:s/></text:span><text:span text:style-name="T47_194">the</text:span><text:span text:style-name="T47_195"><text:s/></text:span><text:span text:style-name="T47_196">industry</text:span><text:span text:style-name="T47_197"><text:s/></text:span><text:span text:style-name="T47_198">as</text:span><text:span text:style-name="T47_199"><text:s/></text:span><text:span text:style-name="T47_200">well</text:span><text:span text:style-name="T47_201"><text:s/></text:span><text:span text:style-name="T47_202">as</text:span><text:span text:style-name="T47_203"><text:s/></text:span><text:span text:style-name="T47_204">the</text:span><text:span text:style-name="T47_205"><text:s/></text:span><text:span text:style-name="T47_206">lack</text:span><text:span text:style-name="T47_207"><text:s/></text:span><text:span text:style-name="T47_208">of</text:span><text:span text:style-name="T47_209"><text:s/></text:span><text:span text:style-name="T47_210">OSGi</text:span><text:span text:style-name="T47_211"><text:s/></text:span><text:span text:style-name="T47_212">support</text:span><text:span text:style-name="T47_213"><text:s/></text:span><text:span text:style-name="T47_214">in</text:span><text:span text:style-name="T47_215"><text:s/></text:span><text:span text:style-name="T47_216">servlet</text:span><text:span text:style-name="T47_217"><text:s/></text:span><text:span text:style-name="T47_218">containers</text:span><text:span text:style-name="T47_219"><text:s/></text:span><text:span text:style-name="T47_220">like</text:span><text:span text:style-name="T47_221"><text:s/></text:span><text:span text:style-name="T47_222">Tomcat</text:span><text:span text:style-name="T47_223"><text:s/></text:span><text:span text:style-name="T47_224">and</text:span><text:span text:style-name="T47_225"><text:s/></text:span><text:span text:style-name="T47_226">Jetty</text:span><text:span text:style-name="T47_227"><text:s/></text:span><text:span text:style-name="T47_228">simply</text:span><text:span text:style-name="T47_229"><text:s/></text:span><text:span text:style-name="T47_230">meant</text:span><text:span text:style-name="T47_231"><text:s/></text:span><text:span text:style-name="T47_232">that</text:span><text:span text:style-name="T47_233"><text:s/></text:span><text:span text:style-name="T47_234">it</text:span><text:span text:style-name="T47_235"><text:s/></text:span><text:span text:style-name="T47_236">would</text:span><text:span text:style-name="T47_237"><text:s/></text:span><text:span text:style-name="T47_238">be</text:span><text:span text:style-name="T47_239"><text:s/></text:span><text:span text:style-name="T47_240">impossible</text:span><text:span text:style-name="T47_241"><text:s/></text:span><text:span text:style-name="T47_242">for</text:span><text:span text:style-name="T47_243"><text:s/></text:span><text:span text:style-name="T47_244">Liferay</text:span><text:span text:style-name="T47_245"><text:s/></text:span><text:span text:style-name="T47_246">to</text:span><text:span text:style-name="T47_247"><text:s/></text:span><text:span text:style-name="T47_248">rely</text:span><text:span text:style-name="T47_249"><text:s/></text:span><text:span text:style-name="T47_250">on</text:span><text:span text:style-name="T47_251"><text:s/></text:span><text:span text:style-name="T47_252">the</text:span><text:span text:style-name="T47_253"><text:s/></text:span><text:span text:style-name="T47_254">OSGi</text:span><text:span text:style-name="T47_255"><text:s/></text:span><text:span text:style-name="T47_256">frameworks</text:span><text:span text:style-name="T47_257"><text:s/></text:span><text:span text:style-name="T47_258">provided</text:span><text:span text:style-name="T47_259">.</text:span></text:p>
      <text:p text:style-name="P48"/>
      <text:p text:style-name="P49"><text:span text:style-name="T49_1">Of</text:span><text:span text:style-name="T49_2"><text:s/></text:span><text:span text:style-name="T49_3">course</text:span><text:span text:style-name="T49_4">,<text:s/></text:span><text:span text:style-name="T49_5">this</text:span><text:span text:style-name="T49_6"><text:s/></text:span><text:span text:style-name="T49_7">was</text:span><text:span text:style-name="T49_8"><text:s/></text:span><text:span text:style-name="T49_9">a</text:span><text:span text:style-name="T49_10"><text:s/></text:span><text:span text:style-name="T49_11">decision</text:span><text:span text:style-name="T49_12"><text:s/></text:span><text:span text:style-name="T49_13">based</text:span><text:span text:style-name="T49_14"><text:s/></text:span><text:span text:style-name="T49_15">on</text:span><text:span text:style-name="T49_16"><text:s/></text:span><text:span text:style-name="T49_17">Liferay</text:span><text:span text:style-name="T49_18">’</text:span><text:span text:style-name="T49_19">s</text:span><text:span text:style-name="T49_20"><text:s/></text:span><text:span text:style-name="T49_21">specific</text:span><text:span text:style-name="T49_22"><text:s/></text:span><text:span text:style-name="T49_23">requirements</text:span><text:span text:style-name="T49_24">.</text:span></text:p>
      <text:p text:style-name="P50"/>
      <text:p text:style-name="P51"><text:span text:style-name="T51_1">Other</text:span><text:span text:style-name="T51_2"><text:s/></text:span><text:span text:style-name="T51_3">options</text:span><text:span text:style-name="T51_4">:<text:s/></text:span></text:p>
      <text:list text:style-name="LS2" xml:id="list4">
        <text:list-item>
          <text:p text:style-name="P52"><text:span text:style-name="T52_1">embedded</text:span><text:span text:style-name="T52_2"><text:s/></text:span><text:span text:style-name="T52_3">super</text:span><text:span text:style-name="T52_4"><text:s/></text:span><text:span text:style-name="T52_5">bundle</text:span></text:p>
          <text:list>
            <text:list-item>
              <text:p text:style-name="P53"><text:span text:style-name="T53_1">could</text:span><text:span text:style-name="T53_2"><text:s/></text:span><text:span text:style-name="T53_3">have</text:span><text:span text:style-name="T53_4"><text:s/></text:span><text:span text:style-name="T53_5">created</text:span><text:span text:style-name="T53_6"><text:s/></text:span><text:span text:style-name="T53_7">a</text:span><text:span text:style-name="T53_8"><text:s/></text:span><text:span text:style-name="T53_9">single</text:span><text:span text:style-name="T53_10"><text:s/></text:span><text:span text:style-name="T53_11">super</text:span><text:span text:style-name="T53_12"><text:s/></text:span><text:span text:style-name="T53_13">bundle</text:span><text:span text:style-name="T53_14"><text:s/></text:span><text:span text:style-name="T53_15">to</text:span><text:span text:style-name="T53_16"><text:s/></text:span><text:span text:style-name="T53_17">embed</text:span><text:span text:style-name="T53_18"><text:s/></text:span><text:span text:style-name="T53_19">the</text:span><text:span text:style-name="T53_20"><text:s/></text:span><text:span text:style-name="T53_21">entire</text:span><text:span text:style-name="T53_22"><text:s/></text:span><text:span text:style-name="T53_23">monolith</text:span><text:span text:style-name="T53_24"><text:s/></text:span><text:span text:style-name="T53_25">within</text:span><text:span text:style-name="T53_26"><text:s/></text:span><text:span text:style-name="T53_27">the</text:span><text:span text:style-name="T53_28"><text:s/></text:span><text:span text:style-name="T53_29">OSGi</text:span><text:span text:style-name="T53_30"><text:s/></text:span><text:span text:style-name="T53_31">runtime</text:span><text:span text:style-name="T53_32">.</text:span></text:p>
            </text:list-item>
            <text:list-item>
              <text:p text:style-name="P54"><text:span text:style-name="T54_1">Liferay</text:span><text:span text:style-name="T54_2"><text:s/></text:span><text:span text:style-name="T54_3">chose</text:span><text:span text:style-name="T54_4"><text:s/></text:span><text:span text:style-name="T54_5">not</text:span><text:span text:style-name="T54_6"><text:s/></text:span><text:span text:style-name="T54_7">to</text:span><text:span text:style-name="T54_8"><text:s/></text:span><text:span text:style-name="T54_9">take</text:span><text:span text:style-name="T54_10"><text:s/></text:span><text:span text:style-name="T54_11">this</text:span><text:span text:style-name="T54_12"><text:s/></text:span><text:span text:style-name="T54_13">approach</text:span><text:span text:style-name="T54_14"><text:s/></text:span><text:span text:style-name="T54_15">due</text:span><text:span text:style-name="T54_16"><text:s/></text:span><text:span text:style-name="T54_17">to</text:span><text:span text:style-name="T54_18"><text:s/></text:span><text:span text:style-name="T54_19">heavy</text:span><text:span text:style-name="T54_20"><text:s/></text:span><text:span text:style-name="T54_21">knowledge</text:span><text:span text:style-name="T54_22"><text:s/></text:span><text:span text:style-name="T54_23">and</text:span><text:span text:style-name="T54_24"><text:s/></text:span><text:span text:style-name="T54_25">interaction</text:span><text:span text:style-name="T54_26"><text:s/></text:span><text:span text:style-name="T54_27">with</text:span><text:span text:style-name="T54_28"><text:s/></text:span><text:span text:style-name="T54_29">the</text:span><text:span text:style-name="T54_30"><text:s/></text:span><text:span text:style-name="T54_31">application</text:span><text:span text:style-name="T54_32"><text:s/></text:span><text:span text:style-name="T54_33">server</text:span><text:span text:style-name="T54_34"><text:s/></text:span><text:span text:style-name="T54_35">in</text:span><text:span text:style-name="T54_36"><text:s/></text:span><text:span text:style-name="T54_37">which</text:span><text:span text:style-name="T54_38"><text:s/></text:span><text:span text:style-name="T54_39">it</text:span><text:span text:style-name="T54_40"><text:s/></text:span><text:span text:style-name="T54_41">was</text:span><text:span text:style-name="T54_42"><text:s/></text:span><text:span text:style-name="T54_43">deployed</text:span><text:span text:style-name="T54_44">.<text:s/></text:span><text:span text:style-name="T54_45">This</text:span><text:span text:style-name="T54_46"><text:s/></text:span><text:span text:style-name="T54_47">interaction</text:span><text:span text:style-name="T54_48"><text:s/></text:span><text:span text:style-name="T54_49">would</text:span><text:span text:style-name="T54_50"><text:s/></text:span><text:span text:style-name="T54_51">have</text:span><text:span text:style-name="T54_52"><text:s/></text:span><text:span text:style-name="T54_53">to</text:span><text:span text:style-name="T54_54"><text:s/></text:span><text:span text:style-name="T54_55">be</text:span><text:span text:style-name="T54_56"><text:s/></text:span><text:span text:style-name="T54_57">maintained</text:span><text:span text:style-name="T54_58"><text:s/></text:span><text:span text:style-name="T54_59">in</text:span><text:span text:style-name="T54_60"><text:s/></text:span><text:span text:style-name="T54_61">order</text:span><text:span text:style-name="T54_62"><text:s/></text:span><text:span text:style-name="T54_63">to</text:span><text:span text:style-name="T54_64"><text:s/></text:span><text:span text:style-name="T54_65">support</text:span><text:span text:style-name="T54_66"><text:s/></text:span><text:span text:style-name="T54_67">backward</text:span><text:span text:style-name="T54_68"><text:s/></text:span><text:span text:style-name="T54_69">compatibility</text:span><text:span text:style-name="T54_70"><text:s/></text:span><text:span text:style-name="T54_71">of</text:span><text:span text:style-name="T54_72"><text:s/></text:span><text:span text:style-name="T54_73">several</text:span><text:span text:style-name="T54_74"><text:s/></text:span><text:span text:style-name="T54_75">key</text:span><text:span text:style-name="T54_76"><text:s/></text:span><text:span text:style-name="T54_77">features</text:span><text:span text:style-name="T54_78">.</text:span></text:p>
            </text:list-item>
          </text:list>
        </text:list-item>
        <text:list-item>
          <text:p text:style-name="P55"><text:span text:style-name="T55_1">start</text:span><text:span text:style-name="T55_2"><text:s/></text:span><text:span text:style-name="T55_3">from</text:span><text:span text:style-name="T55_4"><text:s/></text:span><text:span text:style-name="T55_5">scratch</text:span></text:p>
          <text:list>
            <text:list-item>
              <text:p text:style-name="P56"><text:span text:style-name="T56_1">This</text:span><text:span text:style-name="T56_2"><text:s/></text:span><text:span text:style-name="T56_3">is</text:span><text:span text:style-name="T56_4"><text:s/></text:span><text:span text:style-name="T56_5">actually</text:span><text:span text:style-name="T56_6"><text:s/></text:span><text:span text:style-name="T56_7">less</text:span><text:span text:style-name="T56_8"><text:s/></text:span><text:span text:style-name="T56_9">ridiculous</text:span><text:span text:style-name="T56_10"><text:s/></text:span><text:span text:style-name="T56_11">than</text:span><text:span text:style-name="T56_12"><text:s/></text:span><text:span text:style-name="T56_13">it</text:span><text:span text:style-name="T56_14"><text:s/></text:span><text:span text:style-name="T56_15">sounds</text:span><text:span text:style-name="T56_16">.<text:s/></text:span><text:span text:style-name="T56_17">You</text:span><text:span text:style-name="T56_18"><text:s/></text:span><text:span text:style-name="T56_19">could</text:span><text:span text:style-name="T56_20"><text:s/></text:span><text:span text:style-name="T56_21">start</text:span><text:span text:style-name="T56_22"><text:s/></text:span><text:span text:style-name="T56_23">with</text:span><text:span text:style-name="T56_24"><text:s/></text:span><text:span text:style-name="T56_25">an</text:span><text:span text:style-name="T56_26"><text:s/></text:span><text:span text:style-name="T56_27">empty</text:span><text:span text:style-name="T56_28"><text:s/></text:span><text:span text:style-name="T56_29">project</text:span><text:span text:style-name="T56_30"><text:s/></text:span><text:span text:style-name="T56_31">and</text:span><text:span text:style-name="T56_32"><text:s/></text:span><text:span text:style-name="T56_33">then</text:span><text:span text:style-name="T56_34"><text:s/></text:span><text:span text:style-name="T56_35">move</text:span><text:span text:style-name="T56_36"><text:s/></text:span><text:span text:style-name="T56_37">existing</text:span><text:span text:style-name="T56_38"><text:s/></text:span><text:span text:style-name="T56_39">code</text:span><text:span text:style-name="T56_40"><text:s/></text:span><text:span text:style-name="T56_41">into</text:span><text:span text:style-name="T56_42"><text:s/></text:span><text:span text:style-name="T56_43">it</text:span><text:span text:style-name="T56_44"><text:s/></text:span><text:span text:style-name="T56_45">piece</text:span><text:span text:style-name="T56_46"><text:s/></text:span><text:span text:style-name="T56_47">by</text:span><text:span text:style-name="T56_48"><text:s/></text:span><text:span text:style-name="T56_49">piece</text:span><text:span text:style-name="T56_50"><text:s/></text:span><text:span text:style-name="T56_51">and</text:span><text:span text:style-name="T56_52"><text:s/></text:span><text:span text:style-name="T56_53">in</text:span><text:span text:style-name="T56_54"><text:s/></text:span><text:span text:style-name="T56_55">such</text:span><text:span text:style-name="T56_56"><text:s/></text:span><text:span text:style-name="T56_57">a</text:span><text:span text:style-name="T56_58"><text:s/></text:span><text:span text:style-name="T56_59">way</text:span><text:span text:style-name="T56_60"><text:s/></text:span><text:span text:style-name="T56_61">grow</text:span><text:span text:style-name="T56_62"><text:s/></text:span><text:span text:style-name="T56_63">the</text:span><text:span text:style-name="T56_64"><text:s/></text:span><text:span text:style-name="T56_65">application</text:span><text:span text:style-name="T56_66">.<text:s/></text:span><text:span text:style-name="T56_67">No</text:span><text:span text:style-name="T56_68"><text:s/></text:span><text:span text:style-name="T56_69">need</text:span><text:span text:style-name="T56_70"><text:s/></text:span><text:span text:style-name="T56_71">to</text:span><text:span text:style-name="T56_72"><text:s/></text:span><text:span text:style-name="T56_73">rewrite</text:span><text:span text:style-name="T56_74"><text:s/></text:span><text:span text:style-name="T56_75">swathes</text:span><text:span text:style-name="T56_76"><text:s/></text:span><text:span text:style-name="T56_77">of</text:span><text:span text:style-name="T56_78"><text:s/></text:span><text:span text:style-name="T56_79">code</text:span><text:span text:style-name="T56_80"><text:s/></text:span><text:span text:style-name="T56_81">that</text:span><text:span text:style-name="T56_82"><text:s/></text:span><text:span text:style-name="T56_83">you</text:span><text:span text:style-name="T56_84"><text:s/></text:span><text:span text:style-name="T56_85">already</text:span><text:span text:style-name="T56_86"><text:s/></text:span><text:span text:style-name="T56_87">have</text:span><text:span text:style-name="T56_88">,<text:s/></text:span><text:span text:style-name="T56_89">but</text:span><text:span text:style-name="T56_90"><text:s/></text:span><text:span text:style-name="T56_91">it</text:span><text:span text:style-name="T56_92"><text:s/></text:span><text:span text:style-name="T56_93">may</text:span><text:span text:style-name="T56_94"><text:s/></text:span><text:span text:style-name="T56_95">be</text:span><text:span text:style-name="T56_96"><text:s/></text:span><text:span text:style-name="T56_97">needed</text:span><text:span text:style-name="T56_98"><text:s/></text:span><text:span text:style-name="T56_99">to</text:span><text:span text:style-name="T56_100"><text:s/></text:span><text:span text:style-name="T56_101">tweak</text:span><text:span text:style-name="T56_102"><text:s/></text:span><text:span text:style-name="T56_103">things</text:span><text:span text:style-name="T56_104"><text:s/></text:span><text:span text:style-name="T56_105">here</text:span><text:span text:style-name="T56_106"><text:s/></text:span><text:span text:style-name="T56_107">and</text:span><text:span text:style-name="T56_108"><text:s/></text:span><text:span text:style-name="T56_109">there</text:span><text:span text:style-name="T56_110"><text:s/></text:span><text:span text:style-name="T56_111">as</text:span><text:span text:style-name="T56_112"><text:s/></text:span><text:span text:style-name="T56_113">you</text:span><text:span text:style-name="T56_114"><text:s/></text:span><text:span text:style-name="T56_115">go</text:span><text:span text:style-name="T56_116"><text:s/></text:span><text:span text:style-name="T56_117">along</text:span><text:span text:style-name="T56_118">.<text:line-break/><text:line-break/></text:span><text:span text:style-name="T56_119">I</text:span><text:span text:style-name="T56_120"><text:s/></text:span><text:span text:style-name="T56_121">know</text:span><text:span text:style-name="T56_122"><text:s/></text:span><text:span text:style-name="T56_123">such</text:span><text:span text:style-name="T56_124"><text:s/></text:span><text:span text:style-name="T56_125">an</text:span><text:span text:style-name="T56_126"><text:s/></text:span><text:span text:style-name="T56_127">approach</text:span><text:span text:style-name="T56_128"><text:s/></text:span><text:span text:style-name="T56_129">is</text:span><text:span text:style-name="T56_130"><text:s/></text:span><text:span text:style-name="T56_131">used</text:span><text:span text:style-name="T56_132"><text:s/></text:span><text:span text:style-name="T56_133">both</text:span><text:span text:style-name="T56_134"><text:s/></text:span><text:span text:style-name="T56_135">inside</text:span><text:span text:style-name="T56_136"><text:s/></text:span><text:span text:style-name="T56_137">and</text:span><text:span text:style-name="T56_138"><text:s/></text:span><text:span text:style-name="T56_139">outside</text:span><text:span text:style-name="T56_140"><text:s/></text:span><text:span text:style-name="T56_141">of</text:span><text:span text:style-name="T56_142"><text:s/></text:span><text:span text:style-name="T56_143">OSGi</text:span><text:span text:style-name="T56_144"><text:s/></text:span><text:span text:style-name="T56_145">to</text:span><text:span text:style-name="T56_146"><text:s/></text:span><text:span text:style-name="T56_147">improve</text:span><text:span text:style-name="T56_148"><text:s/></text:span><text:span text:style-name="T56_149">the</text:span><text:span text:style-name="T56_150"><text:s/></text:span><text:span text:style-name="T56_151">quality</text:span><text:span text:style-name="T56_152"><text:s/></text:span><text:span text:style-name="T56_153">of</text:span><text:span text:style-name="T56_154"><text:s/></text:span><text:span text:style-name="T56_155">an</text:span><text:span text:style-name="T56_156"><text:s/></text:span><text:span text:style-name="T56_157">application</text:span><text:span text:style-name="T56_158">.<text:s/></text:span><text:span text:style-name="T56_159">It</text:span><text:span text:style-name="T56_160"><text:s/></text:span><text:span text:style-name="T56_161">gives</text:span><text:span text:style-name="T56_162"><text:s/></text:span><text:span text:style-name="T56_163">you</text:span><text:span text:style-name="T56_164"><text:s/></text:span><text:span text:style-name="T56_165">the</text:span><text:span text:style-name="T56_166"><text:s/></text:span><text:span text:style-name="T56_167">benefit</text:span><text:span text:style-name="T56_168"><text:s/></text:span><text:span text:style-name="T56_169">that</text:span><text:span text:style-name="T56_170"><text:s/></text:span><text:span text:style-name="T56_171">you</text:span><text:span text:style-name="T56_172"><text:s/></text:span><text:span text:style-name="T56_173">grow</text:span><text:span text:style-name="T56_174"><text:s/></text:span><text:span text:style-name="T56_175">your</text:span><text:span text:style-name="T56_176"><text:s/></text:span><text:span text:style-name="T56_177">understanding</text:span><text:span text:style-name="T56_178"><text:s/></text:span><text:span text:style-name="T56_179">of</text:span><text:span text:style-name="T56_180"><text:s/></text:span><text:span text:style-name="T56_181">the</text:span><text:span text:style-name="T56_182"><text:s/></text:span><text:span text:style-name="T56_183">project</text:span><text:span text:style-name="T56_184"><text:s/></text:span><text:span text:style-name="T56_185">and</text:span><text:span text:style-name="T56_186"><text:s/></text:span><text:span text:style-name="T56_187">decide</text:span><text:span text:style-name="T56_188"><text:s/></text:span><text:span text:style-name="T56_189">for</text:span><text:span text:style-name="T56_190"><text:s/></text:span><text:span text:style-name="T56_191">each</text:span><text:span text:style-name="T56_192"><text:s/></text:span><text:span text:style-name="T56_193">bit</text:span><text:span text:style-name="T56_194"><text:s/></text:span><text:span text:style-name="T56_195">whether</text:span><text:span text:style-name="T56_196"><text:s/></text:span><text:span text:style-name="T56_197">it</text:span><text:span text:style-name="T56_198"><text:s/></text:span><text:span text:style-name="T56_199">goes</text:span><text:span text:style-name="T56_200"><text:s/></text:span><text:span text:style-name="T56_201">in</text:span><text:span text:style-name="T56_202"><text:s/></text:span><text:span text:style-name="T56_203">or</text:span><text:span text:style-name="T56_204"><text:s/></text:span><text:span text:style-name="T56_205">not</text:span><text:span text:style-name="T56_206">,<text:s/></text:span><text:span text:style-name="T56_207">rather</text:span><text:span text:style-name="T56_208"><text:s/></text:span><text:span text:style-name="T56_209">than</text:span><text:span text:style-name="T56_210"><text:s/></text:span><text:span text:style-name="T56_211">starting</text:span><text:span text:style-name="T56_212"><text:s/></text:span><text:span text:style-name="T56_213">with</text:span><text:span text:style-name="T56_214"><text:s/></text:span><text:span text:style-name="T56_215">everything</text:span><text:span text:style-name="T56_216"><text:s/></text:span><text:span text:style-name="T56_217">at</text:span><text:span text:style-name="T56_218"><text:s/></text:span><text:span text:style-name="T56_219">once</text:span><text:span text:style-name="T56_220"><text:s/></text:span><text:span text:style-name="T56_221">and</text:span><text:span text:style-name="T56_222"><text:s/></text:span><text:span text:style-name="T56_223">trying</text:span><text:span text:style-name="T56_224"><text:s/></text:span><text:span text:style-name="T56_225">to</text:span><text:span text:style-name="T56_226"><text:s/></text:span><text:span text:style-name="T56_227">comprehend</text:span><text:span text:style-name="T56_228"><text:s/></text:span><text:span text:style-name="T56_229">that</text:span><text:span text:style-name="T56_230">…<text:s/><text:tab/></text:span><text:span text:style-name="T56_231">-<text:s/></text:span><text:span text:style-name="T56_232">David</text:span><text:span text:style-name="T56_233"><text:s/></text:span><text:span text:style-name="T56_234">Bosschaert</text:span><text:span text:style-name="T56_235"><text:s/>(</text:span><text:span text:style-name="T56_236">Co</text:span><text:span text:style-name="T56_237">-</text:span><text:span text:style-name="T56_238">chair</text:span><text:span text:style-name="T56_239"><text:s/></text:span><text:span text:style-name="T56_240">of</text:span><text:span text:style-name="T56_241"><text:s/></text:span><text:span text:style-name="T56_242">OSGi</text:span><text:span text:style-name="T56_243"><text:s/></text:span><text:span text:style-name="T56_244">EEG</text:span><text:span text:style-name="T56_245">)</text:span></text:p>
            </text:list-item>
            <text:list-item>
              <text:p text:style-name="P57"><text:span text:style-name="T57_1">At</text:span><text:span text:style-name="T57_2"><text:s/>6<text:s/></text:span><text:span text:style-name="T57_3">million</text:span><text:span text:style-name="T57_4"><text:s/></text:span><text:span text:style-name="T57_5">lines</text:span><text:span text:style-name="T57_6"><text:s/></text:span><text:span text:style-name="T57_7">of</text:span><text:span text:style-name="T57_8"><text:s/></text:span><text:span text:style-name="T57_9">code</text:span><text:span text:style-name="T57_10">,<text:s/></text:span><text:span text:style-name="T57_11">with</text:span><text:span text:style-name="T57_12"><text:s/></text:span><text:span text:style-name="T57_13">tens</text:span><text:span text:style-name="T57_14"><text:s/></text:span><text:span text:style-name="T57_15">of</text:span><text:span text:style-name="T57_16"><text:s/></text:span><text:span text:style-name="T57_17">thousands</text:span><text:span text:style-name="T57_18"><text:s/></text:span><text:span text:style-name="T57_19">of</text:span><text:span text:style-name="T57_20"><text:s/></text:span><text:span text:style-name="T57_21">features</text:span><text:span text:style-name="T57_22">,<text:s/></text:span><text:span text:style-name="T57_23">this</text:span><text:span text:style-name="T57_24"><text:s/></text:span><text:span text:style-name="T57_25">was</text:span><text:span text:style-name="T57_26"><text:s/></text:span><text:span text:style-name="T57_27">not</text:span><text:span text:style-name="T57_28"><text:s/></text:span><text:span text:style-name="T57_29">seen</text:span><text:span text:style-name="T57_30"><text:s/></text:span><text:span text:style-name="T57_31">as</text:span><text:span text:style-name="T57_32"><text:s/></text:span><text:span text:style-name="T57_33">a</text:span><text:span text:style-name="T57_34"><text:s/></text:span><text:span text:style-name="T57_35">viable</text:span><text:span text:style-name="T57_36"><text:s/></text:span><text:span text:style-name="T57_37">option</text:span><text:span text:style-name="T57_38"><text:s/></text:span><text:span text:style-name="T57_39">due</text:span><text:span text:style-name="T57_40"><text:s/></text:span><text:span text:style-name="T57_41">mostly</text:span><text:span text:style-name="T57_42"><text:s/></text:span><text:span text:style-name="T57_43">to</text:span><text:span text:style-name="T57_44"><text:s/></text:span><text:span text:style-name="T57_45">magnitude</text:span><text:span text:style-name="T57_46"><text:s/></text:span><text:span text:style-name="T57_47">and</text:span><text:span text:style-name="T57_48"><text:s/></text:span><text:span text:style-name="T57_49">the</text:span><text:span text:style-name="T57_50"><text:s/></text:span><text:span text:style-name="T57_51">coordination</text:span><text:span text:style-name="T57_52"><text:s/></text:span><text:span text:style-name="T57_53">which</text:span><text:span text:style-name="T57_54"><text:s/></text:span><text:span text:style-name="T57_55">would</text:span><text:span text:style-name="T57_56"><text:s/></text:span><text:span text:style-name="T57_57">have</text:span><text:span text:style-name="T57_58"><text:s/></text:span><text:span text:style-name="T57_59">been</text:span><text:span text:style-name="T57_60"><text:s/></text:span><text:span text:style-name="T57_61">required</text:span><text:span text:style-name="T57_62"><text:s/></text:span><text:span text:style-name="T57_63">with</text:span><text:span text:style-name="T57_64"><text:s/></text:span><text:span text:style-name="T57_65">such</text:span><text:span text:style-name="T57_66"><text:s/></text:span><text:span text:style-name="T57_67">a</text:span><text:span text:style-name="T57_68"><text:s/></text:span><text:span text:style-name="T57_69">large</text:span><text:span text:style-name="T57_70"><text:s/></text:span><text:span text:style-name="T57_71">team</text:span><text:span text:style-name="T57_72">.</text:span></text:p>
            </text:list-item>
          </text:list>
        </text:list-item>
      </text:list>
      <text:h text:style-name="P58" text:outline-level="10"><text:bookmark-start text:name="h.wskdn4qynk13"/><text:bookmark-end text:name="h.wskdn4qynk13"/><text:span text:style-name="T58_1">Step</text:span><text:span text:style-name="T58_2"><text:s/>2</text:span></text:h>
      <text:p text:style-name="P59"><text:span text:style-name="T59_1">Step</text:span><text:span text:style-name="T59_2"><text:s/>2<text:s/></text:span><text:span text:style-name="T59_3">of</text:span><text:span text:style-name="T59_4"><text:s/></text:span><text:span text:style-name="T59_5">t</text:span><text:span text:style-name="T59_6">he</text:span><text:span text:style-name="T59_7"><text:s/></text:span><text:span text:style-name="T59_8">process</text:span><text:span text:style-name="T59_9"><text:s/></text:span><text:span text:style-name="T59_10">involved</text:span><text:span text:style-name="T59_11"><text:s/></text:span><text:span text:style-name="T59_12">slowly</text:span><text:span text:style-name="T59_13"><text:s/></text:span><text:span text:style-name="T59_14">increasing</text:span><text:span text:style-name="T59_15"><text:s/></text:span><text:span text:style-name="T59_16">the</text:span><text:span text:style-name="T59_17"><text:s/></text:span><text:span text:style-name="T59_18">integration</text:span><text:span text:style-name="T59_19"><text:s/></text:span><text:span text:style-name="T59_20">between</text:span><text:span text:style-name="T59_21"><text:s/></text:span><text:span text:style-name="T59_22">the</text:span><text:span text:style-name="T59_23"><text:s/></text:span><text:span text:style-name="T59_24">OSGi</text:span><text:span text:style-name="T59_25"><text:s/></text:span><text:span text:style-name="T59_26">runtime</text:span><text:span text:style-name="T59_27"><text:s/></text:span><text:span text:style-name="T59_28">and</text:span><text:span text:style-name="T59_29"><text:s/></text:span><text:span text:style-name="T59_30">Liferay</text:span><text:span text:style-name="T59_31">’</text:span><text:span text:style-name="T59_32">s</text:span><text:span text:style-name="T59_33"><text:s/></text:span><text:span text:style-name="T59_34">own</text:span><text:span text:style-name="T59_35"><text:s/></text:span><text:span text:style-name="T59_36">features</text:span><text:span text:style-name="T59_37">.<text:s/></text:span><text:span text:style-name="T59_38">What</text:span><text:span text:style-name="T59_39"><text:s/></text:span><text:span text:style-name="T59_40">was</text:span><text:span text:style-name="T59_41"><text:s/></text:span><text:span text:style-name="T59_42">needed</text:span><text:span text:style-name="T59_43"><text:s/></text:span><text:span text:style-name="T59_44">here</text:span><text:span text:style-name="T59_45"><text:s/></text:span><text:span text:style-name="T59_46">was</text:span><text:span text:style-name="T59_47"><text:s/></text:span><text:span text:style-name="T59_48">a</text:span><text:span text:style-name="T59_49"><text:s/></text:span><text:span text:style-name="T59_50">bridge</text:span><text:span text:style-name="T59_51"><text:s/></text:span><text:span text:style-name="T59_52">between</text:span><text:span text:style-name="T59_53"><text:s/></text:span><text:span text:style-name="T59_54">the</text:span><text:span text:style-name="T59_55"><text:s/></text:span><text:span text:style-name="T59_56">dynamic</text:span><text:span text:style-name="T59_57"><text:s/></text:span><text:span text:style-name="T59_58">OSGi</text:span><text:span text:style-name="T59_59"><text:s/></text:span><text:span text:style-name="T59_60">runtime</text:span><text:span text:style-name="T59_61"><text:s/></text:span><text:span text:style-name="T59_62">and</text:span><text:span text:style-name="T59_63"><text:s/></text:span><text:span text:style-name="T59_64">the</text:span><text:span text:style-name="T59_65"><text:s/></text:span><text:span text:style-name="T59_66">static</text:span><text:span text:style-name="T59_67"><text:s/></text:span><text:span text:style-name="T59_68">monolith</text:span><text:span text:style-name="T59_69"><text:s/></text:span><text:span text:style-name="T59_70">around</text:span><text:span text:style-name="T59_71"><text:s/></text:span><text:span text:style-name="T59_72">it</text:span><text:span text:style-name="T59_73">.<text:s/></text:span><text:span text:style-name="T59_74">The</text:span><text:span text:style-name="T59_75"><text:s/></text:span><text:span text:style-name="T59_76">bridge</text:span><text:span text:style-name="T59_77"><text:s/></text:span><text:span text:style-name="T59_78">would</text:span><text:span text:style-name="T59_79"><text:s/></text:span><text:span text:style-name="T59_80">allow</text:span><text:span text:style-name="T59_81"><text:s/></text:span><text:span text:style-name="T59_82">OSGi</text:span><text:span text:style-name="T59_83"><text:s/></text:span><text:span text:style-name="T59_84">services</text:span><text:span text:style-name="T59_85"><text:s/></text:span><text:span text:style-name="T59_86">to</text:span><text:span text:style-name="T59_87"><text:s/></text:span><text:span text:style-name="T59_88">be</text:span><text:span text:style-name="T59_89"><text:s/></text:span><text:span text:style-name="T59_90">consumed</text:span><text:span text:style-name="T59_91"><text:s/></text:span><text:span text:style-name="T59_92">by</text:span><text:span text:style-name="T59_93"><text:s/></text:span><text:span text:style-name="T59_94">the</text:span><text:span text:style-name="T59_95"><text:s/></text:span><text:span text:style-name="T59_96">various</text:span><text:span text:style-name="T59_97"><text:s/></text:span><text:span text:style-name="T59_98">integration</text:span><text:span text:style-name="T59_99"><text:s/></text:span><text:span text:style-name="T59_100">points</text:span><text:span text:style-name="T59_101">.</text:span></text:p>
      <text:p text:style-name="P60"/>
      <text:p text:style-name="P61"><text:span text:style-name="T61_1">I</text:span><text:span text:style-name="T61_2"><text:s/></text:span><text:span text:style-name="T61_3">could</text:span><text:span text:style-name="T61_4"><text:s/></text:span><text:span text:style-name="T61_5">describe</text:span><text:span text:style-name="T61_6"><text:s/></text:span><text:span text:style-name="T61_7">here</text:span><text:span text:style-name="T61_8"><text:s/></text:span><text:span text:style-name="T61_9">the</text:span><text:span text:style-name="T61_10"><text:s/></text:span><text:span text:style-name="T61_11">process</text:span><text:span text:style-name="T61_12"><text:s/></text:span><text:span text:style-name="T61_13">that</text:span><text:span text:style-name="T61_14"><text:s/></text:span><text:span text:style-name="T61_15">Liferay</text:span><text:span text:style-name="T61_16"><text:s/></text:span><text:span text:style-name="T61_17">took</text:span><text:span text:style-name="T61_18">,<text:s/></text:span><text:span text:style-name="T61_19">the</text:span><text:span text:style-name="T61_20"><text:s/></text:span><text:span text:style-name="T61_21">evolutionary</text:span><text:span text:style-name="T61_22"><text:s/></text:span><text:span text:style-name="T61_23">changes</text:span><text:span text:style-name="T61_24"><text:s/></text:span><text:span text:style-name="T61_25">required</text:span><text:span text:style-name="T61_26">,<text:s/></text:span><text:span text:style-name="T61_27">some</text:span><text:span text:style-name="T61_28"><text:s/></text:span><text:span text:style-name="T61_29">pains</text:span><text:span text:style-name="T61_30"><text:s/></text:span><text:span text:style-name="T61_31">and</text:span><text:span text:style-name="T61_32"><text:s/></text:span><text:span text:style-name="T61_33">limitations</text:span><text:span text:style-name="T61_34"><text:s/></text:span><text:span text:style-name="T61_35">discovered</text:span><text:span text:style-name="T61_36"><text:s/></text:span><text:span text:style-name="T61_37">during</text:span><text:span text:style-name="T61_38"><text:s/></text:span><text:span text:style-name="T61_39">the</text:span><text:span text:style-name="T61_40"><text:s/></text:span><text:span text:style-name="T61_41">process</text:span><text:span text:style-name="T61_42"><text:s/></text:span><text:span text:style-name="T61_43">and</text:span><text:span text:style-name="T61_44"><text:s/></text:span><text:span text:style-name="T61_45">some</text:span><text:span text:style-name="T61_46"><text:s/></text:span><text:span text:style-name="T61_47">solutions</text:span><text:span text:style-name="T61_48"><text:s/></text:span><text:span text:style-name="T61_49">we</text:span><text:span text:style-name="T61_50"><text:s/></text:span><text:span text:style-name="T61_51">applied</text:span><text:span text:style-name="T61_52"><text:s/></text:span><text:span text:style-name="T61_53">to</text:span><text:span text:style-name="T61_54"><text:s/></text:span><text:span text:style-name="T61_55">get</text:span><text:span text:style-name="T61_56"><text:s/></text:span><text:span text:style-name="T61_57">through</text:span><text:span text:style-name="T61_58"><text:s/></text:span><text:span text:style-name="T61_59">those</text:span><text:span text:style-name="T61_60">.<text:s/></text:span><text:span text:style-name="T61_61">Describe</text:span><text:span text:style-name="T61_62"><text:s/></text:span><text:span text:style-name="T61_63">the</text:span><text:span text:style-name="T61_64"><text:s/></text:span><text:span text:style-name="T61_65">technical</text:span><text:span text:style-name="T61_66"><text:s/></text:span><text:span text:style-name="T61_67">dept</text:span><text:span text:style-name="T61_68">/</text:span><text:span text:style-name="T61_69">pain</text:span><text:span text:style-name="T61_70">/</text:span><text:span text:style-name="T61_71">cost</text:span><text:span text:style-name="T61_72"><text:s/></text:span><text:span text:style-name="T61_73">which</text:span><text:span text:style-name="T61_74"><text:s/></text:span><text:span text:style-name="T61_75">motivated</text:span><text:span text:style-name="T61_76"><text:s/></text:span><text:span text:style-name="T61_77">the</text:span><text:span text:style-name="T61_78"><text:s/></text:span><text:span text:style-name="T61_79">process</text:span><text:span text:style-name="T61_80">.</text:span></text:p>
      <text:p text:style-name="P62"/>
      <text:p text:style-name="P63"><text:span text:style-name="T63_1">Step</text:span><text:span text:style-name="T63_2"><text:s/>3</text:span></text:p>
      <text:p text:style-name="P64"><text:span text:style-name="T64_1">Step</text:span><text:span text:style-name="T64_2"><text:s/>4<text:s/>...</text:span></text:p>
      <text:p text:style-name="P65"/>
      <text:p text:style-name="P66"><text:span text:style-name="T66_1">References</text:span></text:p>
      <text:p text:style-name="P67"><text:span text:style-name="T67_1"><text:a xlink:type="simple" xlink:href="http://www.slideshare.net/GrahamCharters/modularizing-existingenterpriseapplicationsos-gicommunityevent2012v01?related=1"><text:span text:style-name="T67_2">http</text:span></text:a></text:span><text:span text:style-name="T67_3"><text:a xlink:type="simple" xlink:href="http://www.slideshare.net/GrahamCharters/modularizing-existingenterpriseapplicationsos-gicommunityevent2012v01?related=1"><text:span text:style-name="T67_4">://</text:span></text:a></text:span><text:span text:style-name="T67_5"><text:a xlink:type="simple" xlink:href="http://www.slideshare.net/GrahamCharters/modularizing-existingenterpriseapplicationsos-gicommunityevent2012v01?related=1"><text:span text:style-name="T67_6">www</text:span></text:a></text:span><text:span text:style-name="T67_7"><text:a xlink:type="simple" xlink:href="http://www.slideshare.net/GrahamCharters/modularizing-existingenterpriseapplicationsos-gicommunityevent2012v01?related=1"><text:span text:style-name="T67_8">.</text:span></text:a></text:span><text:span text:style-name="T67_9"><text:a xlink:type="simple" xlink:href="http://www.slideshare.net/GrahamCharters/modularizing-existingenterpriseapplicationsos-gicommunityevent2012v01?related=1"><text:span text:style-name="T67_10">slideshare</text:span></text:a></text:span><text:span text:style-name="T67_11"><text:a xlink:type="simple" xlink:href="http://www.slideshare.net/GrahamCharters/modularizing-existingenterpriseapplicationsos-gicommunityevent2012v01?related=1"><text:span text:style-name="T67_12">.</text:span></text:a></text:span><text:span text:style-name="T67_13"><text:a xlink:type="simple" xlink:href="http://www.slideshare.net/GrahamCharters/modularizing-existingenterpriseapplicationsos-gicommunityevent2012v01?related=1"><text:span text:style-name="T67_14">net</text:span></text:a></text:span><text:span text:style-name="T67_15"><text:a xlink:type="simple" xlink:href="http://www.slideshare.net/GrahamCharters/modularizing-existingenterpriseapplicationsos-gicommunityevent2012v01?related=1"><text:span text:style-name="T67_16">/</text:span></text:a></text:span><text:span text:style-name="T67_17"><text:a xlink:type="simple" xlink:href="http://www.slideshare.net/GrahamCharters/modularizing-existingenterpriseapplicationsos-gicommunityevent2012v01?related=1"><text:span text:style-name="T67_18">GrahamCharters</text:span></text:a></text:span><text:span text:style-name="T67_19"><text:a xlink:type="simple" xlink:href="http://www.slideshare.net/GrahamCharters/modularizing-existingenterpriseapplicationsos-gicommunityevent2012v01?related=1"><text:span text:style-name="T67_20">/</text:span></text:a></text:span><text:span text:style-name="T67_21"><text:a xlink:type="simple" xlink:href="http://www.slideshare.net/GrahamCharters/modularizing-existingenterpriseapplicationsos-gicommunityevent2012v01?related=1"><text:span text:style-name="T67_22">modularizing</text:span></text:a></text:span><text:span text:style-name="T67_23"><text:a xlink:type="simple" xlink:href="http://www.slideshare.net/GrahamCharters/modularizing-existingenterpriseapplicationsos-gicommunityevent2012v01?related=1"><text:span text:style-name="T67_24">-</text:span></text:a></text:span><text:span text:style-name="T67_25"><text:a xlink:type="simple" xlink:href="http://www.slideshare.net/GrahamCharters/modularizing-existingenterpriseapplicationsos-gicommunityevent2012v01?related=1"><text:span text:style-name="T67_26">existingenterpriseapplicationsos</text:span></text:a></text:span><text:span text:style-name="T67_27"><text:a xlink:type="simple" xlink:href="http://www.slideshare.net/GrahamCharters/modularizing-existingenterpriseapplicationsos-gicommunityevent2012v01?related=1"><text:span text:style-name="T67_28">-</text:span></text:a></text:span><text:span text:style-name="T67_29"><text:a xlink:type="simple" xlink:href="http://www.slideshare.net/GrahamCharters/modularizing-existingenterpriseapplicationsos-gicommunityevent2012v01?related=1"><text:span text:style-name="T67_30">gicommunityevent</text:span></text:a></text:span><text:span text:style-name="T67_31"><text:a xlink:type="simple" xlink:href="http://www.slideshare.net/GrahamCharters/modularizing-existingenterpriseapplicationsos-gicommunityevent2012v01?related=1"><text:span text:style-name="T67_32">2012</text:span></text:a></text:span><text:span text:style-name="T67_33"><text:a xlink:type="simple" xlink:href="http://www.slideshare.net/GrahamCharters/modularizing-existingenterpriseapplicationsos-gicommunityevent2012v01?related=1"><text:span text:style-name="T67_34">v</text:span></text:a></text:span><text:span text:style-name="T67_35"><text:a xlink:type="simple" xlink:href="http://www.slideshare.net/GrahamCharters/modularizing-existingenterpriseapplicationsos-gicommunityevent2012v01?related=1"><text:span text:style-name="T67_36">01?</text:span></text:a></text:span><text:span text:style-name="T67_37"><text:a xlink:type="simple" xlink:href="http://www.slideshare.net/GrahamCharters/modularizing-existingenterpriseapplicationsos-gicommunityevent2012v01?related=1"><text:span text:style-name="T67_38">related</text:span></text:a></text:span><text:span text:style-name="T67_39"><text:a xlink:type="simple" xlink:href="http://www.slideshare.net/GrahamCharters/modularizing-existingenterpriseapplicationsos-gicommunityevent2012v01?related=1"><text:span text:style-name="T67_40">=1</text:span></text:a></text:span></text:p>
      <text:p text:style-name="P68"/>
      <text:h text:style-name="P69" text:outline-level="10"><text:bookmark-start text:name="h.hver7qzb2efr"/><text:bookmark-end text:name="h.hver7qzb2efr"/><text:span text:style-name="T69_1"><office:annotation><dc:creator/><text:p text:style-name="P70"><text:span text:style-name="T70_1">Ray</text:span><text:span text:style-name="T70_2">,<text:s text:c="2"/></text:span><text:span text:style-name="T70_3">will</text:span><text:span text:style-name="T70_4"><text:s/></text:span><text:span text:style-name="T70_5">it</text:span><text:span text:style-name="T70_6"><text:s/></text:span><text:span text:style-name="T70_7">be</text:span><text:span text:style-name="T70_8"><text:s/></text:span><text:span text:style-name="T70_9">good</text:span><text:span text:style-name="T70_10"><text:s/></text:span><text:span text:style-name="T70_11">to</text:span><text:span text:style-name="T70_12"><text:s/></text:span><text:span text:style-name="T70_13">add</text:span><text:span text:style-name="T70_14"><text:s/></text:span><text:span text:style-name="T70_15">some</text:span><text:span text:style-name="T70_16"><text:s/></text:span><text:span text:style-name="T70_17">common</text:span><text:span text:style-name="T70_18"><text:s/></text:span><text:span text:style-name="T70_19">patterns</text:span><text:span text:style-name="T70_20"><text:s/></text:span><text:span text:style-name="T70_21">that</text:span><text:span text:style-name="T70_22"><text:s/></text:span><text:span text:style-name="T70_23">we</text:span><text:span text:style-name="T70_24"><text:s/></text:span><text:span text:style-name="T70_25">followed</text:span><text:span text:style-name="T70_26"><text:s/></text:span><text:span text:style-name="T70_27">enroute</text:span><text:span text:style-name="T70_28"><text:s/></text:span><text:span text:style-name="T70_29">to</text:span><text:span text:style-name="T70_30"><text:s/></text:span><text:span text:style-name="T70_31">modularity</text:span><text:span text:style-name="T70_32">?<text:s/></text:span><text:span text:style-name="T70_33">that</text:span><text:span text:style-name="T70_34"><text:s/></text:span><text:span text:style-name="T70_35">will</text:span><text:span text:style-name="T70_36"><text:s/></text:span><text:span text:style-name="T70_37">help</text:span><text:span text:style-name="T70_38"><text:s/></text:span><text:span text:style-name="T70_39">the</text:span><text:span text:style-name="T70_40"><text:s/></text:span><text:span text:style-name="T70_41">readers</text:span><text:span text:style-name="T70_42"><text:s/></text:span><text:span text:style-name="T70_43">can</text:span><text:span text:style-name="T70_44"><text:s/></text:span><text:span text:style-name="T70_45">adopt</text:span></text:p></office:annotation></text:span><text:span text:style-name="T70_46"><office:annotation><dc:creator/><text:p text:style-name="P71"><text:span text:style-name="T71_1">Yes</text:span><text:span text:style-name="T71_2"><text:s/></text:span><text:span text:style-name="T71_3">for</text:span><text:span text:style-name="T71_4"><text:s/></text:span><text:span text:style-name="T71_5">sure</text:span><text:span text:style-name="T71_6">!<text:s/></text:span><text:span text:style-name="T71_7">Suggestions</text:span><text:span text:style-name="T71_8"><text:s/></text:span><text:span text:style-name="T71_9">are</text:span><text:span text:style-name="T71_10"><text:s/></text:span><text:span text:style-name="T71_11">welcome</text:span><text:span text:style-name="T71_12">!</text:span></text:p></office:annotation></text:span><text:span text:style-name="T71_13"><office:annotation><dc:creator/><text:p text:style-name="P72"><text:span text:style-name="T72_1">few</text:span><text:span text:style-name="T72_2"><text:s/></text:span><text:span text:style-name="T72_3">things</text:span><text:span text:style-name="T72_4"><text:s/></text:span><text:span text:style-name="T72_5">that</text:span><text:span text:style-name="T72_6"><text:s/></text:span><text:span text:style-name="T72_7">came</text:span><text:span text:style-name="T72_8"><text:s/></text:span><text:span text:style-name="T72_9">to</text:span><text:span text:style-name="T72_10"><text:s/></text:span><text:span text:style-name="T72_11">me</text:span><text:span text:style-name="T72_12"><text:s/></text:span><text:span text:style-name="T72_13">is</text:span><text:span text:style-name="T72_14"><text:s/></text:span></text:p><text:p text:style-name="P73"><text:span text:style-name="T73_1">*<text:s/></text:span><text:span text:style-name="T73_2">API</text:span><text:span text:style-name="T73_3">-</text:span><text:span text:style-name="T73_4">Impl</text:span><text:span text:style-name="T73_5"><text:s/></text:span><text:span text:style-name="T73_6">split</text:span><text:span text:style-name="T73_7"><text:s/></text:span></text:p><text:p text:style-name="P74"><text:span text:style-name="T74_1">*<text:s/></text:span><text:span text:style-name="T74_2">extender</text:span><text:span text:style-name="T74_3"><text:s/></text:span><text:span text:style-name="T74_4">pattern</text:span><text:span text:style-name="T74_5"><text:s/></text:span><text:span text:style-name="T74_6">for</text:span><text:span text:style-name="T74_7"><text:s/></text:span><text:span text:style-name="T74_8">JSP</text:span></text:p></office:annotation></text:span><text:span text:style-name="T74_9">What</text:span><text:span text:style-name="T74_10">'</text:span><text:span text:style-name="T74_11">s</text:span><text:span text:style-name="T74_12"><text:s/></text:span><text:span text:style-name="T74_13">the</text:span><text:span text:style-name="T74_14"><text:s/></text:span><text:span text:style-name="T74_15">future</text:span><text:span text:style-name="T74_16"><text:s/></text:span><text:span text:style-name="T74_17">of</text:span><text:span text:style-name="T74_18"><text:s/></text:span><text:span text:style-name="T74_19">modular</text:span><text:span text:style-name="T74_20"><text:s/></text:span><text:span text:style-name="T74_21">software</text:span><text:span text:style-name="T74_22">?</text:span></text:h>
      <text:p text:style-name="P75"/>
      <text:p text:style-name="P76"><text:span text:style-name="T76_1">Not</text:span><text:span text:style-name="T76_2"><text:s/></text:span><text:span text:style-name="T76_3">sure</text:span><text:span text:style-name="T76_4"><text:s/></text:span><text:span text:style-name="T76_5">how</text:span><text:span text:style-name="T76_6"><text:s/></text:span><text:span text:style-name="T76_7">best</text:span><text:span text:style-name="T76_8"><text:s/></text:span><text:span text:style-name="T76_9">to</text:span><text:span text:style-name="T76_10"><text:s/></text:span><text:span text:style-name="T76_11">answer</text:span><text:span text:style-name="T76_12"><text:s/></text:span><text:span text:style-name="T76_13">this</text:span><text:span text:style-name="T76_14">.<text:line-break/><text:line-break/></text:span><text:span text:style-name="T76_15">Should</text:span><text:span text:style-name="T76_16"><text:s/></text:span><text:span text:style-name="T76_17">state</text:span><text:span text:style-name="T76_18"><text:s/></text:span><text:span text:style-name="T76_19">some</text:span><text:span text:style-name="T76_20"><text:s/></text:span><text:span text:style-name="T76_21">business</text:span><text:span text:style-name="T76_22"><text:s/></text:span><text:span text:style-name="T76_23">value</text:span><text:span text:style-name="T76_24">?<text:s/></text:span><text:span text:style-name="T76_25">or</text:span><text:span text:style-name="T76_26"><text:s/></text:span><text:span text:style-name="T76_27">where</text:span><text:span text:style-name="T76_28"><text:s/></text:span><text:span text:style-name="T76_29">modularity</text:span><text:span text:style-name="T76_30"><text:s/></text:span><text:span text:style-name="T76_31">is</text:span><text:span text:style-name="T76_32"><text:s/></text:span><text:span text:style-name="T76_33">going</text:span><text:span text:style-name="T76_34">?<text:s/></text:span><text:span text:style-name="T76_35">is</text:span><text:span text:style-name="T76_36"><text:s/></text:span><text:span text:style-name="T76_37">the</text:span><text:span text:style-name="T76_38"><text:s/></text:span><text:span text:style-name="T76_39">future</text:span><text:span text:style-name="T76_40"><text:s/></text:span><text:span text:style-name="T76_41">bright</text:span><text:span text:style-name="T76_42">?<text:s/></text:span><text:span text:style-name="T76_43">leaves</text:span><text:span text:style-name="T76_44"><text:s/></text:span><text:span text:style-name="T76_45">open</text:span><text:span text:style-name="T76_46"><text:s/></text:span><text:span text:style-name="T76_47">questions</text:span><text:span text:style-name="T76_48">?</text:span></text:p>
      <text:p text:style-name="P77"/>
      <text:p text:style-name="P78"><text:span text:style-name="T78_1">Could</text:span><text:span text:style-name="T78_2"><text:s/></text:span><text:span text:style-name="T78_3">possibly</text:span><text:span text:style-name="T78_4"><text:s/></text:span><text:span text:style-name="T78_5">refer</text:span><text:span text:style-name="T78_6"><text:s/></text:span><text:span text:style-name="T78_7">to</text:span><text:span text:style-name="T78_8"><text:s/></text:span><text:span text:style-name="T78_9">how</text:span><text:span text:style-name="T78_10"><text:s/></text:span><text:span text:style-name="T78_11">other</text:span><text:span text:style-name="T78_12"><text:s/></text:span><text:span text:style-name="T78_13">languages</text:span><text:span text:style-name="T78_14"><text:s/></text:span><text:span text:style-name="T78_15">are</text:span><text:span text:style-name="T78_16"><text:s/></text:span><text:span text:style-name="T78_17">identifying</text:span><text:span text:style-name="T78_18"><text:s/></text:span><text:span text:style-name="T78_19">the</text:span><text:span text:style-name="T78_20"><text:s/></text:span><text:span text:style-name="T78_21">need</text:span><text:span text:style-name="T78_22"><text:s/></text:span><text:span text:style-name="T78_23">for</text:span><text:span text:style-name="T78_24"><text:s/></text:span><text:span text:style-name="T78_25">modularity</text:span><text:span text:style-name="T78_26"><text:s/>(</text:span><text:span text:style-name="T78_27">Javascript</text:span><text:span text:style-name="T78_28">:<text:s/></text:span><text:span text:style-name="T78_29">ECMA</text:span><text:span text:style-name="T78_30"><text:s/>6),<text:s/></text:span><text:span text:style-name="T78_31">are</text:span><text:span text:style-name="T78_32"><text:s/></text:span><text:span text:style-name="T78_33">developing</text:span><text:span text:style-name="T78_34"><text:s/></text:span><text:span text:style-name="T78_35">large</text:span><text:span text:style-name="T78_36"><text:s/></text:span><text:span text:style-name="T78_37">quantities</text:span><text:span text:style-name="T78_38"><text:s/></text:span><text:span text:style-name="T78_39">of</text:span><text:span text:style-name="T78_40"><text:s/></text:span><text:span text:style-name="T78_41">reusable</text:span><text:span text:style-name="T78_42"><text:s/></text:span><text:span text:style-name="T78_43">components</text:span><text:span text:style-name="T78_44">/</text:span><text:span text:style-name="T78_45">libraries</text:span><text:span text:style-name="T78_46">,<text:s/></text:span><text:span text:style-name="T78_47">are</text:span><text:span text:style-name="T78_48"><text:s/></text:span><text:span text:style-name="T78_49">adopting</text:span><text:span text:style-name="T78_50"><text:s/></text:span><text:span text:style-name="T78_51">some</text:span><text:span text:style-name="T78_52"><text:s/></text:span><text:span text:style-name="T78_53">form</text:span><text:span text:style-name="T78_54"><text:s/></text:span><text:span text:style-name="T78_55">of</text:span><text:span text:style-name="T78_56"><text:s/></text:span><text:span text:style-name="T78_57">semantic</text:span><text:span text:style-name="T78_58"><text:s/></text:span><text:span text:style-name="T78_59">versioning</text:span><text:span text:style-name="T78_60">,<text:s/></text:span><text:span text:style-name="T78_61">etc</text:span><text:span text:style-name="T78_62">.<text:s/></text:span><text:span text:style-name="T78_63">Jigsaw</text:span><text:span text:style-name="T78_64">…</text:span></text:p>
      <text:p text:style-name="P79"/>
      <text:p text:style-name="P80"/>
      <text:p text:style-name="P81"><text:span text:style-name="T81_1">References</text:span><text:span text:style-name="T81_2">:</text:span></text:p>
      <text:p text:style-name="P82"><text:span text:style-name="T82_1"><text:a xlink:type="simple" xlink:href="http://www.slideshare.net/bjhargrave/servicesfirst-migration-to-osgi"><text:span text:style-name="T82_2">http</text:span></text:a></text:span><text:span text:style-name="T82_3"><text:a xlink:type="simple" xlink:href="http://www.slideshare.net/bjhargrave/servicesfirst-migration-to-osgi"><text:span text:style-name="T82_4">://</text:span></text:a></text:span><text:span text:style-name="T82_5"><text:a xlink:type="simple" xlink:href="http://www.slideshare.net/bjhargrave/servicesfirst-migration-to-osgi"><text:span text:style-name="T82_6">www</text:span></text:a></text:span><text:span text:style-name="T82_7"><text:a xlink:type="simple" xlink:href="http://www.slideshare.net/bjhargrave/servicesfirst-migration-to-osgi"><text:span text:style-name="T82_8">.</text:span></text:a></text:span><text:span text:style-name="T82_9"><text:a xlink:type="simple" xlink:href="http://www.slideshare.net/bjhargrave/servicesfirst-migration-to-osgi"><text:span text:style-name="T82_10">slideshare</text:span></text:a></text:span><text:span text:style-name="T82_11"><text:a xlink:type="simple" xlink:href="http://www.slideshare.net/bjhargrave/servicesfirst-migration-to-osgi"><text:span text:style-name="T82_12">.</text:span></text:a></text:span><text:span text:style-name="T82_13"><text:a xlink:type="simple" xlink:href="http://www.slideshare.net/bjhargrave/servicesfirst-migration-to-osgi"><text:span text:style-name="T82_14">net</text:span></text:a></text:span><text:span text:style-name="T82_15"><text:a xlink:type="simple" xlink:href="http://www.slideshare.net/bjhargrave/servicesfirst-migration-to-osgi"><text:span text:style-name="T82_16">/</text:span></text:a></text:span><text:span text:style-name="T82_17"><text:a xlink:type="simple" xlink:href="http://www.slideshare.net/bjhargrave/servicesfirst-migration-to-osgi"><text:span text:style-name="T82_18">bjhargrave</text:span></text:a></text:span><text:span text:style-name="T82_19"><text:a xlink:type="simple" xlink:href="http://www.slideshare.net/bjhargrave/servicesfirst-migration-to-osgi"><text:span text:style-name="T82_20">/</text:span></text:a></text:span><text:span text:style-name="T82_21"><text:a xlink:type="simple" xlink:href="http://www.slideshare.net/bjhargrave/servicesfirst-migration-to-osgi"><text:span text:style-name="T82_22">servicesfirst</text:span></text:a></text:span><text:span text:style-name="T82_23"><text:a xlink:type="simple" xlink:href="http://www.slideshare.net/bjhargrave/servicesfirst-migration-to-osgi"><text:span text:style-name="T82_24">-</text:span></text:a></text:span><text:span text:style-name="T82_25"><text:a xlink:type="simple" xlink:href="http://www.slideshare.net/bjhargrave/servicesfirst-migration-to-osgi"><text:span text:style-name="T82_26">migration</text:span></text:a></text:span><text:span text:style-name="T82_27"><text:a xlink:type="simple" xlink:href="http://www.slideshare.net/bjhargrave/servicesfirst-migration-to-osgi"><text:span text:style-name="T82_28">-</text:span></text:a></text:span><text:span text:style-name="T82_29"><text:a xlink:type="simple" xlink:href="http://www.slideshare.net/bjhargrave/servicesfirst-migration-to-osgi"><text:span text:style-name="T82_30">to</text:span></text:a></text:span><text:span text:style-name="T82_31"><text:a xlink:type="simple" xlink:href="http://www.slideshare.net/bjhargrave/servicesfirst-migration-to-osgi"><text:span text:style-name="T82_32">-</text:span></text:a></text:span><text:span text:style-name="T82_33"><text:a xlink:type="simple" xlink:href="http://www.slideshare.net/bjhargrave/servicesfirst-migration-to-osgi"><text:span text:style-name="T82_34">osgi</text:span></text:a></text:span></text:p>
      <text:p text:style-name="P83"><text:span text:style-name="T83_1"><text:a xlink:type="simple" xlink:href="http://www.osgi.org/wiki/uploads/Resources/AgilityandModularity2014v2.pdf"><text:span text:style-name="T83_2">http</text:span></text:a></text:span><text:span text:style-name="T83_3"><text:a xlink:type="simple" xlink:href="http://www.osgi.org/wiki/uploads/Resources/AgilityandModularity2014v2.pdf"><text:span text:style-name="T83_4">://</text:span></text:a></text:span><text:span text:style-name="T83_5"><text:a xlink:type="simple" xlink:href="http://www.osgi.org/wiki/uploads/Resources/AgilityandModularity2014v2.pdf"><text:span text:style-name="T83_6">www</text:span></text:a></text:span><text:span text:style-name="T83_7"><text:a xlink:type="simple" xlink:href="http://www.osgi.org/wiki/uploads/Resources/AgilityandModularity2014v2.pdf"><text:span text:style-name="T83_8">.</text:span></text:a></text:span><text:span text:style-name="T83_9"><text:a xlink:type="simple" xlink:href="http://www.osgi.org/wiki/uploads/Resources/AgilityandModularity2014v2.pdf"><text:span text:style-name="T83_10">osgi</text:span></text:a></text:span><text:span text:style-name="T83_11"><text:a xlink:type="simple" xlink:href="http://www.osgi.org/wiki/uploads/Resources/AgilityandModularity2014v2.pdf"><text:span text:style-name="T83_12">.</text:span></text:a></text:span><text:span text:style-name="T83_13"><text:a xlink:type="simple" xlink:href="http://www.osgi.org/wiki/uploads/Resources/AgilityandModularity2014v2.pdf"><text:span text:style-name="T83_14">org</text:span></text:a></text:span><text:span text:style-name="T83_15"><text:a xlink:type="simple" xlink:href="http://www.osgi.org/wiki/uploads/Resources/AgilityandModularity2014v2.pdf"><text:span text:style-name="T83_16">/</text:span></text:a></text:span><text:span text:style-name="T83_17"><text:a xlink:type="simple" xlink:href="http://www.osgi.org/wiki/uploads/Resources/AgilityandModularity2014v2.pdf"><text:span text:style-name="T83_18">wiki</text:span></text:a></text:span><text:span text:style-name="T83_19"><text:a xlink:type="simple" xlink:href="http://www.osgi.org/wiki/uploads/Resources/AgilityandModularity2014v2.pdf"><text:span text:style-name="T83_20">/</text:span></text:a></text:span><text:span text:style-name="T83_21"><text:a xlink:type="simple" xlink:href="http://www.osgi.org/wiki/uploads/Resources/AgilityandModularity2014v2.pdf"><text:span text:style-name="T83_22">uploads</text:span></text:a></text:span><text:span text:style-name="T83_23"><text:a xlink:type="simple" xlink:href="http://www.osgi.org/wiki/uploads/Resources/AgilityandModularity2014v2.pdf"><text:span text:style-name="T83_24">/</text:span></text:a></text:span><text:span text:style-name="T83_25"><text:a xlink:type="simple" xlink:href="http://www.osgi.org/wiki/uploads/Resources/AgilityandModularity2014v2.pdf"><text:span text:style-name="T83_26">Resources</text:span></text:a></text:span><text:span text:style-name="T83_27"><text:a xlink:type="simple" xlink:href="http://www.osgi.org/wiki/uploads/Resources/AgilityandModularity2014v2.pdf"><text:span text:style-name="T83_28">/</text:span></text:a></text:span><text:span text:style-name="T83_29"><text:a xlink:type="simple" xlink:href="http://www.osgi.org/wiki/uploads/Resources/AgilityandModularity2014v2.pdf"><text:span text:style-name="T83_30">AgilityandModularity</text:span></text:a></text:span><text:span text:style-name="T83_31"><text:a xlink:type="simple" xlink:href="http://www.osgi.org/wiki/uploads/Resources/AgilityandModularity2014v2.pdf"><text:span text:style-name="T83_32">2014</text:span></text:a></text:span><text:span text:style-name="T83_33"><text:a xlink:type="simple" xlink:href="http://www.osgi.org/wiki/uploads/Resources/AgilityandModularity2014v2.pdf"><text:span text:style-name="T83_34">v</text:span></text:a></text:span><text:span text:style-name="T83_35"><text:a xlink:type="simple" xlink:href="http://www.osgi.org/wiki/uploads/Resources/AgilityandModularity2014v2.pdf"><text:span text:style-name="T83_36">2.</text:span></text:a></text:span><text:span text:style-name="T83_37"><text:a xlink:type="simple" xlink:href="http://www.osgi.org/wiki/uploads/Resources/AgilityandModularity2014v2.pdf"><text:span text:style-name="T83_38">pdf</text:span></text:a></text:span></text:p>
      <text:p text:style-name="P84"/>
      <text:p text:style-name="P85"/>
      <text:p text:style-name="P86"><text:span text:style-name="T86_1">Notes</text:span><text:span text:style-name="T86_2"><text:s/></text:span><text:span text:style-name="T86_3">from</text:span><text:span text:style-name="T86_4"><text:s/></text:span><text:span text:style-name="T86_5">call</text:span></text:p>
      <text:p text:style-name="P87"/>
      <text:list text:style-name="LS3" xml:id="list10">
        <text:list-item>
          <text:p text:style-name="P88"><text:span text:style-name="T88_1">more</text:span><text:span text:style-name="T88_2"><text:s/></text:span><text:span text:style-name="T88_3">steps</text:span><text:span text:style-name="T88_4"><text:s/>-<text:s/></text:span><text:span text:style-name="T88_5">dirty</text:span><text:span text:style-name="T88_6"><text:s/></text:span><text:span text:style-name="T88_7">details</text:span><text:span text:style-name="T88_8">?</text:span></text:p>
          <text:list>
            <text:list-item>
              <text:p text:style-name="P89"><text:span text:style-name="T89_1">talk</text:span><text:span text:style-name="T89_2"><text:s/></text:span><text:span text:style-name="T89_3">about</text:span><text:span text:style-name="T89_4"><text:s/></text:span><text:span text:style-name="T89_5">the</text:span><text:span text:style-name="T89_6"><text:s/></text:span><text:span text:style-name="T89_7">product</text:span><text:span text:style-name="T89_8"><text:s/></text:span><text:span text:style-name="T89_9">features</text:span><text:span text:style-name="T89_10">..<text:s/></text:span><text:span text:style-name="T89_11">etc</text:span><text:span text:style-name="T89_12">.</text:span></text:p>
            </text:list-item>
            <text:list-item>
              <text:p text:style-name="P90"><text:span text:style-name="T90_1">user</text:span><text:span text:style-name="T90_2">/</text:span><text:span text:style-name="T90_3">customer</text:span><text:span text:style-name="T90_4"><text:s/></text:span><text:span text:style-name="T90_5">usage</text:span><text:span text:style-name="T90_6">,<text:s/></text:span><text:span text:style-name="T90_7">benefits</text:span><text:span text:style-name="T90_8"><text:s/></text:span><text:span text:style-name="T90_9">based</text:span><text:span text:style-name="T90_10"><text:s/></text:span><text:span text:style-name="T90_11">on</text:span><text:span text:style-name="T90_12"><text:s/></text:span><text:span text:style-name="T90_13">OSGi</text:span></text:p>
            </text:list-item>
            <text:list-item>
              <text:p text:style-name="P91"><text:span text:style-name="T91_1">lead</text:span><text:span text:style-name="T91_2"><text:s/></text:span><text:span text:style-name="T91_3">to</text:span><text:span text:style-name="T91_4"><text:s/></text:span><text:span text:style-name="T91_5">product</text:span><text:span text:style-name="T91_6"><text:s/></text:span><text:span text:style-name="T91_7">successes</text:span></text:p>
            </text:list-item>
          </text:list>
        </text:list-item>
        <text:list-item>
          <text:p text:style-name="P92"><text:span text:style-name="T92_1">how</text:span><text:span text:style-name="T92_2"><text:s/>(</text:span><text:span text:style-name="T92_3">business</text:span><text:span text:style-name="T92_4"><text:s/></text:span><text:span text:style-name="T92_5">or</text:span><text:span text:style-name="T92_6"><text:s/></text:span><text:span text:style-name="T92_7">technical</text:span><text:span text:style-name="T92_8">?)</text:span></text:p>
        </text:list-item>
        <text:list-item>
          <text:p text:style-name="P93"><text:span text:style-name="T93_1">why</text:span><text:span text:style-name="T93_2"><text:s/>(</text:span><text:span text:style-name="T93_3">business</text:span><text:span text:style-name="T93_4"><text:s/></text:span><text:span text:style-name="T93_5">or</text:span><text:span text:style-name="T93_6"><text:s/></text:span><text:span text:style-name="T93_7">technical</text:span><text:span text:style-name="T93_8">?)</text:span></text:p>
          <text:list>
            <text:list-item>
              <text:p text:style-name="P94"><text:span text:style-name="T94_1">Membership</text:span><text:span text:style-name="T94_2"><text:s/></text:span><text:span text:style-name="T94_3">success</text:span><text:span text:style-name="T94_4"><text:s/></text:span><text:span text:style-name="T94_5">story</text:span><text:span text:style-name="T94_6"><text:s/>(</text:span><text:span text:style-name="T94_7">separate</text:span><text:span text:style-name="T94_8"><text:s/></text:span><text:span text:style-name="T94_9">paper</text:span><text:span text:style-name="T94_10">,<text:s/></text:span><text:span text:style-name="T94_11">Alisa</text:span><text:span text:style-name="T94_12">)</text:span></text:p>
              <text:list>
                <text:list-item>
                  <text:p text:style-name="P95"><text:span text:style-name="T95_1">the</text:span><text:span text:style-name="T95_2"><text:s/></text:span><text:span text:style-name="T95_3">no</text:span><text:span text:style-name="T95_4">-</text:span><text:span text:style-name="T95_5">brainer</text:span><text:span text:style-name="T95_6"><text:s/></text:span><text:span text:style-name="T95_7">details</text:span><text:span text:style-name="T95_8"><text:s/></text:span><text:span text:style-name="T95_9">about</text:span><text:span text:style-name="T95_10"><text:s/></text:span><text:span text:style-name="T95_11">joining</text:span><text:span text:style-name="T95_12"><text:s/></text:span><text:span text:style-name="T95_13">the</text:span><text:span text:style-name="T95_14"><text:s/></text:span><text:span text:style-name="T95_15">alliance</text:span><text:span text:style-name="T95_16">?</text:span></text:p>
                </text:list-item>
                <text:list-item>
                  <text:p text:style-name="P96"><text:span text:style-name="T96_1">EEG</text:span><text:span text:style-name="T96_2"><text:s/></text:span><text:span text:style-name="T96_3">co</text:span><text:span text:style-name="T96_4">-</text:span><text:span text:style-name="T96_5">chair</text:span></text:p>
                </text:list-item>
                <text:list-item>
                  <text:p text:style-name="P97"><text:span text:style-name="T97_1">board</text:span><text:span text:style-name="T97_2"><text:s/></text:span><text:span text:style-name="T97_3">member</text:span></text:p>
                </text:list-item>
                <text:list-item>
                  <text:p text:style-name="P98"><text:span text:style-name="T98_1">access</text:span><text:span text:style-name="T98_2"><text:s/></text:span><text:span text:style-name="T98_3">to</text:span><text:span text:style-name="T98_4"><text:s/></text:span><text:span text:style-name="T98_5">deep</text:span><text:span text:style-name="T98_6"><text:s/></text:span><text:span text:style-name="T98_7">technical</text:span><text:span text:style-name="T98_8"><text:s/></text:span><text:span text:style-name="T98_9">info</text:span></text:p>
                </text:list-item>
                <text:list-item>
                  <text:p text:style-name="P99"><text:span text:style-name="T99_1">access</text:span><text:span text:style-name="T99_2"><text:s/></text:span><text:span text:style-name="T99_3">to</text:span><text:span text:style-name="T99_4"><text:s/></text:span><text:span text:style-name="T99_5">vision</text:span><text:span text:style-name="T99_6"><text:s/></text:span><text:span text:style-name="T99_7">and</text:span><text:span text:style-name="T99_8"><text:s/></text:span><text:span text:style-name="T99_9">future</text:span><text:span text:style-name="T99_10"><text:s/></text:span><text:span text:style-name="T99_11">works</text:span></text:p>
                </text:list-item>
              </text:list>
            </text:list-item>
          </text:list>
        </text:list-item>
      </text:list>
      <text:p text:style-name="P100"/>
      <text:p text:style-name="P1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